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8366in"/>
    </style:style>
    <style:style style:name="co3" style:family="table-column">
      <style:table-column-properties fo:break-before="auto" style:column-width="3.1957in"/>
    </style:style>
    <style:style style:name="co4" style:family="table-column">
      <style:table-column-properties fo:break-before="auto" style:column-width="0.9291in"/>
    </style:style>
    <style:style style:name="co5" style:family="table-column">
      <style:table-column-properties fo:break-before="auto" style:column-width="1.3425in"/>
    </style:style>
    <style:style style:name="co6" style:family="table-column">
      <style:table-column-properties fo:break-before="auto" style:column-width="1.2228in"/>
    </style:style>
    <style:style style:name="co7" style:family="table-column">
      <style:table-column-properties fo:break-before="auto" style:column-width="2.2008in"/>
    </style:style>
    <style:style style:name="co8" style:family="table-column">
      <style:table-column-properties fo:break-before="auto" style:column-width="1.9957in"/>
    </style:style>
    <style:style style:name="co9" style:family="table-column">
      <style:table-column-properties fo:break-before="auto" style:column-width="3.1665in"/>
    </style:style>
    <style:style style:name="co10" style:family="table-column">
      <style:table-column-properties fo:break-before="auto" style:column-width="1.6736in"/>
    </style:style>
    <style:style style:name="co11" style:family="table-column">
      <style:table-column-properties fo:break-before="auto" style:column-width="2.3327in"/>
    </style:style>
    <style:style style:name="co12" style:family="table-column">
      <style:table-column-properties fo:break-before="auto" style:column-width="1.8299in"/>
    </style:style>
    <style:style style:name="co13" style:family="table-column">
      <style:table-column-properties fo:break-before="auto" style:column-width="2.5409in"/>
    </style:style>
    <style:style style:name="co14" style:family="table-column">
      <style:table-column-properties fo:break-before="auto" style:column-width="3.3043in"/>
    </style:style>
    <style:style style:name="co15" style:family="table-column">
      <style:table-column-properties fo:break-before="auto" style:column-width="2.6799in"/>
    </style:style>
    <style:style style:name="co16" style:family="table-column">
      <style:table-column-properties fo:break-before="auto" style:column-width="1.6398in"/>
    </style:style>
    <style:style style:name="co17" style:family="table-column">
      <style:table-column-properties fo:break-before="auto" style:column-width="0.8945in"/>
    </style:style>
    <style:style style:name="co18" style:family="table-column">
      <style:table-column-properties fo:break-before="auto" style:column-width="0.6244in"/>
    </style:style>
    <style:style style:name="co19" style:family="table-column">
      <style:table-column-properties fo:break-before="auto" style:column-width="1.1382in"/>
    </style:style>
    <style:style style:name="co20" style:family="table-column">
      <style:table-column-properties fo:break-before="auto" style:column-width="3.0063in"/>
    </style:style>
    <style:style style:name="co21" style:family="table-column">
      <style:table-column-properties fo:break-before="auto" style:column-width="0.7992in"/>
    </style:style>
    <style:style style:name="co22" style:family="table-column">
      <style:table-column-properties fo:break-before="auto" style:column-width="1.0173in"/>
    </style:style>
    <style:style style:name="co23" style:family="table-column">
      <style:table-column-properties fo:break-before="auto" style:column-width="0.6791in"/>
    </style:style>
    <style:style style:name="co24" style:family="table-column">
      <style:table-column-properties fo:break-before="auto" style:column-width="2.4709in"/>
    </style:style>
    <style:style style:name="co25" style:family="table-column">
      <style:table-column-properties fo:break-before="auto" style:column-width="2.9299in"/>
    </style:style>
    <style:style style:name="co26" style:family="table-column">
      <style:table-column-properties fo:break-before="auto" style:column-width="3.3992in"/>
    </style:style>
    <style:style style:name="co27" style:family="table-column">
      <style:table-column-properties fo:break-before="auto" style:column-width="1.0945in"/>
    </style:style>
    <style:style style:name="co28" style:family="table-column">
      <style:table-column-properties fo:break-before="auto" style:column-width="2.3618in"/>
    </style:style>
    <style:style style:name="co29" style:family="table-column">
      <style:table-column-properties fo:break-before="auto" style:column-width="2.0772in"/>
    </style:style>
    <style:style style:name="co30" style:family="table-column">
      <style:table-column-properties fo:break-before="auto" style:column-width="2.6673in"/>
    </style:style>
    <style:style style:name="co31" style:family="table-column">
      <style:table-column-properties fo:break-before="auto" style:column-width="2.4819in"/>
    </style:style>
    <style:style style:name="co3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PageStyle_5f_Project_20_Allocation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_20_1">
      <style:table-cell-properties fo:background-color="#0066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3366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Excel_20_Built-in_20_Normal">
      <style:table-cell-properties fo:background-color="#ff3333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Excel_20_Built-in_20_Normal">
      <style:table-cell-properties fo:background-color="#ff3333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3366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Excel_20_Built-in_20_Normal">
      <style:table-cell-properties fo:background-color="#ff99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Excel_20_Built-in_20_Normal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_20_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" style:family="table-cell" style:parent-style-name="Excel_20_Built-in_20_Normal">
      <style:table-cell-properties fo:background-color="#ff8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>
      <style:table-cell-properties fo:background-color="#ff8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ff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Excel_20_Built-in_20_Normal_20_1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_20_1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ject Allocation" table:style-name="ta1" table:print="false">
        <office:forms form:automatic-focus="false" form:apply-design-mode="false"/>
        <table:table-column table:style-name="co1" table:default-cell-style-name="Excel_20_Built-in_20_Normal_20_1"/>
        <table:table-column table:style-name="co2" table:default-cell-style-name="Excel_20_Built-in_20_Normal_20_1"/>
        <table:table-column table:style-name="co3" table:default-cell-style-name="Excel_20_Built-in_20_Normal_20_1"/>
        <table:table-column table:style-name="co4" table:visibility="collapse" table:default-cell-style-name="Excel_20_Built-in_20_Normal_20_1"/>
        <table:table-column table:style-name="co5" table:default-cell-style-name="Excel_20_Built-in_20_Normal_20_1"/>
        <table:table-column table:style-name="co6" table:default-cell-style-name="Excel_20_Built-in_20_Normal_20_1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Excel_20_Built-in_20_Normal"/>
        <table:table-column table:style-name="co1" table:number-columns-repeated="240" table:default-cell-style-name="Excel_20_Built-in_20_Normal_20_1"/>
        <table:table-column table:style-name="co17" table:number-columns-repeated="767" table:default-cell-style-name="Excel_20_Built-in_20_Normal"/>
        <table:table-column table:style-name="co17" table:default-cell-style-name="Default"/>
        <table:table-row table:style-name="ro1">
          <table:table-cell table:style-name="ce1" office:value-type="string">
            <text:p>empId </text:p>
          </table:table-cell>
          <table:table-cell table:style-name="ce1" office:value-type="string">
            <text:p>role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domainId</text:p>
          </table:table-cell>
          <table:table-cell table:style-name="ce1" office:value-type="string">
            <text:p>organization</text:p>
          </table:table-cell>
          <table:table-cell table:style-name="ce1" office:value-type="string">
            <text:p>division</text:p>
          </table:table-cell>
          <table:table-cell table:style-name="ce1" office:value-type="string">
            <text:p>project</text:p>
          </table:table-cell>
          <table:table-cell table:style-name="ce1" office:value-type="string">
            <text:p>pmo</text:p>
          </table:table-cell>
          <table:table-cell table:style-name="ce1" office:value-type="string">
            <text:p>Pmo Mail Id</text:p>
          </table:table-cell>
          <table:table-cell table:style-name="ce1" office:value-type="string">
            <text:p>jrPmo</text:p>
          </table:table-cell>
          <table:table-cell table:style-name="ce1" office:value-type="string">
            <text:p>jrPmo Mail Id</text:p>
          </table:table-cell>
          <table:table-cell table:style-name="ce1" office:value-type="string">
            <text:p>clusterLeader</text:p>
          </table:table-cell>
          <table:table-cell table:style-name="ce1" office:value-type="string">
            <text:p>clusterLeader Mail Id</text:p>
          </table:table-cell>
          <table:table-cell table:style-name="ce1" office:value-type="string">
            <text:p>labLeader</text:p>
          </table:table-cell>
          <table:table-cell table:style-name="ce1" office:value-type="string">
            <text:p>labLeader Mail Id</text:p>
          </table:table-cell>
          <table:table-cell table:number-columns-repeated="241"/>
          <table:table-cell table:style-name="Excel_20_Built-in_20_Normal_20_1"/>
          <table:table-cell table:number-columns-repeated="76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PMO</text:p>
          </table:table-cell>
          <table:table-cell table:style-name="ce10" office:value-type="string">
            <text:p>sureshkumar.mohanraj@ivtlinfoview.com</text:p>
          </table:table-cell>
          <table:table-cell table:style-name="ce10"/>
          <table:table-cell table:style-name="ce2" office:value-type="string">
            <text:p>Infoview</text:p>
          </table:table-cell>
          <table:table-cell table:number-columns-repeated="2" table:style-name="ce2" office:value-type="string">
            <text:p>Management</text:p>
          </table:table-cell>
          <table:table-cell table:style-name="ce2" table:number-columns-repeated="2"/>
          <table:table-cell table:style-name="ce17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Admin Executive</text:p>
          </table:table-cell>
          <table:table-cell table:style-name="ce10" office:value-type="string">
            <text:p>s.saravanan@ivtlinfoview.co.jp</text:p>
          </table:table-cell>
          <table:table-cell table:style-name="ce10"/>
          <table:table-cell table:style-name="ce2" office:value-type="string">
            <text:p>Infoview</text:p>
          </table:table-cell>
          <table:table-cell table:style-name="ce2" office:value-type="string">
            <text:p>Support</text:p>
          </table:table-cell>
          <table:table-cell table:style-name="ce2" office:value-type="string">
            <text:p>Administration</text:p>
          </table:table-cell>
          <table:table-cell table:style-name="ce2" office:value-type="string">
            <text:p>Prakash</text:p>
          </table:table-cell>
          <table:table-cell table:style-name="ce2" office:value-type="string">
            <text:p>prakash.s@ivtlinfoview.com</text:p>
          </table:table-cell>
          <table:table-cell table:style-name="ce17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Infrastructure Manager</text:p>
          </table:table-cell>
          <table:table-cell table:style-name="ce10" office:value-type="string">
            <text:p>sudhakar.n@ivtlinfoview.com</text:p>
          </table:table-cell>
          <table:table-cell table:style-name="ce10"/>
          <table:table-cell table:style-name="ce2" office:value-type="string">
            <text:p>Infoview</text:p>
          </table:table-cell>
          <table:table-cell table:style-name="ce2" office:value-type="string">
            <text:p>Support</text:p>
          </table:table-cell>
          <table:table-cell table:style-name="ce2" office:value-type="string">
            <text:p>Infrastructure</text:p>
          </table:table-cell>
          <table:table-cell table:style-name="ce2" office:value-type="string">
            <text:p>Bubesh</text:p>
          </table:table-cell>
          <table:table-cell table:style-name="ce2" office:value-type="string">
            <text:p>bubesh.kalaimani@ivtlinfoview.com</text:p>
          </table:table-cell>
          <table:table-cell table:style-name="ce17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PMO</text:p>
          </table:table-cell>
          <table:table-cell table:style-name="ce10" office:value-type="string">
            <text:p>manickaraja.dakshinamoorthy@ivtlinfoview.com</text:p>
          </table:table-cell>
          <table:table-cell table:style-name="ce10"/>
          <table:table-cell table:style-name="ce2" office:value-type="string">
            <text:p>Infoview</text:p>
          </table:table-cell>
          <table:table-cell table:number-columns-repeated="2" table:style-name="ce2" office:value-type="string">
            <text:p>Management</text:p>
          </table:table-cell>
          <table:table-cell table:style-name="ce2" table:number-columns-repeated="2"/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Infrastructure Head</text:p>
          </table:table-cell>
          <table:table-cell table:style-name="ce10" office:value-type="string">
            <text:p>bubesh.kalaimani@ivtlinfoview.com</text:p>
          </table:table-cell>
          <table:table-cell table:style-name="ce10"/>
          <table:table-cell table:style-name="ce2" office:value-type="string">
            <text:p>Infoview</text:p>
          </table:table-cell>
          <table:table-cell table:number-columns-repeated="2" table:style-name="ce2" office:value-type="string">
            <text:p>Management</text:p>
          </table:table-cell>
          <table:table-cell table:style-name="ce2" table:number-columns-repeated="2"/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Admin Executive</text:p>
          </table:table-cell>
          <table:table-cell table:style-name="ce10" office:value-type="string">
            <text:p>johnkulandairaj.l@ivtlinfoview.co.jp</text:p>
          </table:table-cell>
          <table:table-cell table:style-name="ce10"/>
          <table:table-cell table:style-name="ce2" office:value-type="string">
            <text:p>Infoview</text:p>
          </table:table-cell>
          <table:table-cell table:style-name="ce2" office:value-type="string">
            <text:p>Support</text:p>
          </table:table-cell>
          <table:table-cell table:style-name="ce2" office:value-type="string">
            <text:p>Administration</text:p>
          </table:table-cell>
          <table:table-cell table:style-name="ce2" office:value-type="string">
            <text:p>Prakash</text:p>
          </table:table-cell>
          <table:table-cell table:style-name="ce2" office:value-type="string">
            <text:p>prakash.s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 office:value-type="string">
            <text:p>Jr PMO</text:p>
          </table:table-cell>
          <table:table-cell table:style-name="ce10" office:value-type="string">
            <text:p>santhoshkumar.d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Cluster Leader</text:p>
          </table:table-cell>
          <table:table-cell table:style-name="ce10" office:value-type="string">
            <text:p>kishorekumar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 office:value-type="string">
            <text:p>PMO</text:p>
          </table:table-cell>
          <table:table-cell table:style-name="ce10" office:value-type="string">
            <text:p>balakrishnan.m@ivtlinfoview.com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4"/>
          <table:table-cell table:style-name="ce15"/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Cluster Leader</text:p>
          </table:table-cell>
          <table:table-cell table:style-name="ce10" office:value-type="string">
            <text:p>jeevabalaji.g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PMO</text:p>
          </table:table-cell>
          <table:table-cell table:style-name="ce10" office:value-type="string">
            <text:p>gunasekaran.m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Operation Improvement</text:p>
          </table:table-cell>
          <table:table-cell table:style-name="ce2" table:number-columns-repeated="8"/>
          <table:table-cell table:number-columns-repeated="1009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loganthan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balamurugan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2" office:value-type="string">
            <text:p>Suresh Kumar Mohanraj</text:p>
          </table:table-cell>
          <table:table-cell table:style-name="ce16" office:value-type="string">
            <text:p><text:a xlink:href="mailto:sureshkumar.mohanraj@ivtlinfoview.com">sureshkumar.mohanraj@ivtlinfoview.com</text:a>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string">
            <text:p>Cluster Leader</text:p>
          </table:table-cell>
          <table:table-cell table:style-name="ce10" office:value-type="string">
            <text:p>chandrasekaran.m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Talent Management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Chandrasekaran Murugesan</text:p>
          </table:table-cell>
          <table:table-cell table:style-name="ce2" office:value-type="string">
            <text:p>chandrasekaran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string">
            <text:p>Cluster Leader</text:p>
          </table:table-cell>
          <table:table-cell table:style-name="ce10" office:value-type="string">
            <text:p>pradeepkumar.i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kopperuncholan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ineshkumar.j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2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16" office:value-type="string">
            <text:p><text:a xlink:href="mailto:balakrishnan.m@ivtlinfoview.com">balakrishnan.m@ivtlinfoview.com</text:a></text:p>
          </table:table-cell>
          <table:table-cell table:style-name="ce18"/>
          <table:table-cell table:style-name="ce2"/>
          <table:table-cell table:style-name="ce12" office:value-type="string">
            <text:p>Giri Balachandran</text:p>
          </table:table-cell>
          <table:table-cell table:style-name="ce7" office:value-type="string">
            <text:p>giri.b@ivtlinfoview.co.jp</text:p>
          </table:table-cell>
          <table:table-cell table:style-name="ce14" office:value-type="string">
            <text:p>Mahalakshmi Balamurugan</text:p>
          </table:table-cell>
          <table:table-cell table:style-name="ce14" office:value-type="string">
            <text:p>mahalakshmi.b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 office:value-type="string">
            <text:p>Cluster Leader</text:p>
          </table:table-cell>
          <table:table-cell table:style-name="ce10" office:value-type="string">
            <text:p>gowthamsanthosh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Manickaraja Dakshinamoorthy</text:p>
          </table:table-cell>
          <table:table-cell table:style-name="ce2" office:value-type="string">
            <text:p>manickaraja.dakshinamoorthy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52">
            <text:p>52</text:p>
          </table:table-cell>
          <table:table-cell table:style-name="ce2" office:value-type="string">
            <text:p>Cluster Leader</text:p>
          </table:table-cell>
          <table:table-cell table:style-name="ce10" office:value-type="string">
            <text:p>narendran.r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Narendran Raman</text:p>
          </table:table-cell>
          <table:table-cell table:style-name="ce2" office:value-type="string">
            <text:p>Narendran.r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54">
            <text:p>54</text:p>
          </table:table-cell>
          <table:table-cell table:style-name="ce2" office:value-type="string">
            <text:p>Jr PMO</text:p>
          </table:table-cell>
          <table:table-cell table:style-name="ce10" office:value-type="string">
            <text:p>karthikeyan.m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office:value-type="float" office:value="56">
            <text:p>56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karunakaran.m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Karunakaran M</text:p>
          </table:table-cell>
          <table:table-cell table:style-name="ce2" office:value-type="string">
            <text:p>karunakaran.m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62">
            <text:p>62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aravinth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Aravinth Pulavendramani</text:p>
          </table:table-cell>
          <table:table-cell table:style-name="ce2" office:value-type="string">
            <text:p>aravinth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4">
            <text:p>64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ruthi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66">
            <text:p>66</text:p>
          </table:table-cell>
          <table:table-cell table:style-name="ce2" office:value-type="string">
            <text:p>Cluster Leader</text:p>
          </table:table-cell>
          <table:table-cell table:style-name="ce10" office:value-type="string">
            <text:p>sivasankari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2">
          <table:table-cell table:style-name="ce2" office:value-type="float" office:value="67">
            <text:p>67</text:p>
          </table:table-cell>
          <table:table-cell table:style-name="ce2" office:value-type="string">
            <text:p>Cluster Leader</text:p>
          </table:table-cell>
          <table:table-cell table:style-name="ce10" office:value-type="string">
            <text:p>lakshmykutty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9"/>
        </table:table-row>
        <table:table-row table:style-name="ro2">
          <table:table-cell table:style-name="ce2" office:value-type="float" office:value="68">
            <text:p>68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athiyananthan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/>
          <table:table-cell table:style-name="ce7"/>
          <table:table-cell table:style-name="ce12"/>
          <table:table-cell table:style-name="ce7"/>
          <table:table-cell table:number-columns-repeated="1009"/>
        </table:table-row>
        <table:table-row table:style-name="ro1">
          <table:table-cell table:style-name="ce2" office:value-type="float" office:value="70">
            <text:p>70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indira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75">
            <text:p>75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nithy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 office:value-type="float" office:value="77">
            <text:p>77</text:p>
          </table:table-cell>
          <table:table-cell table:style-name="ce2" office:value-type="string">
            <text:p>Cluster Leader</text:p>
          </table:table-cell>
          <table:table-cell table:style-name="ce10" office:value-type="string">
            <text:p>deepanraj.c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78">
            <text:p>78</text:p>
          </table:table-cell>
          <table:table-cell table:style-name="ce2" office:value-type="string">
            <text:p>Infrastructure Executive</text:p>
          </table:table-cell>
          <table:table-cell table:style-name="ce10" office:value-type="string">
            <text:p>jayabalan.j@ivtlinfoview.co.jp</text:p>
          </table:table-cell>
          <table:table-cell table:style-name="ce10"/>
          <table:table-cell table:style-name="ce2" office:value-type="string">
            <text:p>Infoview</text:p>
          </table:table-cell>
          <table:table-cell table:style-name="ce2" office:value-type="string">
            <text:p>Support</text:p>
          </table:table-cell>
          <table:table-cell table:style-name="ce2" office:value-type="string">
            <text:p>Infrastructure</text:p>
          </table:table-cell>
          <table:table-cell table:style-name="ce2" office:value-type="string">
            <text:p>Bubesh</text:p>
          </table:table-cell>
          <table:table-cell table:style-name="ce2" office:value-type="string">
            <text:p>bubesh.kalaimani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79">
            <text:p>79</text:p>
          </table:table-cell>
          <table:table-cell table:style-name="ce2" office:value-type="string">
            <text:p>PMO</text:p>
          </table:table-cell>
          <table:table-cell table:style-name="ce10" office:value-type="string">
            <text:p>satyanarayana.v@ivtlinfoview.com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Operation Improvement</text:p>
          </table:table-cell>
          <table:table-cell table:style-name="ce2" table:number-columns-repeated="8"/>
          <table:table-cell table:number-columns-repeated="1009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aruldass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Aruldass Murugaiyan</text:p>
          </table:table-cell>
          <table:table-cell table:style-name="ce2" office:value-type="string">
            <text:p>aruldass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7">
            <text:p>87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vinodhini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91">
            <text:p>91</text:p>
          </table:table-cell>
          <table:table-cell table:style-name="ce2" office:value-type="string">
            <text:p>Cluster Leader</text:p>
          </table:table-cell>
          <table:table-cell table:style-name="ce10" office:value-type="string">
            <text:p>balamani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Balamani Shankar</text:p>
          </table:table-cell>
          <table:table-cell table:style-name="ce2" office:value-type="string">
            <text:p>balamani.s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manimozhi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2">
          <table:table-cell table:style-name="ce2" office:value-type="float" office:value="94">
            <text:p>94</text:p>
          </table:table-cell>
          <table:table-cell table:style-name="ce2" office:value-type="string">
            <text:p>Cluster Leader</text:p>
          </table:table-cell>
          <table:table-cell table:style-name="ce10" office:value-type="string">
            <text:p>jeyakrishnan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Jeyakrishnan Mahalingam</text:p>
          </table:table-cell>
          <table:table-cell table:style-name="ce2" office:value-type="string">
            <text:p>jeyakrishnan.m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2">
          <table:table-cell table:style-name="ce2" office:value-type="float" office:value="96">
            <text:p>96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thangarasu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98">
            <text:p>98</text:p>
          </table:table-cell>
          <table:table-cell table:style-name="ce2" office:value-type="string">
            <text:p>Cluster Leader</text:p>
          </table:table-cell>
          <table:table-cell table:style-name="ce10" office:value-type="string">
            <text:p>vijayanak.l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Attendanc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Vijayanak Lakshmanasamy</text:p>
          </table:table-cell>
          <table:table-cell table:style-name="ce2" office:value-type="string">
            <text:p>vijayanak.l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99">
            <text:p>99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arathguhan.r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Talent Management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Chandrasekaran Murugesan</text:p>
          </table:table-cell>
          <table:table-cell table:style-name="ce2" office:value-type="string">
            <text:p>chandrasekaran.m@ivtlinfoview.co.jp</text:p>
          </table:table-cell>
          <table:table-cell table:style-name="ce2" office:value-type="string">
            <text:p>Sarath Guhan Ravichandran</text:p>
          </table:table-cell>
          <table:table-cell table:style-name="ce2" office:value-type="string">
            <text:p>sarathguhan.r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bridgitnancy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2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16" office:value-type="string">
            <text:p><text:a xlink:href="mailto:balakrishnan.m@ivtlinfoview.com">balakrishnan.m@ivtlinfoview.com</text:a></text:p>
          </table:table-cell>
          <table:table-cell table:style-name="ce18"/>
          <table:table-cell table:style-name="ce2"/>
          <table:table-cell table:style-name="ce12" office:value-type="string">
            <text:p>Giri Balachandran</text:p>
          </table:table-cell>
          <table:table-cell table:style-name="ce7" office:value-type="string">
            <text:p>giri.b@ivtlinfoview.co.jp</text:p>
          </table:table-cell>
          <table:table-cell table:style-name="ce14" office:value-type="string">
            <text:p>Mahalakshmi Balamurugan</text:p>
          </table:table-cell>
          <table:table-cell table:style-name="ce14" office:value-type="string">
            <text:p>mahalakshmi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6">
            <text:p>106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nadarbalamurugan.p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Technical Service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4"/>
          <table:table-cell table:style-name="ce2" office:value-type="string">
            <text:p>Nadarbalamurugan</text:p>
          </table:table-cell>
          <table:table-cell table:style-name="ce16" office:value-type="string">
            <text:p><text:a xlink:href="mailto:nadarbalamurugan.p@ivtlinfoview.co.jp">nadarbalamurugan.p@ivtlinfoview.co.jp</text:a></text:p>
          </table:table-cell>
          <table:table-cell table:number-columns-repeated="1009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balasubramanian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 office:value-type="string">
            <text:p>Sathiyananthan Pandian</text:p>
          </table:table-cell>
          <table:table-cell table:style-name="ce7" office:value-type="string">
            <text:p>sathiyananthan.p@ivtlinfoview.co.jp</text:p>
          </table:table-cell>
          <table:table-cell table:style-name="ce19" office:value-type="string">
            <text:p>Balasubramanian Vellaipandi</text:p>
          </table:table-cell>
          <table:table-cell table:style-name="ce2" office:value-type="string">
            <text:p>balasubramanian.v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4">
            <text:p>114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nithin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116">
            <text:p>116</text:p>
          </table:table-cell>
          <table:table-cell table:style-name="ce2" office:value-type="string">
            <text:p>HR Manager</text:p>
          </table:table-cell>
          <table:table-cell table:style-name="ce10" office:value-type="string">
            <text:p>karthick.j@ivtlinfoview.com</text:p>
          </table:table-cell>
          <table:table-cell table:style-name="ce10" office:value-type="string">
            <text:p>karthickrajj</text:p>
          </table:table-cell>
          <table:table-cell table:style-name="ce2" office:value-type="string">
            <text:p>Infoview</text:p>
          </table:table-cell>
          <table:table-cell table:style-name="ce2" office:value-type="string">
            <text:p>Support</text:p>
          </table:table-cell>
          <table:table-cell table:style-name="ce2" office:value-type="string">
            <text:p>Human Resource</text:p>
          </table:table-cell>
          <table:table-cell table:style-name="ce2" table:number-columns-repeated="2"/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117">
            <text:p>117</text:p>
          </table:table-cell>
          <table:table-cell table:style-name="ce2" office:value-type="string">
            <text:p>PMO</text:p>
          </table:table-cell>
          <table:table-cell table:style-name="ce10" office:value-type="string">
            <text:p>subashini.c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Hyouka</text:p>
          </table:table-cell>
          <table:table-cell table:style-name="ce2" table:number-columns-repeated="8"/>
          <table:table-cell table:number-columns-repeated="1009"/>
        </table:table-row>
        <table:table-row table:style-name="ro1">
          <table:table-cell table:style-name="ce2" office:value-type="float" office:value="118">
            <text:p>118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watheeswaran.g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120">
            <text:p>120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karthika.n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121">
            <text:p>121</text:p>
          </table:table-cell>
          <table:table-cell table:style-name="ce2" office:value-type="string">
            <text:p>Sr HR Executive</text:p>
          </table:table-cell>
          <table:table-cell table:style-name="ce10" office:value-type="string">
            <text:p>sarath.chandar@ivtlinfoview.com</text:p>
          </table:table-cell>
          <table:table-cell table:style-name="ce10"/>
          <table:table-cell table:style-name="ce2" office:value-type="string">
            <text:p>Infoview</text:p>
          </table:table-cell>
          <table:table-cell table:style-name="ce2" office:value-type="string">
            <text:p>Support</text:p>
          </table:table-cell>
          <table:table-cell table:style-name="ce2" office:value-type="string">
            <text:p>Human Resource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125">
            <text:p>12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ganya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Karthika Nagarajan</text:p>
          </table:table-cell>
          <table:table-cell table:style-name="ce2" office:value-type="string">
            <text:p>karthika.n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karthick.e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Varadharajan Sesharaman</text:p>
          </table:table-cell>
          <table:table-cell table:style-name="ce2" office:value-type="string">
            <text:p>varadharajan.s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2">
          <table:table-cell table:style-name="ce2" office:value-type="float" office:value="127">
            <text:p>127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dineshkumar.g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Manickaraja Dakshinamoorthy</text:p>
          </table:table-cell>
          <table:table-cell table:style-name="ce2" office:value-type="string">
            <text:p>manickaraja.dakshinamoorthy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Dinesh Kumar Ganesan</text:p>
          </table:table-cell>
          <table:table-cell table:style-name="ce2" office:value-type="string">
            <text:p>dineshkumar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29">
            <text:p>129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ivamareeswari.t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Sivamareeswari Thiagarajan</text:p>
          </table:table-cell>
          <table:table-cell table:style-name="ce2" office:value-type="string">
            <text:p>sivamareeswari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1">
            <text:p>131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ampathkumar.r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Sampath Kumar Raja</text:p>
          </table:table-cell>
          <table:table-cell table:style-name="ce16" office:value-type="string">
            <text:p><text:a xlink:href="mailto:sampathkumar.r@ivtlinfoview.co.jp">sampathkumar.r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132">
            <text:p>132</text:p>
          </table:table-cell>
          <table:table-cell table:style-name="ce2" office:value-type="string">
            <text:p>Cluster Leader</text:p>
          </table:table-cell>
          <table:table-cell table:style-name="ce10" office:value-type="string">
            <text:p>shashank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133">
            <text:p>133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udaysaikiran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UdaySaiKiran Sikakolli</text:p>
          </table:table-cell>
          <table:table-cell table:style-name="ce2" office:value-type="string">
            <text:p>udaysaikiran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34">
            <text:p>134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varadharajan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137">
            <text:p>137</text:p>
          </table:table-cell>
          <table:table-cell table:style-name="ce2" office:value-type="string">
            <text:p>Finance Executive</text:p>
          </table:table-cell>
          <table:table-cell table:style-name="ce10" office:value-type="string">
            <text:p>shahin.askar@ivtlinfoview.co.jp</text:p>
          </table:table-cell>
          <table:table-cell table:style-name="ce10"/>
          <table:table-cell table:style-name="ce2" office:value-type="string">
            <text:p>Infoview</text:p>
          </table:table-cell>
          <table:table-cell table:style-name="ce2" office:value-type="string">
            <text:p>Support</text:p>
          </table:table-cell>
          <table:table-cell table:style-name="ce2" office:value-type="string">
            <text:p>Finance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138">
            <text:p>138</text:p>
          </table:table-cell>
          <table:table-cell table:style-name="ce2" office:value-type="string">
            <text:p>PMO</text:p>
          </table:table-cell>
          <table:table-cell table:style-name="ce10" office:value-type="string">
            <text:p>rajmohan.n@ivtlinfoview.com</text:p>
          </table:table-cell>
          <table:table-cell table:style-name="ce10"/>
          <table:table-cell table:style-name="ce2" office:value-type="string">
            <text:p>Infoview</text:p>
          </table:table-cell>
          <table:table-cell table:number-columns-repeated="2" table:style-name="ce2" office:value-type="string">
            <text:p>Management</text:p>
          </table:table-cell>
          <table:table-cell table:style-name="ce2" table:number-columns-repeated="2"/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139">
            <text:p>139</text:p>
          </table:table-cell>
          <table:table-cell table:style-name="ce2" office:value-type="string">
            <text:p>Cluster Leader</text:p>
          </table:table-cell>
          <table:table-cell table:style-name="ce10" office:value-type="string">
            <text:p>sathiyamoorthy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2">
          <table:table-cell table:style-name="ce2" office:value-type="float" office:value="145">
            <text:p>145</text:p>
          </table:table-cell>
          <table:table-cell table:style-name="ce2" office:value-type="string">
            <text:p>Cluster Leader</text:p>
          </table:table-cell>
          <table:table-cell table:style-name="ce10" office:value-type="string">
            <text:p>giri.b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148">
            <text:p>148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anandh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 office:value-type="float" office:value="153">
            <text:p>153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athishkumar.r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2">
          <table:table-cell table:style-name="ce2" office:value-type="float" office:value="162">
            <text:p>16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deeverajan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2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16" office:value-type="string">
            <text:p><text:a xlink:href="mailto:balakrishnan.m@ivtlinfoview.com">balakrishnan.m@ivtlinfoview.com</text:a></text:p>
          </table:table-cell>
          <table:table-cell table:style-name="ce18"/>
          <table:table-cell table:style-name="ce2"/>
          <table:table-cell table:style-name="ce12" office:value-type="string">
            <text:p>Giri Balachandran</text:p>
          </table:table-cell>
          <table:table-cell table:style-name="ce7" office:value-type="string">
            <text:p>giri.b@ivtlinfoview.co.jp</text:p>
          </table:table-cell>
          <table:table-cell table:style-name="ce12" office:value-type="string">
            <text:p>Thangarasu Raja</text:p>
          </table:table-cell>
          <table:table-cell table:style-name="ce7" office:value-type="string">
            <text:p>thangarasu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3">
            <text:p>16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indhumathi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Kopperuncholan Senguttuvan</text:p>
          </table:table-cell>
          <table:table-cell table:style-name="ce2" office:value-type="string">
            <text:p>kopperunchol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4">
            <text:p>164</text:p>
          </table:table-cell>
          <table:table-cell table:style-name="ce2" office:value-type="string">
            <text:p>Cluster Leader</text:p>
          </table:table-cell>
          <table:table-cell table:style-name="ce10" office:value-type="string">
            <text:p>manojkumar.b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165">
            <text:p>16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nchana.k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Karunakaran M</text:p>
          </table:table-cell>
          <table:table-cell table:style-name="ce2" office:value-type="string">
            <text:p>karunakaran.m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66">
            <text:p>166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gnanabaskaraguptha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Manickaraja Dakshinamoorthy</text:p>
          </table:table-cell>
          <table:table-cell table:style-name="ce2" office:value-type="string">
            <text:p>manickaraja.dakshinamoorthy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Gnana Baskara Guptha Parath Paran</text:p>
          </table:table-cell>
          <table:table-cell table:style-name="ce2" office:value-type="string">
            <text:p>gnanabaskaraguptha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7">
            <text:p>167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navyasree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Attendance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Navyasree S</text:p>
          </table:table-cell>
          <table:table-cell table:style-name="ce2" office:value-type="string">
            <text:p>navyasree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8">
            <text:p>168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akash.c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QE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Akash C</text:p>
          </table:table-cell>
          <table:table-cell table:style-name="ce2" office:value-type="string">
            <text:p>akash.c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9">
            <text:p>169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priyanga.l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Recruiting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Priyanga L</text:p>
          </table:table-cell>
          <table:table-cell table:style-name="ce2" office:value-type="string">
            <text:p>priyanga.l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1">
            <text:p>171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priyadharshini.sh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172">
            <text:p>172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manikandan.o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Talent Management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Manikandan O</text:p>
          </table:table-cell>
          <table:table-cell table:style-name="ce2" office:value-type="string">
            <text:p>manikandan.o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5">
            <text:p>17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oundharya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76">
            <text:p>176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narmatha.c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2">
          <table:table-cell table:style-name="ce2" office:value-type="float" office:value="181">
            <text:p>18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omathi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182">
            <text:p>182</text:p>
          </table:table-cell>
          <table:table-cell table:style-name="ce2" office:value-type="string">
            <text:p>Sr HR Executive</text:p>
          </table:table-cell>
          <table:table-cell table:style-name="ce10" office:value-type="string">
            <text:p>sumithra.k@ivtlinfoview.co.jp</text:p>
          </table:table-cell>
          <table:table-cell table:style-name="ce10"/>
          <table:table-cell table:style-name="ce2" office:value-type="string">
            <text:p>Infoview</text:p>
          </table:table-cell>
          <table:table-cell table:style-name="ce2" office:value-type="string">
            <text:p>Support</text:p>
          </table:table-cell>
          <table:table-cell table:style-name="ce2" office:value-type="string">
            <text:p>Human Resource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183">
            <text:p>18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eethi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16" office:value-type="string">
            <text:p><text:a xlink:href="mailto:Rajmohan.n@ivtlinfoview.com">Rajmohan.n@ivtlinfoview.com</text:a>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184">
            <text:p>184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hakiralam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186">
            <text:p>186</text:p>
          </table:table-cell>
          <table:table-cell table:style-name="ce2" office:value-type="string">
            <text:p>Finance Manager</text:p>
          </table:table-cell>
          <table:table-cell table:style-name="ce10" office:value-type="string">
            <text:p>tamilarasan.e@ivtlinfoview.co.jp</text:p>
          </table:table-cell>
          <table:table-cell table:style-name="ce10"/>
          <table:table-cell table:style-name="ce2" office:value-type="string">
            <text:p>Infoview</text:p>
          </table:table-cell>
          <table:table-cell table:style-name="ce2" office:value-type="string">
            <text:p>Support</text:p>
          </table:table-cell>
          <table:table-cell table:style-name="ce2" office:value-type="string">
            <text:p>Finance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187">
            <text:p>187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udaya.n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188">
            <text:p>188</text:p>
          </table:table-cell>
          <table:table-cell table:style-name="ce2" office:value-type="string">
            <text:p>Infrastructure Executive</text:p>
          </table:table-cell>
          <table:table-cell table:style-name="ce10" office:value-type="string">
            <text:p>vinothkumar.g@ivtlinfoview.co.jp</text:p>
          </table:table-cell>
          <table:table-cell table:style-name="ce10"/>
          <table:table-cell table:style-name="ce2" office:value-type="string">
            <text:p>Infoview</text:p>
          </table:table-cell>
          <table:table-cell table:style-name="ce2" office:value-type="string">
            <text:p>Support</text:p>
          </table:table-cell>
          <table:table-cell table:style-name="ce2" office:value-type="string">
            <text:p>Infrastructure</text:p>
          </table:table-cell>
          <table:table-cell table:style-name="ce2" office:value-type="string">
            <text:p>Bubesh</text:p>
          </table:table-cell>
          <table:table-cell table:style-name="ce2" office:value-type="string">
            <text:p>bubesh.kalaimani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189">
            <text:p>189</text:p>
          </table:table-cell>
          <table:table-cell table:style-name="ce2" office:value-type="string">
            <text:p>SOP Executive</text:p>
          </table:table-cell>
          <table:table-cell table:style-name="ce10" office:value-type="string">
            <text:p>renuka.r@ivtlinfoview.co.jp</text:p>
          </table:table-cell>
          <table:table-cell table:style-name="ce10"/>
          <table:table-cell table:style-name="ce2" office:value-type="string">
            <text:p>Infoview</text:p>
          </table:table-cell>
          <table:table-cell table:style-name="ce2" office:value-type="string">
            <text:p>Support</text:p>
          </table:table-cell>
          <table:table-cell table:style-name="ce2" office:value-type="string">
            <text:p>Metrix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2">
          <table:table-cell table:style-name="ce2" office:value-type="float" office:value="190">
            <text:p>190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aacshwin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9" office:value-type="string">
            <text:p>Santhosh Kumar Durairaj</text:p>
          </table:table-cell>
          <table:table-cell table:style-name="ce2" office:value-type="string">
            <text:p>santhoshkumar.d@ivtlinfoview.co.jp</text:p>
          </table:table-cell>
          <table:table-cell table:style-name="ce19"/>
          <table:table-cell table:style-name="ce2"/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192">
            <text:p>192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annoncia.j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193">
            <text:p>193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arun.j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Attendanc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Vijayanak Lakshmanasamy</text:p>
          </table:table-cell>
          <table:table-cell table:style-name="ce2" office:value-type="string">
            <text:p>vijayanak.l@ivtlinfoview.co.jp</text:p>
          </table:table-cell>
          <table:table-cell table:style-name="ce2" office:value-type="string">
            <text:p>Arun Jayendiran</text:p>
          </table:table-cell>
          <table:table-cell table:style-name="ce2" office:value-type="string">
            <text:p>arun.j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94">
            <text:p>194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arun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196">
            <text:p>196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ashwin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2">
          <table:table-cell table:style-name="ce2" office:value-type="float" office:value="199">
            <text:p>19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waraganath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16" office:value-type="string">
            <text:p><text:a xlink:href="mailto:sureshkumar.mohanraj@ivtlinfoview.com">sureshkumar.mohanraj@ivtlinfoview.com</text:a>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2">
          <table:table-cell table:style-name="ce2" office:value-type="float" office:value="201">
            <text:p>201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keerthana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Keerthana Kannan</text:p>
          </table:table-cell>
          <table:table-cell table:style-name="ce2" office:value-type="string">
            <text:p>keerthana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4">
            <text:p>204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ranjithkumar.g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 office:value-type="float" office:value="205">
            <text:p>20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nthosh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anthosh Vijay T S</text:p>
          </table:table-cell>
          <table:table-cell table:style-name="ce2" office:value-type="string">
            <text:p>santhoshvijay.t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06">
            <text:p>206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enathipathi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9" office:value-type="string">
            <text:p>Santhosh Kumar Durairaj</text:p>
          </table:table-cell>
          <table:table-cell table:style-name="ce2" office:value-type="string">
            <text:p>santhoshkumar.d@ivtlinfoview.co.jp</text:p>
          </table:table-cell>
          <table:table-cell table:style-name="ce19"/>
          <table:table-cell table:style-name="ce2"/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208">
            <text:p>208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vinotha.c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210">
            <text:p>210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palanivel.d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 office:value-type="float" office:value="212">
            <text:p>21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vith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4" office:value-type="string">
            <text:p>Mahalakshmi Balamurugan</text:p>
          </table:table-cell>
          <table:table-cell table:style-name="ce14" office:value-type="string">
            <text:p>mahalakshmi.b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14">
            <text:p>21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eepaksoman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Jeyakrishnan Mahalingam</text:p>
          </table:table-cell>
          <table:table-cell table:style-name="ce2" office:value-type="string">
            <text:p>jeyakrishnan.m@ivtlinfoview.co.jp</text:p>
          </table:table-cell>
          <table:table-cell table:style-name="ce19" office:value-type="string">
            <text:p>Deepak Soman M.Pratheep</text:p>
          </table:table-cell>
          <table:table-cell table:style-name="ce2" office:value-type="string">
            <text:p>deepaksoman.p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15">
            <text:p>21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nishfathim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9" office:value-type="string">
            <text:p>Santhosh Kumar Durairaj</text:p>
          </table:table-cell>
          <table:table-cell table:style-name="ce2" office:value-type="string">
            <text:p>santhoshkumar.d@ivtlinfoview.co.jp</text:p>
          </table:table-cell>
          <table:table-cell table:style-name="ce19"/>
          <table:table-cell table:style-name="ce2"/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216">
            <text:p>21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mthai.t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Clover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6"/>
          <table:table-cell table:number-columns-repeated="1009"/>
        </table:table-row>
        <table:table-row table:style-name="ro2">
          <table:table-cell table:style-name="ce2" office:value-type="float" office:value="218">
            <text:p>218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praveen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Varadharajan Sesharaman</text:p>
          </table:table-cell>
          <table:table-cell table:style-name="ce2" office:value-type="string">
            <text:p>varadharajan.s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219">
            <text:p>219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ramesh.t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Balamani Shankar</text:p>
          </table:table-cell>
          <table:table-cell table:style-name="ce2" office:value-type="string">
            <text:p>balamani.s@ivtlinfoview.co.jp</text:p>
          </table:table-cell>
          <table:table-cell table:style-name="ce2" office:value-type="string">
            <text:p>Ramesh Tamilmani</text:p>
          </table:table-cell>
          <table:table-cell table:style-name="ce2" office:value-type="string">
            <text:p>ramesh.t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20">
            <text:p>22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beulaevanjaleen.y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Avinash Vaidhya Kalainesan</text:p>
          </table:table-cell>
          <table:table-cell table:style-name="ce2" office:value-type="string">
            <text:p>avinashvaidhya.k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22">
            <text:p>222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aravanakumar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Saravanakumar Aruchamy</text:p>
          </table:table-cell>
          <table:table-cell table:style-name="ce2" office:value-type="string">
            <text:p>saravanakumar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3">
            <text:p>223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gunasekaran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224">
            <text:p>224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gowtham.c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225">
            <text:p>225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ivasankaran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227">
            <text:p>227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hanmugapriya.l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230">
            <text:p>23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barinathan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ruthi Kanakadas</text:p>
          </table:table-cell>
          <table:table-cell table:style-name="ce2" office:value-type="string">
            <text:p>sruth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3">
            <text:p>23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ivapriya.j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4">
            <text:p>234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yamunabharathi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235">
            <text:p>235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ashokkumar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237">
            <text:p>237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gomathi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2">
          <table:table-cell table:style-name="ce2" office:value-type="float" office:value="240">
            <text:p>240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baskaran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 office:value-type="string">
            <text:p>Sathiyananthan Pandian</text:p>
          </table:table-cell>
          <table:table-cell table:style-name="ce7" office:value-type="string">
            <text:p>sathiyananthan.p@ivtlinfoview.co.jp</text:p>
          </table:table-cell>
          <table:table-cell table:style-name="ce12"/>
          <table:table-cell table:style-name="ce7"/>
          <table:table-cell table:number-columns-repeated="1009"/>
        </table:table-row>
        <table:table-row table:style-name="ro2">
          <table:table-cell table:style-name="ce2" office:value-type="float" office:value="241">
            <text:p>24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andhini.n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9" office:value-type="string">
            <text:p>Santhosh Kumar Durairaj</text:p>
          </table:table-cell>
          <table:table-cell table:style-name="ce2" office:value-type="string">
            <text:p>santhoshkumar.d@ivtlinfoview.co.jp</text:p>
          </table:table-cell>
          <table:table-cell table:style-name="ce19"/>
          <table:table-cell table:style-name="ce2"/>
          <table:table-cell table:style-name="ce19"/>
          <table:table-cell table:style-name="ce2"/>
          <table:table-cell table:number-columns-repeated="1009"/>
        </table:table-row>
        <table:table-row table:style-name="ro2">
          <table:table-cell table:style-name="ce2" office:value-type="float" office:value="242">
            <text:p>242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kaviyarasan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244">
            <text:p>244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mohanapriy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245">
            <text:p>245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obiya.n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254">
            <text:p>25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nusuya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Karthika Nagarajan</text:p>
          </table:table-cell>
          <table:table-cell table:style-name="ce2" office:value-type="string">
            <text:p>karthika.n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57">
            <text:p>257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bhubaal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Bhubaal Sundara Krishnan</text:p>
          </table:table-cell>
          <table:table-cell table:style-name="ce2" office:value-type="string">
            <text:p>bhubaal.k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61">
            <text:p>261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danielmariadass.i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Varadharajan Sesharaman</text:p>
          </table:table-cell>
          <table:table-cell table:style-name="ce2" office:value-type="string">
            <text:p>varadharajan.s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266">
            <text:p>26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hivya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Anandh Shanmugam</text:p>
          </table:table-cell>
          <table:table-cell table:style-name="ce2" office:value-type="string">
            <text:p>anandh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67">
            <text:p>26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ineshchristopher.r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Narendran Raman</text:p>
          </table:table-cell>
          <table:table-cell table:style-name="ce2" office:value-type="string">
            <text:p>Narendran.r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268">
            <text:p>26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ayathridevi.r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Ashwin Kanthiah</text:p>
          </table:table-cell>
          <table:table-cell table:style-name="ce2" office:value-type="string">
            <text:p>ashwin.k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69">
            <text:p>26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ayathri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2" office:value-type="string">
            <text:p>Manickaraja Dakshinamoorthy</text:p>
          </table:table-cell>
          <table:table-cell table:style-name="ce7" office:value-type="string">
            <text:p>manickaraja.dakshinamoorthy@ivtlinfoview.com</text:p>
          </table:table-cell>
          <table:table-cell table:style-name="ce18"/>
          <table:table-cell table:style-name="ce2" table:number-columns-repeated="3"/>
          <table:table-cell table:style-name="ce12" office:value-type="string">
            <text:p>Prashittha Mani Ravichandran</text:p>
          </table:table-cell>
          <table:table-cell table:style-name="ce7" office:value-type="string">
            <text:p>prashitth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71">
            <text:p>27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okul.g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Arulmani A</text:p>
          </table:table-cell>
          <table:table-cell table:style-name="ce2" office:value-type="string">
            <text:p>arulmani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72">
            <text:p>27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hariharan.m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Attendanc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Vijayanak Lakshmanasamy</text:p>
          </table:table-cell>
          <table:table-cell table:style-name="ce2" office:value-type="string">
            <text:p>vijayanak.l@ivtlinfoview.co.jp</text:p>
          </table:table-cell>
          <table:table-cell table:style-name="ce2" office:value-type="string">
            <text:p>Sudhan Sivaraj</text:p>
          </table:table-cell>
          <table:table-cell table:style-name="ce2" office:value-type="string">
            <text:p>sudh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80">
            <text:p>280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keerthick.g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athiya Moorthy Manoharan</text:p>
          </table:table-cell>
          <table:table-cell table:style-name="ce2" office:value-type="string">
            <text:p>sathiyamoorthy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282">
            <text:p>282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lavanya.k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 office:value-type="float" office:value="283">
            <text:p>283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logesh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Lakshmykutty</text:p>
          </table:table-cell>
          <table:table-cell table:style-name="ce2" office:value-type="string">
            <text:p>lakshmykutty.r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284">
            <text:p>284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logesh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287">
            <text:p>287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manivannan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Manivannan Somasundaram</text:p>
          </table:table-cell>
          <table:table-cell table:style-name="ce16" office:value-type="string">
            <text:p><text:a xlink:href="mailto:manivannan.s@ivtlinfoview.co.jp">manivannan.s@ivtlinfoview.co.jp</text:a></text:p>
          </table:table-cell>
          <table:table-cell table:number-columns-repeated="1009"/>
        </table:table-row>
        <table:table-row table:style-name="ro2">
          <table:table-cell table:style-name="ce2" office:value-type="float" office:value="288">
            <text:p>288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meenu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Meenu Perumal</text:p>
          </table:table-cell>
          <table:table-cell table:style-name="ce2" office:value-type="string">
            <text:p>meenu.p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93">
            <text:p>29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achimuthu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16" office:value-type="string">
            <text:p><text:a xlink:href="mailto:sureshkumar.mohanraj@ivtlinfoview.com">sureshkumar.mohanraj@ivtlinfoview.com</text:a>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295">
            <text:p>295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pravin.d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Narendran Raman</text:p>
          </table:table-cell>
          <table:table-cell table:style-name="ce2" office:value-type="string">
            <text:p>Narendran.r@ivtlinfoview.co.jp</text:p>
          </table:table-cell>
          <table:table-cell table:style-name="ce2" office:value-type="string">
            <text:p>Pravin Duraisamy</text:p>
          </table:table-cell>
          <table:table-cell table:style-name="ce2" office:value-type="string">
            <text:p>Pravin.d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96">
            <text:p>296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priyanka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 office:value-type="string">
            <text:p>Sathiyananthan Pandian</text:p>
          </table:table-cell>
          <table:table-cell table:style-name="ce7" office:value-type="string">
            <text:p>sathiyananthan.p@ivtlinfoview.co.jp</text:p>
          </table:table-cell>
          <table:table-cell table:style-name="ce19" office:value-type="string">
            <text:p>Saravana Kumaran Dhandapani</text:p>
          </table:table-cell>
          <table:table-cell table:style-name="ce2" office:value-type="string">
            <text:p>saravanakumaran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97">
            <text:p>29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owmya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Sivasankaran Ravichandran</text:p>
          </table:table-cell>
          <table:table-cell table:style-name="ce2" office:value-type="string">
            <text:p>sivasankara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99">
            <text:p>299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rohini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 office:value-type="float" office:value="301">
            <text:p>301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amdavidpaul.d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302">
            <text:p>30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nkaranarayanan.d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Vinodhini Kathiresan</text:p>
          </table:table-cell>
          <table:table-cell table:style-name="ce2" office:value-type="string">
            <text:p>vinodhini.k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304">
            <text:p>304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aravanakumaran.d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 office:value-type="string">
            <text:p>Sathiyananthan Pandian</text:p>
          </table:table-cell>
          <table:table-cell table:style-name="ce7" office:value-type="string">
            <text:p>sathiyananthan.p@ivtlinfoview.co.jp</text:p>
          </table:table-cell>
          <table:table-cell table:style-name="ce19" office:value-type="string">
            <text:p>Saravana Kumaran Dhandapani</text:p>
          </table:table-cell>
          <table:table-cell table:style-name="ce2" office:value-type="string">
            <text:p>saravanakumaran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307">
            <text:p>30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gumar.d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Kopperuncholan Senguttuvan</text:p>
          </table:table-cell>
          <table:table-cell table:style-name="ce2" office:value-type="string">
            <text:p>kopperunchol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308">
            <text:p>30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priya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Indira Rajasekar</text:p>
          </table:table-cell>
          <table:table-cell table:style-name="ce2" office:value-type="string">
            <text:p>indira.r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309">
            <text:p>309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vignesh.u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Vignesh Uthamaraj</text:p>
          </table:table-cell>
          <table:table-cell table:style-name="ce2" office:value-type="string">
            <text:p>vignesh.u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312">
            <text:p>31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runpandian.r@ivtlinfoview.co.jp</text:p>
          </table:table-cell>
          <table:table-cell table:style-name="ce10"/>
          <table:table-cell table:style-name="ce2" office:value-type="string">
            <text:p>Infoview</text:p>
          </table:table-cell>
          <table:table-cell table:style-name="ce2" office:value-type="string">
            <text:p>RUT</text:p>
          </table:table-cell>
          <table:table-cell table:style-name="ce2" office:value-type="string">
            <text:p>RUT_NR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318">
            <text:p>318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dineshkumar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320">
            <text:p>320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elanchezhiyan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 office:value-type="float" office:value="323">
            <text:p>32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hemalatha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9" office:value-type="string">
            <text:p>Santhosh Kumar Durairaj</text:p>
          </table:table-cell>
          <table:table-cell table:style-name="ce2" office:value-type="string">
            <text:p>santhoshkumar.d@ivtlinfoview.co.jp</text:p>
          </table:table-cell>
          <table:table-cell table:style-name="ce19"/>
          <table:table-cell table:style-name="ce2"/>
          <table:table-cell table:style-name="ce19" office:value-type="string">
            <text:p>Senathipathi Panneerselvam</text:p>
          </table:table-cell>
          <table:table-cell table:style-name="ce2" office:value-type="string">
            <text:p>senathipathi.p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324">
            <text:p>324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indir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Indira Sudalaikan</text:p>
          </table:table-cell>
          <table:table-cell table:style-name="ce2" office:value-type="string">
            <text:p>indira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325">
            <text:p>325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jagadeesan.r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Jagadeesan Rajamani</text:p>
          </table:table-cell>
          <table:table-cell table:style-name="ce16" office:value-type="string">
            <text:p><text:a xlink:href="mailto:jagadeesan.r@ivtlinfoview.co.jp">jagadeesan.r@ivtlinfoview.co.jp</text:a></text:p>
          </table:table-cell>
          <table:table-cell table:number-columns-repeated="1009"/>
        </table:table-row>
        <table:table-row table:style-name="ro2">
          <table:table-cell table:style-name="ce2" office:value-type="float" office:value="326">
            <text:p>326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jayachander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 office:value-type="string">
            <text:p>Sathiyananthan Pandian</text:p>
          </table:table-cell>
          <table:table-cell table:style-name="ce7" office:value-type="string">
            <text:p>sathiyananthan.p@ivtlinfoview.co.jp</text:p>
          </table:table-cell>
          <table:table-cell table:style-name="ce19" office:value-type="string">
            <text:p>Jayachander Selvakumar</text:p>
          </table:table-cell>
          <table:table-cell table:style-name="ce2" office:value-type="string">
            <text:p>jayachander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327">
            <text:p>327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kishorkumar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328">
            <text:p>32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rishnamoorthi.n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Rohini Subramanian</text:p>
          </table:table-cell>
          <table:table-cell table:style-name="ce2" office:value-type="string">
            <text:p>rohini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330">
            <text:p>330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natesanathan.k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Attendanc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Vijayanak Lakshmanasamy</text:p>
          </table:table-cell>
          <table:table-cell table:style-name="ce2" office:value-type="string">
            <text:p>vijayanak.l@ivtlinfoview.co.jp</text:p>
          </table:table-cell>
          <table:table-cell table:style-name="ce2" office:value-type="string">
            <text:p>Natesanathan Kamaraj</text:p>
          </table:table-cell>
          <table:table-cell table:style-name="ce2" office:value-type="string">
            <text:p>natesanathan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331">
            <text:p>331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nivetha.j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333">
            <text:p>33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deepvikran.e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Balamani Shankar</text:p>
          </table:table-cell>
          <table:table-cell table:style-name="ce2" office:value-type="string">
            <text:p>balamani.s@ivtlinfoview.co.jp</text:p>
          </table:table-cell>
          <table:table-cell table:style-name="ce2" office:value-type="string">
            <text:p>Ramesh Tamilmani</text:p>
          </table:table-cell>
          <table:table-cell table:style-name="ce2" office:value-type="string">
            <text:p>ramesh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335">
            <text:p>33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santh.m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Indira Rajasekar</text:p>
          </table:table-cell>
          <table:table-cell table:style-name="ce2" office:value-type="string">
            <text:p>indir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337">
            <text:p>337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premanand.b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339">
            <text:p>33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gavi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Nivetha Jambunathan</text:p>
          </table:table-cell>
          <table:table-cell table:style-name="ce2" office:value-type="string">
            <text:p>nivetha.j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342">
            <text:p>342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akthivel.s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Sakthivel Saravanan</text:p>
          </table:table-cell>
          <table:table-cell table:style-name="ce2" office:value-type="string">
            <text:p>sakthivel.s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345">
            <text:p>345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elvajegan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349">
            <text:p>349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ilambarasan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352">
            <text:p>352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ivaranjani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354">
            <text:p>354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riram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 office:value-type="float" office:value="356">
            <text:p>356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ukanya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Lakshmykutty</text:p>
          </table:table-cell>
          <table:table-cell table:style-name="ce2" office:value-type="string">
            <text:p>lakshmykutty.r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359">
            <text:p>35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tamilselvi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Sriram Rajagopalan</text:p>
          </table:table-cell>
          <table:table-cell table:style-name="ce2" office:value-type="string">
            <text:p>sriram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362">
            <text:p>36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engatesan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16" office:value-type="string">
            <text:p><text:a xlink:href="mailto:Rajmohan.n@ivtlinfoview.com">Rajmohan.n@ivtlinfoview.com</text:a></text:p>
          </table:table-cell>
          <table:table-cell table:style-name="ce18"/>
          <table:table-cell table:style-name="ce2"/>
          <table:table-cell table:style-name="ce20"/>
          <table:table-cell table:style-name="ce2"/>
          <table:table-cell table:style-name="ce20"/>
          <table:table-cell table:style-name="ce2"/>
          <table:table-cell table:number-columns-repeated="1009"/>
        </table:table-row>
        <table:table-row table:style-name="ro2">
          <table:table-cell table:style-name="ce2" office:value-type="float" office:value="364">
            <text:p>364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vignesh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Vignesh Alagu Raj</text:p>
          </table:table-cell>
          <table:table-cell table:style-name="ce2" office:value-type="string">
            <text:p>vignesh.a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369">
            <text:p>369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amala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9" office:value-type="string">
            <text:p>Santhosh Kumar Durairaj</text:p>
          </table:table-cell>
          <table:table-cell table:style-name="ce2" office:value-type="string">
            <text:p>santhoshkumar.d@ivtlinfoview.co.jp</text:p>
          </table:table-cell>
          <table:table-cell table:style-name="ce19"/>
          <table:table-cell table:style-name="ce2"/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371">
            <text:p>37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nbarasan.t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372">
            <text:p>372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ancy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374">
            <text:p>374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arunkumar.b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376">
            <text:p>37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shwinsamuela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Balamani Shankar</text:p>
          </table:table-cell>
          <table:table-cell table:style-name="ce2" office:value-type="string">
            <text:p>balamani.s@ivtlinfoview.co.jp</text:p>
          </table:table-cell>
          <table:table-cell table:style-name="ce2" office:value-type="string">
            <text:p>Ramesh Tamilmani</text:p>
          </table:table-cell>
          <table:table-cell table:style-name="ce2" office:value-type="string">
            <text:p>ramesh.t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377">
            <text:p>377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dineshkumar.gu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Dineshkumar Gunasekaran</text:p>
          </table:table-cell>
          <table:table-cell table:style-name="ce2" office:value-type="string">
            <text:p>dineshkumar.gu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378">
            <text:p>37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autham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Aravinth Pulavendramani</text:p>
          </table:table-cell>
          <table:table-cell table:style-name="ce2" office:value-type="string">
            <text:p>aravinth.p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379">
            <text:p>379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gokila.g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Jeyakrishnan Mahalingam</text:p>
          </table:table-cell>
          <table:table-cell table:style-name="ce2" office:value-type="string">
            <text:p>jeyakrishnan.m@ivtlinfoview.co.jp</text:p>
          </table:table-cell>
          <table:table-cell table:style-name="ce19" office:value-type="string">
            <text:p>Gokila Govindraj</text:p>
          </table:table-cell>
          <table:table-cell table:style-name="ce2" office:value-type="string">
            <text:p>gokila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380">
            <text:p>38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owtham.k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Clover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6"/>
          <table:table-cell table:number-columns-repeated="1009"/>
        </table:table-row>
        <table:table-row table:style-name="ro1">
          <table:table-cell table:style-name="ce2" office:value-type="float" office:value="381">
            <text:p>381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hemarajan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383">
            <text:p>383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jothi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384">
            <text:p>38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evinchristopher.c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16" office:value-type="string">
            <text:p><text:a xlink:href="mailto:Rajmohan.n@ivtlinfoview.com">Rajmohan.n@ivtlinfoview.com</text:a>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2">
          <table:table-cell table:style-name="ce2" office:value-type="float" office:value="390">
            <text:p>390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prashittha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Manickaraja Dakshinamoorthy</text:p>
          </table:table-cell>
          <table:table-cell table:style-name="ce2" office:value-type="string">
            <text:p>manickaraja.dakshinamoorthy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Prashittha Mani Ravichandran</text:p>
          </table:table-cell>
          <table:table-cell table:style-name="ce2" office:value-type="string">
            <text:p>prashitth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392">
            <text:p>39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iyanka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ruthi Kanakadas</text:p>
          </table:table-cell>
          <table:table-cell table:style-name="ce2" office:value-type="string">
            <text:p>sruthi.k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394">
            <text:p>394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rathnapriya.b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2">
          <table:table-cell table:style-name="ce2" office:value-type="float" office:value="395">
            <text:p>39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inchu.t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2" office:value-type="string">
            <text:p>suresh Kumar Mohanraj</text:p>
          </table:table-cell>
          <table:table-cell table:style-name="ce16" office:value-type="string">
            <text:p><text:a xlink:href="mailto:sureshkumar.mohanraj@ivtlinfoview.com">sureshkumar.mohanraj@ivtlinfoview.com</text:a></text:p>
          </table:table-cell>
          <table:table-cell table:style-name="ce18"/>
          <table:table-cell table:style-name="ce2"/>
          <table:table-cell table:style-name="ce12" office:value-type="string">
            <text:p>Sathiyananthan Pandian</text:p>
          </table:table-cell>
          <table:table-cell table:style-name="ce7" office:value-type="string">
            <text:p>sathiyananthan.p@ivtlinfoview.co.jp</text:p>
          </table:table-cell>
          <table:table-cell table:style-name="ce7" office:value-type="string">
            <text:p>Baskaran Ramakrishnan</text:p>
          </table:table-cell>
          <table:table-cell table:style-name="ce7" office:value-type="string">
            <text:p>baskara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396">
            <text:p>396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riya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400">
            <text:p>400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atheeshkumar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401">
            <text:p>401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athyapriya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402">
            <text:p>40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hyamala.j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16" office:value-type="string">
            <text:p><text:a xlink:href="mailto:Rajmohan.n@ivtlinfoview.com">Rajmohan.n@ivtlinfoview.com</text:a>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404">
            <text:p>404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oundarya.i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406">
            <text:p>40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chithra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Silambarasan Subramani</text:p>
          </table:table-cell>
          <table:table-cell table:style-name="ce2" office:value-type="string">
            <text:p>silambaras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407">
            <text:p>40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resh.r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16" office:value-type="string">
            <text:p><text:a xlink:href="mailto:Rajmohan.n@ivtlinfoview.com">Rajmohan.n@ivtlinfoview.com</text:a></text:p>
          </table:table-cell>
          <table:table-cell table:style-name="ce18"/>
          <table:table-cell table:style-name="ce2"/>
          <table:table-cell table:style-name="ce20"/>
          <table:table-cell table:style-name="ce2"/>
          <table:table-cell table:style-name="ce20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408">
            <text:p>40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rya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Arun Kumar Balasubramanian</text:p>
          </table:table-cell>
          <table:table-cell table:style-name="ce2" office:value-type="string">
            <text:p>arunkumar.b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409">
            <text:p>409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wathimala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 office:value-type="string">
            <text:p>Sathiyananthan Pandian</text:p>
          </table:table-cell>
          <table:table-cell table:style-name="ce7" office:value-type="string">
            <text:p>sathiyananthan.p@ivtlinfoview.co.jp</text:p>
          </table:table-cell>
          <table:table-cell table:style-name="ce19" office:value-type="string">
            <text:p>Swathimala Pitchaikani</text:p>
          </table:table-cell>
          <table:table-cell table:style-name="ce2" office:value-type="string">
            <text:p>swathimala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410">
            <text:p>410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tamilselvan.r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Narendran Raman</text:p>
          </table:table-cell>
          <table:table-cell table:style-name="ce2" office:value-type="string">
            <text:p>narendran.r@ivtlinfoview.co.jp</text:p>
          </table:table-cell>
          <table:table-cell table:style-name="ce2" office:value-type="string">
            <text:p>Tamil Selvan Rajendran</text:p>
          </table:table-cell>
          <table:table-cell table:style-name="ce2" office:value-type="string">
            <text:p>tamilselva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412">
            <text:p>412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vairavan.u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414">
            <text:p>41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asuki.ne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Anandh Shanmugam</text:p>
          </table:table-cell>
          <table:table-cell table:style-name="ce2" office:value-type="string">
            <text:p>anandh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417">
            <text:p>417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venkatesh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Venkatesh Sridhar</text:p>
          </table:table-cell>
          <table:table-cell table:style-name="ce2" office:value-type="string">
            <text:p>venkatesh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421">
            <text:p>421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vinothkumar.an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Lakshmykutty</text:p>
          </table:table-cell>
          <table:table-cell table:style-name="ce2" office:value-type="string">
            <text:p>lakshmykutty.r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422">
            <text:p>422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yogeswari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 office:value-type="float" office:value="426">
            <text:p>426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ananthkumar.j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427">
            <text:p>427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arokkiajeraldpraveen.d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428">
            <text:p>428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aruna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 office:value-type="float" office:value="429">
            <text:p>429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avinashvaidhya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Avinash Vaidhya Kalainesan</text:p>
          </table:table-cell>
          <table:table-cell table:style-name="ce2" office:value-type="string">
            <text:p>avinashvaidhya.k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430">
            <text:p>430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balaji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Balaji Rajan</text:p>
          </table:table-cell>
          <table:table-cell table:style-name="ce2" office:value-type="string">
            <text:p>balaji.r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433">
            <text:p>43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catherineprincia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Sakthivel Saravanan</text:p>
          </table:table-cell>
          <table:table-cell table:style-name="ce2" office:value-type="string">
            <text:p>sakthivel.s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434">
            <text:p>434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deepan.g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athiya Moorthy Manoharan</text:p>
          </table:table-cell>
          <table:table-cell table:style-name="ce2" office:value-type="string">
            <text:p>sathiyamoorthy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435">
            <text:p>43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evi.l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Narendran Raman</text:p>
          </table:table-cell>
          <table:table-cell table:style-name="ce2" office:value-type="string">
            <text:p>narendran.r@ivtlinfoview.co.jp</text:p>
          </table:table-cell>
          <table:table-cell table:style-name="ce2" office:value-type="string">
            <text:p>Tamil Selvan Rajendran</text:p>
          </table:table-cell>
          <table:table-cell table:style-name="ce2" office:value-type="string">
            <text:p>tamilselva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439">
            <text:p>439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hemalatha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445">
            <text:p>44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rthikeyan.sa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Customer Support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Sachidhanandhan Sellamuthu</text:p>
          </table:table-cell>
          <table:table-cell table:style-name="ce16" office:value-type="string">
            <text:p><text:a xlink:href="mailto:sachidhanandhan.s@ivtlinfoview.co.jp">sachidhanandhan.s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452">
            <text:p>452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mohammedrefaideen.i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Mohammed Refaideen Ismail</text:p>
          </table:table-cell>
          <table:table-cell table:style-name="ce2" office:value-type="string">
            <text:p>mohammedrefaideen.i@ivtlinfoview.co.jp </text:p>
          </table:table-cell>
          <table:table-cell table:number-columns-repeated="1009"/>
        </table:table-row>
        <table:table-row table:style-name="ro1">
          <table:table-cell table:style-name="ce2" office:value-type="float" office:value="457">
            <text:p>457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priya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464">
            <text:p>46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ivasankari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Udaya Natarajan</text:p>
          </table:table-cell>
          <table:table-cell table:style-name="ce2" office:value-type="string">
            <text:p>udaya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467">
            <text:p>467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udhan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Attendanc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Vijayanak Lakshmanasamy</text:p>
          </table:table-cell>
          <table:table-cell table:style-name="ce2" office:value-type="string">
            <text:p>vijayanak.l@ivtlinfoview.co.jp</text:p>
          </table:table-cell>
          <table:table-cell table:style-name="ce2" office:value-type="string">
            <text:p>Sudhan Sivaraj</text:p>
          </table:table-cell>
          <table:table-cell table:style-name="ce2" office:value-type="string">
            <text:p>sudhan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468">
            <text:p>46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ganya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Bhubaal Sundara Krishnan</text:p>
          </table:table-cell>
          <table:table-cell table:style-name="ce2" office:value-type="string">
            <text:p>bhubaal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469">
            <text:p>469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ureshkrishnan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471">
            <text:p>47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thenmozhi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athiya Moorthy Manoharan</text:p>
          </table:table-cell>
          <table:table-cell table:style-name="ce2" office:value-type="string">
            <text:p>sathiyamoorthy.m@ivtlinfoview.co.jp</text:p>
          </table:table-cell>
          <table:table-cell table:style-name="ce2" office:value-type="string">
            <text:p>Keerthick Ganesan</text:p>
          </table:table-cell>
          <table:table-cell table:style-name="ce2" office:value-type="string">
            <text:p>keerthick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472">
            <text:p>472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umavathy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474">
            <text:p>474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varun.n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476">
            <text:p>476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vinoth.b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477">
            <text:p>47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meshkumar.j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Arulmani A</text:p>
          </table:table-cell>
          <table:table-cell table:style-name="ce2" office:value-type="string">
            <text:p>arulmani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481">
            <text:p>481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archan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athiya Moorthy Manoharan</text:p>
          </table:table-cell>
          <table:table-cell table:style-name="ce2" office:value-type="string">
            <text:p>sathiyamoorthy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486">
            <text:p>48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indumathi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Swatheeswaran Gopalsamy</text:p>
          </table:table-cell>
          <table:table-cell table:style-name="ce2" office:value-type="string">
            <text:p>swatheeswaran.g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489">
            <text:p>48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jinujacob.j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Lakshmykutty</text:p>
          </table:table-cell>
          <table:table-cell table:style-name="ce2" office:value-type="string">
            <text:p>lakshmykutty.r@ivtlinfoview.co.jp</text:p>
          </table:table-cell>
          <table:table-cell table:style-name="ce19" office:value-type="string">
            <text:p>Logesh Kumaresan</text:p>
          </table:table-cell>
          <table:table-cell table:style-name="ce2" office:value-type="string">
            <text:p>logesh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493">
            <text:p>49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lavanya.k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494">
            <text:p>494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manivasagam.n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495">
            <text:p>495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midhunamdileep.t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496">
            <text:p>49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amithajames.j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Attendanc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Vijayanak Lakshmanasamy</text:p>
          </table:table-cell>
          <table:table-cell table:style-name="ce2" office:value-type="string">
            <text:p>vijayanak.l@ivtlinfoview.co.jp</text:p>
          </table:table-cell>
          <table:table-cell table:style-name="ce2" office:value-type="string">
            <text:p>Natesanathan Kamaraj</text:p>
          </table:table-cell>
          <table:table-cell table:style-name="ce2" office:value-type="string">
            <text:p>natesanathan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499">
            <text:p>49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irmaladevi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Vinodhini Kathiresan</text:p>
          </table:table-cell>
          <table:table-cell table:style-name="ce2" office:value-type="string">
            <text:p>vinodhini.k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504">
            <text:p>504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ramkumar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Lakshmykutty</text:p>
          </table:table-cell>
          <table:table-cell table:style-name="ce2" office:value-type="string">
            <text:p>lakshmykutty.r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506">
            <text:p>506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achidhanandhan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Customer Support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Sachidhanandhan Sellamuthu</text:p>
          </table:table-cell>
          <table:table-cell table:style-name="ce16" office:value-type="string">
            <text:p><text:a xlink:href="mailto:sachidhanandhan.s@ivtlinfoview.co.jp">sachidhanandhan.s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512">
            <text:p>512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usendraprabhu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Talent Management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Chandrasekaran Murugesan</text:p>
          </table:table-cell>
          <table:table-cell table:style-name="ce2" office:value-type="string">
            <text:p>chandrasekaran.m@ivtlinfoview.co.jp</text:p>
          </table:table-cell>
          <table:table-cell table:style-name="ce2" office:value-type="string">
            <text:p>Susendraprabhu Seerangaraju</text:p>
          </table:table-cell>
          <table:table-cell table:style-name="ce2" office:value-type="string">
            <text:p>susendraprabhu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515">
            <text:p>51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shnu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517">
            <text:p>51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haranraj.g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Balamani Shankar</text:p>
          </table:table-cell>
          <table:table-cell table:style-name="ce2" office:value-type="string">
            <text:p>balamani.s@ivtlinfoview.co.jp</text:p>
          </table:table-cell>
          <table:table-cell table:style-name="ce2" office:value-type="string">
            <text:p>Ramesh Tamilmani</text:p>
          </table:table-cell>
          <table:table-cell table:style-name="ce2" office:value-type="string">
            <text:p>ramesh.t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518">
            <text:p>518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dushyanth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Dushyanth Alagandula</text:p>
          </table:table-cell>
          <table:table-cell table:style-name="ce2" office:value-type="string">
            <text:p>dushyanth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522">
            <text:p>52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aveen.l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Balamani Shankar</text:p>
          </table:table-cell>
          <table:table-cell table:style-name="ce2" office:value-type="string">
            <text:p>balamani.s@ivtlinfoview.co.jp</text:p>
          </table:table-cell>
          <table:table-cell table:style-name="ce2" office:value-type="string">
            <text:p>Ramesh Tamilmani</text:p>
          </table:table-cell>
          <table:table-cell table:style-name="ce2" office:value-type="string">
            <text:p>ramesh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523">
            <text:p>523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naveenkumar.s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528">
            <text:p>528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ethuramalingam.n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529">
            <text:p>529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vijayakumar.se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Vijayakumar Selvam</text:p>
          </table:table-cell>
          <table:table-cell table:style-name="ce2" office:value-type="string">
            <text:p>vijayakumar.se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532">
            <text:p>53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elvaganapathyram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anthosh Vijay T S</text:p>
          </table:table-cell>
          <table:table-cell table:style-name="ce2" office:value-type="string">
            <text:p>santhoshvijay.t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533">
            <text:p>533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imthiyasahamed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Imthiyas Ahamed Sm</text:p>
          </table:table-cell>
          <table:table-cell table:style-name="ce2" office:value-type="string">
            <text:p>imthiyasahamed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534">
            <text:p>534</text:p>
          </table:table-cell>
          <table:table-cell table:style-name="ce2" office:value-type="string">
            <text:p>Jr HR Executive</text:p>
          </table:table-cell>
          <table:table-cell table:style-name="ce10" office:value-type="string">
            <text:p>priyankasrihari.a@ivtlinfoview.co.jp</text:p>
          </table:table-cell>
          <table:table-cell table:style-name="ce10"/>
          <table:table-cell table:style-name="ce2" office:value-type="string">
            <text:p>Infoview</text:p>
          </table:table-cell>
          <table:table-cell table:style-name="ce2" office:value-type="string">
            <text:p>Support</text:p>
          </table:table-cell>
          <table:table-cell table:style-name="ce2" office:value-type="string">
            <text:p>Human Resource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536">
            <text:p>53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ranya.s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Indira Rajasekar</text:p>
          </table:table-cell>
          <table:table-cell table:style-name="ce2" office:value-type="string">
            <text:p>indir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537">
            <text:p>537</text:p>
          </table:table-cell>
          <table:table-cell table:style-name="ce2" office:value-type="string">
            <text:p>Cluster Leader</text:p>
          </table:table-cell>
          <table:table-cell table:style-name="ce10" office:value-type="string">
            <text:p>manikandan.n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2">
          <table:table-cell table:style-name="ce2" office:value-type="float" office:value="538">
            <text:p>53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ryaprabhakaran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9"/>
        </table:table-row>
        <table:table-row table:style-name="ro2">
          <table:table-cell table:style-name="ce2" office:value-type="float" office:value="542">
            <text:p>542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mahalakshmi.b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545">
            <text:p>545</text:p>
          </table:table-cell>
          <table:table-cell table:style-name="ce2" office:value-type="string">
            <text:p>Cluster Leader</text:p>
          </table:table-cell>
          <table:table-cell table:style-name="ce10" office:value-type="string">
            <text:p>bharanitharan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546">
            <text:p>546</text:p>
          </table:table-cell>
          <table:table-cell table:style-name="ce2" office:value-type="string">
            <text:p>Admin Manager</text:p>
          </table:table-cell>
          <table:table-cell table:style-name="ce10" office:value-type="string">
            <text:p>prakash.s@ivtlinfoview.com</text:p>
          </table:table-cell>
          <table:table-cell table:style-name="ce10"/>
          <table:table-cell table:style-name="ce2" office:value-type="string">
            <text:p>Infoview</text:p>
          </table:table-cell>
          <table:table-cell table:style-name="ce2" office:value-type="string">
            <text:p>Support</text:p>
          </table:table-cell>
          <table:table-cell table:style-name="ce2" office:value-type="string">
            <text:p>Administration</text:p>
          </table:table-cell>
          <table:table-cell table:style-name="ce2" table:number-columns-repeated="2"/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547">
            <text:p>547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vijay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2">
          <table:table-cell table:style-name="ce2" office:value-type="float" office:value="552">
            <text:p>552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anthoshvijay.t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2">
          <table:table-cell table:style-name="ce2" office:value-type="float" office:value="553">
            <text:p>553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udhagar.se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3" office:value-type="float" office:value="554">
            <text:p>554</text:p>
          </table:table-cell>
          <table:table-cell table:style-name="ce2" office:value-type="string">
            <text:p>Infrastructure Executive</text:p>
          </table:table-cell>
          <table:table-cell table:style-name="ce10" office:value-type="string">
            <text:p>murugesan.p@ivtlinfoview.co.jp</text:p>
          </table:table-cell>
          <table:table-cell table:style-name="ce10"/>
          <table:table-cell table:style-name="ce2" office:value-type="string">
            <text:p>Infoview</text:p>
          </table:table-cell>
          <table:table-cell table:style-name="ce2" office:value-type="string">
            <text:p>Support</text:p>
          </table:table-cell>
          <table:table-cell table:style-name="ce2" office:value-type="string">
            <text:p>Infrastructure</text:p>
          </table:table-cell>
          <table:table-cell table:style-name="ce2" office:value-type="string">
            <text:p>Bubesh</text:p>
          </table:table-cell>
          <table:table-cell table:style-name="ce2" office:value-type="string">
            <text:p>bubesh.kalaimani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557">
            <text:p>55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ynunjariah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Sasiprabu Kannan</text:p>
          </table:table-cell>
          <table:table-cell table:style-name="ce2" office:value-type="string">
            <text:p>sasiprabu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558">
            <text:p>55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okilavani.c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Vinotha Chandrasekar</text:p>
          </table:table-cell>
          <table:table-cell table:style-name="ce2" office:value-type="string">
            <text:p>vinotha.c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559">
            <text:p>559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asiprabu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561">
            <text:p>561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abarinathan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562">
            <text:p>562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gnananandaprabhu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2">
          <table:table-cell table:style-name="ce2" office:value-type="float" office:value="564">
            <text:p>564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athithyavengatesh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Athithya Vengatesh Auvadaiappan</text:p>
          </table:table-cell>
          <table:table-cell table:style-name="ce2" office:value-type="string">
            <text:p>athithyavengatesh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566">
            <text:p>56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ayathri.th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16" office:value-type="string">
            <text:p><text:a xlink:href="mailto:Rajmohan.n@ivtlinfoview.com">Rajmohan.n@ivtlinfoview.com</text:a>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2">
          <table:table-cell table:style-name="ce2" office:value-type="float" office:value="567">
            <text:p>56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adhumitha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udhagar Selvaraj</text:p>
          </table:table-cell>
          <table:table-cell table:style-name="ce2" office:value-type="string">
            <text:p>sudhagar.s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568">
            <text:p>56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vipriya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Loganathan Vinayagam</text:p>
          </table:table-cell>
          <table:table-cell table:style-name="ce2" office:value-type="string">
            <text:p>loganthan.v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569">
            <text:p>569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uganya.jay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2">
          <table:table-cell table:style-name="ce2" office:value-type="float" office:value="571">
            <text:p>571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deviabirami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2">
          <table:table-cell table:style-name="ce2" office:value-type="float" office:value="572">
            <text:p>57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wetha.sh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2" office:value-type="string">
            <text:p>SCM_Hyouka</text:p>
          </table:table-cell>
          <table:table-cell table:style-name="ce2" office:value-type="string">
            <text:p>balakrishnan Murugan</text:p>
          </table:table-cell>
          <table:table-cell table:style-name="ce16" office:value-type="string">
            <text:p><text:a xlink:href="mailto:balakrishnan.m@ivtlinfoview.com">balakrishnan.m@ivtlinfoview.com</text:a></text:p>
          </table:table-cell>
          <table:table-cell table:style-name="ce18"/>
          <table:table-cell table:style-name="ce2"/>
          <table:table-cell table:style-name="ce12" office:value-type="string">
            <text:p>Giri Balachandran</text:p>
          </table:table-cell>
          <table:table-cell table:style-name="ce7" office:value-type="string">
            <text:p>giri.b@ivtlinfoview.co.jp</text:p>
          </table:table-cell>
          <table:table-cell table:style-name="ce12" office:value-type="string">
            <text:p>Sathishkumar Rajan</text:p>
          </table:table-cell>
          <table:table-cell table:style-name="ce7" office:value-type="string">
            <text:p>sathishkumar.r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574">
            <text:p>574</text:p>
          </table:table-cell>
          <table:table-cell table:style-name="ce2" office:value-type="string">
            <text:p>Sr HR Executive</text:p>
          </table:table-cell>
          <table:table-cell table:style-name="ce10" office:value-type="string">
            <text:p>mehryasmin.i@ivtlinfoview.co.jp</text:p>
          </table:table-cell>
          <table:table-cell table:style-name="ce10"/>
          <table:table-cell table:style-name="ce2" office:value-type="string">
            <text:p>Infoview</text:p>
          </table:table-cell>
          <table:table-cell table:style-name="ce2" office:value-type="string">
            <text:p>Support</text:p>
          </table:table-cell>
          <table:table-cell table:style-name="ce2" office:value-type="string">
            <text:p>Human Resource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579">
            <text:p>579</text:p>
          </table:table-cell>
          <table:table-cell table:style-name="ce2" office:value-type="string">
            <text:p>Infrastructure Manager</text:p>
          </table:table-cell>
          <table:table-cell table:style-name="ce10" office:value-type="string">
            <text:p>muthukumar.k@ivtlinfoview.co.jp</text:p>
          </table:table-cell>
          <table:table-cell table:style-name="ce10"/>
          <table:table-cell table:style-name="ce2" office:value-type="string">
            <text:p>Infoview</text:p>
          </table:table-cell>
          <table:table-cell table:style-name="ce2" office:value-type="string">
            <text:p>Support</text:p>
          </table:table-cell>
          <table:table-cell table:style-name="ce2" office:value-type="string">
            <text:p>Infrastructure</text:p>
          </table:table-cell>
          <table:table-cell table:style-name="ce2" office:value-type="string">
            <text:p>Bubesh</text:p>
          </table:table-cell>
          <table:table-cell table:style-name="ce2" office:value-type="string">
            <text:p>bubesh.kalaimani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2">
          <table:table-cell table:style-name="ce2" office:value-type="float" office:value="583">
            <text:p>58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njana.c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2" office:value-type="string">
            <text:p>SCM_Hyouka</text:p>
          </table:table-cell>
          <table:table-cell table:style-name="ce2" office:value-type="string">
            <text:p>balakrishnan Murugan</text:p>
          </table:table-cell>
          <table:table-cell table:style-name="ce16" office:value-type="string">
            <text:p><text:a xlink:href="mailto:balakrishnan.m@ivtlinfoview.com">balakrishnan.m@ivtlinfoview.com</text:a></text:p>
          </table:table-cell>
          <table:table-cell table:style-name="ce18"/>
          <table:table-cell table:style-name="ce2"/>
          <table:table-cell table:style-name="ce12" office:value-type="string">
            <text:p>Giri Balachandran</text:p>
          </table:table-cell>
          <table:table-cell table:style-name="ce7" office:value-type="string">
            <text:p>giri.b@ivtlinfoview.co.jp</text:p>
          </table:table-cell>
          <table:table-cell table:style-name="ce12" office:value-type="string">
            <text:p>Rajeshwari Rajendran</text:p>
          </table:table-cell>
          <table:table-cell table:style-name="ce7" office:value-type="string">
            <text:p>rajeshwari.r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584">
            <text:p>584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rajeshwari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2">
          <table:table-cell table:style-name="ce2" office:value-type="float" office:value="586">
            <text:p>58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oornima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udhagar Selvaraj</text:p>
          </table:table-cell>
          <table:table-cell table:style-name="ce2" office:value-type="string">
            <text:p>sudhagar.s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588">
            <text:p>58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ganya.a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Kopperuncholan Senguttuvan</text:p>
          </table:table-cell>
          <table:table-cell table:style-name="ce2" office:value-type="string">
            <text:p>kopperunchol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591">
            <text:p>59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haraniraj.d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Attendance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Navyasree S</text:p>
          </table:table-cell>
          <table:table-cell table:style-name="ce2" office:value-type="string">
            <text:p>navyasree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595">
            <text:p>59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nthiya.v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Talent Management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Chandrasekaran Murugesan</text:p>
          </table:table-cell>
          <table:table-cell table:style-name="ce2" office:value-type="string">
            <text:p>chandrasekaran.m@ivtlinfoview.co.jp</text:p>
          </table:table-cell>
          <table:table-cell table:style-name="ce2" office:value-type="string">
            <text:p>Sarath Guhan Ravichandran</text:p>
          </table:table-cell>
          <table:table-cell table:style-name="ce2" office:value-type="string">
            <text:p>sarathguha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596">
            <text:p>59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ornarajeswari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Jothi Subramanian</text:p>
          </table:table-cell>
          <table:table-cell table:style-name="ce2" office:value-type="string">
            <text:p>jothi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601">
            <text:p>60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nnika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 office:value-type="string">
            <text:p>Sathiyananthan Pandian</text:p>
          </table:table-cell>
          <table:table-cell table:style-name="ce7" office:value-type="string">
            <text:p>sathiyananthan.p@ivtlinfoview.co.jp</text:p>
          </table:table-cell>
          <table:table-cell table:style-name="ce19" office:value-type="string">
            <text:p>Saravana Kumaran Dhandapani</text:p>
          </table:table-cell>
          <table:table-cell table:style-name="ce2" office:value-type="string">
            <text:p>saravanakumaran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03">
            <text:p>60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halya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604">
            <text:p>604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anupriya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606">
            <text:p>60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indhumathi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Sathyapriya Vijayakumar</text:p>
          </table:table-cell>
          <table:table-cell table:style-name="ce2" office:value-type="string">
            <text:p>sathyapriya.v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07">
            <text:p>60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onish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Loganathan Vinayagam</text:p>
          </table:table-cell>
          <table:table-cell table:style-name="ce2" office:value-type="string">
            <text:p>loganthan.v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08">
            <text:p>60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eethi.j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16" office:value-type="string">
            <text:p><text:a xlink:href="mailto:Rajmohan.n@ivtlinfoview.com">Rajmohan.n@ivtlinfoview.com</text:a>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610">
            <text:p>61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rtikapriya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-SCM IF/DM</text:p>
          </table:table-cell>
          <table:table-cell table:style-name="ce2" office:value-type="string">
            <text:p>AC-SCM IF/DM_PJ</text:p>
          </table:table-cell>
          <table:table-cell table:style-name="ce2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2">
          <table:table-cell table:style-name="ce2" office:value-type="float" office:value="618">
            <text:p>61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ngavi.s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 office:value-type="string">
            <text:p>Kaviyarasan Subbaiyan</text:p>
          </table:table-cell>
          <table:table-cell table:style-name="ce2" office:value-type="string">
            <text:p>kaviyarasan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619">
            <text:p>61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oundarya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2">
          <table:table-cell table:style-name="ce2" office:value-type="float" office:value="621">
            <text:p>62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ornalatha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 office:value-type="string">
            <text:p>Arun.V Sundararaju</text:p>
          </table:table-cell>
          <table:table-cell table:style-name="ce2" office:value-type="string">
            <text:p>aru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22">
            <text:p>62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evathi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Elanchezhiyan Pannirselvam</text:p>
          </table:table-cell>
          <table:table-cell table:style-name="ce2" office:value-type="string">
            <text:p>elanchezhiyan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26">
            <text:p>62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rthika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Customer Support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Sachidhanandhan Sellamuthu</text:p>
          </table:table-cell>
          <table:table-cell table:style-name="ce16" office:value-type="string">
            <text:p><text:a xlink:href="mailto:sachidhanandhan.s@ivtlinfoview.co.jp">sachidhanandhan.s@ivtlinfoview.co.jp</text:a></text:p>
          </table:table-cell>
          <table:table-cell table:number-columns-repeated="1009"/>
        </table:table-row>
        <table:table-row table:style-name="ro2">
          <table:table-cell table:style-name="ce2" office:value-type="float" office:value="631">
            <text:p>63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hamsalatha.l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Varadharajan Sesharaman</text:p>
          </table:table-cell>
          <table:table-cell table:style-name="ce2" office:value-type="string">
            <text:p>varadharajan.s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632">
            <text:p>63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ranyashree.t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Selvajegan Shankaran</text:p>
          </table:table-cell>
          <table:table-cell table:style-name="ce2" office:value-type="string">
            <text:p>selvajeg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36">
            <text:p>63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anoranjitha.c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ivaranjani Sivaprakasam</text:p>
          </table:table-cell>
          <table:table-cell table:style-name="ce2" office:value-type="string">
            <text:p>sivaranjani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38">
            <text:p>63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andhakumar.k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Technical Service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4"/>
          <table:table-cell table:style-name="ce2" office:value-type="string">
            <text:p>Nadarbalamurugan</text:p>
          </table:table-cell>
          <table:table-cell table:style-name="ce16" office:value-type="string">
            <text:p><text:a xlink:href="mailto:nadarbalamurugan.p@ivtlinfoview.co.jp">nadarbalamurugan.p@ivtlinfoview.co.jp</text:a></text:p>
          </table:table-cell>
          <table:table-cell table:number-columns-repeated="1009"/>
        </table:table-row>
        <table:table-row table:style-name="ro2">
          <table:table-cell table:style-name="ce2" office:value-type="float" office:value="639">
            <text:p>63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bharathi.n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 office:value-type="string">
            <text:p>Sam David Paul David Thamarai Selvan</text:p>
          </table:table-cell>
          <table:table-cell table:style-name="ce2" office:value-type="string">
            <text:p>samdavidpaul.d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641">
            <text:p>64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ivyarazmi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Varadharajan Sesharaman</text:p>
          </table:table-cell>
          <table:table-cell table:style-name="ce2" office:value-type="string">
            <text:p>varadharajan.s@ivtlinfoview.co.jp</text:p>
          </table:table-cell>
          <table:table-cell table:style-name="ce19" office:value-type="string">
            <text:p>Praveen Mani</text:p>
          </table:table-cell>
          <table:table-cell table:style-name="ce2" office:value-type="string">
            <text:p>praveen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44">
            <text:p>64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vyadevi.b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Udaya Natarajan</text:p>
          </table:table-cell>
          <table:table-cell table:style-name="ce2" office:value-type="string">
            <text:p>udaya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46">
            <text:p>64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sannakumar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Balamani Shankar</text:p>
          </table:table-cell>
          <table:table-cell table:style-name="ce2" office:value-type="string">
            <text:p>balamani.s@ivtlinfoview.co.jp</text:p>
          </table:table-cell>
          <table:table-cell table:style-name="ce2" office:value-type="string">
            <text:p>Ramesh Tamilmani</text:p>
          </table:table-cell>
          <table:table-cell table:style-name="ce2" office:value-type="string">
            <text:p>ramesh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50">
            <text:p>65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lavanya.c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Sivamareeswari Thiagarajan</text:p>
          </table:table-cell>
          <table:table-cell table:style-name="ce2" office:value-type="string">
            <text:p>sivamareeswari.t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652">
            <text:p>65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ohammedabuthahir.i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Manickaraja Dakshinamoorthy</text:p>
          </table:table-cell>
          <table:table-cell table:style-name="ce2" office:value-type="string">
            <text:p>manickaraja.dakshinamoorthy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658">
            <text:p>65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eepanchakravarthy.k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Narendran Raman</text:p>
          </table:table-cell>
          <table:table-cell table:style-name="ce2" office:value-type="string">
            <text:p>Narendran.r@ivtlinfoview.co.jp</text:p>
          </table:table-cell>
          <table:table-cell table:style-name="ce2" office:value-type="string">
            <text:p>Pravin Duraisamy</text:p>
          </table:table-cell>
          <table:table-cell table:style-name="ce2" office:value-type="string">
            <text:p>Pravin.d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660">
            <text:p>66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veenkumar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Manickaraja Dakshinamoorthy</text:p>
          </table:table-cell>
          <table:table-cell table:style-name="ce2" office:value-type="string">
            <text:p>manickaraja.dakshinamoorthy@ivtlinfoview.com</text:p>
          </table:table-cell>
          <table:table-cell table:style-name="ce18"/>
          <table:table-cell table:style-name="ce2"/>
          <table:table-cell table:style-name="ce19" office:value-type="string">
            <text:p>Gowtham Santhosh Mohan</text:p>
          </table:table-cell>
          <table:table-cell table:style-name="ce2" office:value-type="string">
            <text:p>gowthamsanthosh.m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2">
          <table:table-cell table:style-name="ce2" office:value-type="float" office:value="663">
            <text:p>66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iruthika.c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Dushyanth Alagandula</text:p>
          </table:table-cell>
          <table:table-cell table:style-name="ce2" office:value-type="string">
            <text:p>dushyanth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64">
            <text:p>66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athiarasan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ivaranjani Sivaprakasam</text:p>
          </table:table-cell>
          <table:table-cell table:style-name="ce2" office:value-type="string">
            <text:p>sivaranjani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65">
            <text:p>66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bishek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athiya Moorthy Manoharan</text:p>
          </table:table-cell>
          <table:table-cell table:style-name="ce2" office:value-type="string">
            <text:p>sathiyamoorthy.m@ivtlinfoview.co.jp</text:p>
          </table:table-cell>
          <table:table-cell table:style-name="ce2" office:value-type="string">
            <text:p>Archana Sunil Prakash</text:p>
          </table:table-cell>
          <table:table-cell table:style-name="ce2" office:value-type="string">
            <text:p>archana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67">
            <text:p>66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rikandan.r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Clover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6"/>
          <table:table-cell table:number-columns-repeated="1009"/>
        </table:table-row>
        <table:table-row table:style-name="ro1">
          <table:table-cell table:style-name="ce2" office:value-type="float" office:value="670">
            <text:p>67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ridevi.d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16" office:value-type="string">
            <text:p><text:a xlink:href="mailto:Rajmohan.n@ivtlinfoview.com">Rajmohan.n@ivtlinfoview.com</text:a>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2">
          <table:table-cell table:style-name="ce2" office:value-type="float" office:value="672">
            <text:p>67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mya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udhagar Selvaraj</text:p>
          </table:table-cell>
          <table:table-cell table:style-name="ce2" office:value-type="string">
            <text:p>sudhagar.s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73">
            <text:p>67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njith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Midhuna M Dileep Thiruvilakkil <text:s/>Gangadharan Dileep</text:p>
          </table:table-cell>
          <table:table-cell table:style-name="ce2" office:value-type="string">
            <text:p>midhunamdileep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74">
            <text:p>67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bha.t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Annoncia Joseph Raj</text:p>
          </table:table-cell>
          <table:table-cell table:style-name="ce2" office:value-type="string">
            <text:p>annoncia.j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675">
            <text:p>67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jayadharshini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Dineshkumar Gunasekaran</text:p>
          </table:table-cell>
          <table:table-cell table:style-name="ce2" office:value-type="string">
            <text:p>dineshkumar.gu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76">
            <text:p>67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bhashree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 office:value-type="float" office:value="677">
            <text:p>67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ivith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athishkumar Rajan</text:p>
          </table:table-cell>
          <table:table-cell table:style-name="ce2" office:value-type="string">
            <text:p>sathishkumar.ra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678">
            <text:p>67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ilofernisha.j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Lakshmykutty</text:p>
          </table:table-cell>
          <table:table-cell table:style-name="ce2" office:value-type="string">
            <text:p>lakshmykutty.r@ivtlinfoview.co.jp</text:p>
          </table:table-cell>
          <table:table-cell table:style-name="ce19" office:value-type="string">
            <text:p>Santhosh Kumar Jayachandran</text:p>
          </table:table-cell>
          <table:table-cell table:style-name="ce2" office:value-type="string">
            <text:p>santhoshkumar.j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681">
            <text:p>68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arvathi.c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 office:value-type="string">
            <text:p>Sathiyananthan Pandian</text:p>
          </table:table-cell>
          <table:table-cell table:style-name="ce7" office:value-type="string">
            <text:p>sathiyananthan.p@ivtlinfoview.co.jp</text:p>
          </table:table-cell>
          <table:table-cell table:style-name="ce19" office:value-type="string">
            <text:p>Swathimala Pitchaikani</text:p>
          </table:table-cell>
          <table:table-cell table:style-name="ce2" office:value-type="string">
            <text:p>swathimala.p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684">
            <text:p>68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eepac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 office:value-type="string">
            <text:p>Arun.V Sundararaju</text:p>
          </table:table-cell>
          <table:table-cell table:style-name="ce2" office:value-type="string">
            <text:p>arun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685">
            <text:p>68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anesank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Lakshmykutty</text:p>
          </table:table-cell>
          <table:table-cell table:style-name="ce2" office:value-type="string">
            <text:p>lakshmykutty.r@ivtlinfoview.co.jp</text:p>
          </table:table-cell>
          <table:table-cell table:style-name="ce19" office:value-type="string">
            <text:p>Ramkumar Siva Kumar</text:p>
          </table:table-cell>
          <table:table-cell table:style-name="ce2" office:value-type="string">
            <text:p>ramkumar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686">
            <text:p>68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kshay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689">
            <text:p>68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uthumayandi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Vinotha Chandrasekar</text:p>
          </table:table-cell>
          <table:table-cell table:style-name="ce2" office:value-type="string">
            <text:p>vinotha.c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694">
            <text:p>69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aneshbabu.t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Manickaraja Dakshinamoorthy</text:p>
          </table:table-cell>
          <table:table-cell table:style-name="ce2" office:value-type="string">
            <text:p>manickaraja.dakshinamoorthy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Prashittha Mani Ravichandran</text:p>
          </table:table-cell>
          <table:table-cell table:style-name="ce2" office:value-type="string">
            <text:p>prashittha.m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695">
            <text:p>69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wharsha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 office:value-type="string">
            <text:p>Ananth Kumar Jeganathan</text:p>
          </table:table-cell>
          <table:table-cell table:style-name="ce2" office:value-type="string">
            <text:p>ananthkumar.j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06">
            <text:p>70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hariprasath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707">
            <text:p>70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ovindkumar.t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Manimozhi Subramanian</text:p>
          </table:table-cell>
          <table:table-cell table:style-name="ce2" office:value-type="string">
            <text:p>manimozhi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708">
            <text:p>70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vinkumar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 office:value-type="string">
            <text:p>Sam David Paul David Thamarai Selvan</text:p>
          </table:table-cell>
          <table:table-cell table:style-name="ce2" office:value-type="string">
            <text:p>samdavidpaul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10">
            <text:p>71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ooriya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Vijay Ramadurai</text:p>
          </table:table-cell>
          <table:table-cell table:style-name="ce2" office:value-type="string">
            <text:p>vijay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12">
            <text:p>71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anikandan.v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Talent Management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Chandrasekaran Murugesan</text:p>
          </table:table-cell>
          <table:table-cell table:style-name="ce2" office:value-type="string">
            <text:p>chandrasekaran.m@ivtlinfoview.co.jp</text:p>
          </table:table-cell>
          <table:table-cell table:style-name="ce2" office:value-type="string">
            <text:p>Sarath Guhan Ravichandran</text:p>
          </table:table-cell>
          <table:table-cell table:style-name="ce2" office:value-type="string">
            <text:p>sarathguha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15">
            <text:p>71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ravanan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16" office:value-type="string">
            <text:p><text:a xlink:href="mailto:rajmohan.n@ivtlinfoview.com">rajmohan.n@ivtlinfoview.com</text:a>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9"/>
        </table:table-row>
        <table:table-row table:style-name="ro2">
          <table:table-cell table:style-name="ce2" office:value-type="float" office:value="719">
            <text:p>71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jith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Jeyakrishnan Mahalingam</text:p>
          </table:table-cell>
          <table:table-cell table:style-name="ce2" office:value-type="string">
            <text:p>jeyakrishnan.m@ivtlinfoview.co.jp</text:p>
          </table:table-cell>
          <table:table-cell table:style-name="ce19" office:value-type="string">
            <text:p>Deepak Soman M.Pratheep</text:p>
          </table:table-cell>
          <table:table-cell table:style-name="ce2" office:value-type="string">
            <text:p>deepaksoman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20">
            <text:p>720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arulmani.a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Arulmani A</text:p>
          </table:table-cell>
          <table:table-cell table:style-name="ce2" office:value-type="string">
            <text:p>arulmani.a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722">
            <text:p>72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miy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Narmathapillay Cassivisvanadanepillay</text:p>
          </table:table-cell>
          <table:table-cell table:style-name="ce2" office:value-type="string">
            <text:p>narmatha.c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24">
            <text:p>72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irujitha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office:value-type="string">
            <text:p>Yamuna Bharathi Kumarasamy</text:p>
          </table:table-cell>
          <table:table-cell table:style-name="ce2" office:value-type="string">
            <text:p>yamunabharath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25">
            <text:p>72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barveenfathim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Silambarasan Subramani</text:p>
          </table:table-cell>
          <table:table-cell table:style-name="ce2" office:value-type="string">
            <text:p>silambaras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26">
            <text:p>72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ranya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16" office:value-type="string">
            <text:p><text:a xlink:href="mailto:Rajmohan.n@ivtlinfoview.com">Rajmohan.n@ivtlinfoview.com</text:a>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727">
            <text:p>72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eethika.b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Premanand Balasubramanian</text:p>
          </table:table-cell>
          <table:table-cell table:style-name="ce2" office:value-type="string">
            <text:p>premanand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32">
            <text:p>73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bitha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office:value-type="string">
            <text:p>Sobiya Nagarajan</text:p>
          </table:table-cell>
          <table:table-cell table:style-name="ce2" office:value-type="string">
            <text:p>sobiya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34">
            <text:p>73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anith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ethuramalingam Nayagam</text:p>
          </table:table-cell>
          <table:table-cell table:style-name="ce2" office:value-type="string">
            <text:p>sethuramalingam.n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739">
            <text:p>73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mbathkumar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Manickaraja Dakshinamoorthy</text:p>
          </table:table-cell>
          <table:table-cell table:style-name="ce2" office:value-type="string">
            <text:p>manickaraja.dakshinamoorthy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Gnana Baskara Guptha Parath Paran</text:p>
          </table:table-cell>
          <table:table-cell table:style-name="ce2" office:value-type="string">
            <text:p>gnanabaskaraguptha.p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740">
            <text:p>74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thyanarayanan.g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Varadharajan Sesharaman</text:p>
          </table:table-cell>
          <table:table-cell table:style-name="ce2" office:value-type="string">
            <text:p>varadharajan.s@ivtlinfoview.co.jp</text:p>
          </table:table-cell>
          <table:table-cell table:style-name="ce19" office:value-type="string">
            <text:p>Praveen Mani</text:p>
          </table:table-cell>
          <table:table-cell table:style-name="ce2" office:value-type="string">
            <text:p>praveen.m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741">
            <text:p>74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ghav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Manickaraja Dakshinamoorthy</text:p>
          </table:table-cell>
          <table:table-cell table:style-name="ce2" office:value-type="string">
            <text:p>manickaraja.dakshinamoorthy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Dinesh Kumar Ganesan</text:p>
          </table:table-cell>
          <table:table-cell table:style-name="ce2" office:value-type="string">
            <text:p>dineshkumar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42">
            <text:p>74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jasekar.n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Gowtham Chandrasekaran</text:p>
          </table:table-cell>
          <table:table-cell table:style-name="ce2" office:value-type="string">
            <text:p>gowtham.c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44">
            <text:p>744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mohamedsiddique.j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 office:value-type="float" office:value="745">
            <text:p>74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shal.n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Manickaraja Dakshinamoorthy</text:p>
          </table:table-cell>
          <table:table-cell table:style-name="ce2" office:value-type="string">
            <text:p>manickaraja.dakshinamoorthy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Gnana Baskara Guptha Parath Paran</text:p>
          </table:table-cell>
          <table:table-cell table:style-name="ce2" office:value-type="string">
            <text:p>gnanabaskaraguptha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46">
            <text:p>74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gneshraj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athiya Moorthy Manoharan</text:p>
          </table:table-cell>
          <table:table-cell table:style-name="ce2" office:value-type="string">
            <text:p>sathiyamoorthy.m@ivtlinfoview.co.jp</text:p>
          </table:table-cell>
          <table:table-cell table:style-name="ce2" office:value-type="string">
            <text:p>Archana Sunil Prakash</text:p>
          </table:table-cell>
          <table:table-cell table:style-name="ce2" office:value-type="string">
            <text:p>archana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747">
            <text:p>74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athankumar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 office:value-type="string">
            <text:p>Sam David Paul David Thamarai Selvan</text:p>
          </table:table-cell>
          <table:table-cell table:style-name="ce2" office:value-type="string">
            <text:p>samdavidpaul.d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756">
            <text:p>75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ravanan.b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 office:value-type="string">
            <text:p>Sathiyananthan Pandian</text:p>
          </table:table-cell>
          <table:table-cell table:style-name="ce7" office:value-type="string">
            <text:p>sathiyananthan.p@ivtlinfoview.co.jp</text:p>
          </table:table-cell>
          <table:table-cell table:style-name="ce7" office:value-type="string">
            <text:p>Baskaran Ramakrishnan</text:p>
          </table:table-cell>
          <table:table-cell table:style-name="ce7" office:value-type="string">
            <text:p>baskara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57">
            <text:p>75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ohanasudhan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Varun Narasimha Barathy</text:p>
          </table:table-cell>
          <table:table-cell table:style-name="ce2" office:value-type="string">
            <text:p>varun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59">
            <text:p>75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jeyanthkishore.r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Technical Service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4"/>
          <table:table-cell table:style-name="ce2" office:value-type="string">
            <text:p>Nadarbalamurugan</text:p>
          </table:table-cell>
          <table:table-cell table:style-name="ce16" office:value-type="string">
            <text:p><text:a xlink:href="mailto:nadarbalamurugan.p@ivtlinfoview.co.jp">nadarbalamurugan.p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760">
            <text:p>76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aveen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Ashwin Kanthiah</text:p>
          </table:table-cell>
          <table:table-cell table:style-name="ce2" office:value-type="string">
            <text:p>ashwin.k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761">
            <text:p>76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anojkrishna.t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Balaji Rajan</text:p>
          </table:table-cell>
          <table:table-cell table:style-name="ce2" office:value-type="string">
            <text:p>balaji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69">
            <text:p>76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chithik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ethuramalingam Nayagam</text:p>
          </table:table-cell>
          <table:table-cell table:style-name="ce2" office:value-type="string">
            <text:p>sethuramalingam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79">
            <text:p>77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rinivasaguhan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Dineshkumar Rajakumar</text:p>
          </table:table-cell>
          <table:table-cell table:style-name="ce2" office:value-type="string">
            <text:p>dineshkumar.r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780">
            <text:p>78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nthosh.t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Manickaraja Dakshinamoorthy</text:p>
          </table:table-cell>
          <table:table-cell table:style-name="ce2" office:value-type="string">
            <text:p>manickaraja.dakshinamoorthy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Dinesh Kumar Ganesan</text:p>
          </table:table-cell>
          <table:table-cell table:style-name="ce2" office:value-type="string">
            <text:p>dineshkumar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82">
            <text:p>78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jayashankar.l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-SCM IF/DM</text:p>
          </table:table-cell>
          <table:table-cell table:style-name="ce2" office:value-type="string">
            <text:p>AC-SCM IF/DM_PJ</text:p>
          </table:table-cell>
          <table:table-cell table:style-name="ce2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784">
            <text:p>78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gnesh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Mohamed Siddique Jahir Hussain</text:p>
          </table:table-cell>
          <table:table-cell table:style-name="ce2" office:value-type="string">
            <text:p>mohamedsiddique.j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786">
            <text:p>78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loguparthiban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Balaji Rajan</text:p>
          </table:table-cell>
          <table:table-cell table:style-name="ce2" office:value-type="string">
            <text:p>balaji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87">
            <text:p>78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uniraj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Sathyapriya Vijayakumar</text:p>
          </table:table-cell>
          <table:table-cell table:style-name="ce2" office:value-type="string">
            <text:p>sathyapriya.v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88">
            <text:p>78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emnath.t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Nivetha Jambunathan</text:p>
          </table:table-cell>
          <table:table-cell table:style-name="ce2" office:value-type="string">
            <text:p>nivetha.j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791">
            <text:p>79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ilango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Vignesh Uthamaraj</text:p>
          </table:table-cell>
          <table:table-cell table:style-name="ce2" office:value-type="string">
            <text:p>vignesh.u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92">
            <text:p>79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kramraj.y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Nithin U.s Sreenivasan</text:p>
          </table:table-cell>
          <table:table-cell table:style-name="ce2" office:value-type="string">
            <text:p>nithin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795">
            <text:p>79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oovarasu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Venkatesh Sridhar</text:p>
          </table:table-cell>
          <table:table-cell table:style-name="ce2" office:value-type="string">
            <text:p>venkatesh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96">
            <text:p>79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chendur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Shakir Alam Mohd. Aman Akhtar</text:p>
          </table:table-cell>
          <table:table-cell table:style-name="ce2" office:value-type="string">
            <text:p>shakiralam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797">
            <text:p>79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bharathi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-SCM IF/DM</text:p>
          </table:table-cell>
          <table:table-cell table:style-name="ce2" office:value-type="string">
            <text:p>AC-SCM IF/DM_PJ</text:p>
          </table:table-cell>
          <table:table-cell table:style-name="ce2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798">
            <text:p>79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ladyspersiachristin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Aruna Kumarasamy</text:p>
          </table:table-cell>
          <table:table-cell table:style-name="ce2" office:value-type="string">
            <text:p>aruna.k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804">
            <text:p>80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thenmozhi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2" office:value-type="string">
            <text:p>Karthick Raj Jayaraman</text:p>
          </table:table-cell>
          <table:table-cell table:style-name="ce7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12" office:value-type="string">
            <text:p>Aravinth Pulavendramani</text:p>
          </table:table-cell>
          <table:table-cell table:style-name="ce7" office:value-type="string">
            <text:p>aravinth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11">
            <text:p>81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hanujadevi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Swatheeswaran Gopalsamy</text:p>
          </table:table-cell>
          <table:table-cell table:style-name="ce2" office:value-type="string">
            <text:p>swatheeswaran.g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814">
            <text:p>81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ganya.a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 office:value-type="string">
            <text:p>Arun.V Sundararaju</text:p>
          </table:table-cell>
          <table:table-cell table:style-name="ce2" office:value-type="string">
            <text:p>aru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15">
            <text:p>81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viya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Priyadharshini Shanmugavel</text:p>
          </table:table-cell>
          <table:table-cell table:style-name="ce2" office:value-type="string">
            <text:p>priyadharshini.sh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818">
            <text:p>81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okila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Indira Sudalaikan</text:p>
          </table:table-cell>
          <table:table-cell table:style-name="ce2" office:value-type="string">
            <text:p>indira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24">
            <text:p>82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engatalakshmi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16" office:value-type="string">
            <text:p><text:a xlink:href="mailto:Rajmohan.n@ivtlinfoview.com">Rajmohan.n@ivtlinfoview.com</text:a>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2">
          <table:table-cell table:style-name="ce2" office:value-type="float" office:value="825">
            <text:p>82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etriselvi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Bhubaal Sundara Krishnan</text:p>
          </table:table-cell>
          <table:table-cell table:style-name="ce2" office:value-type="string">
            <text:p>bhubaal.k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826">
            <text:p>82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eenakshi.n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4" office:value-type="string">
            <text:p>Mahalakshmi Balamurugan</text:p>
          </table:table-cell>
          <table:table-cell table:style-name="ce14" office:value-type="string">
            <text:p>mahalakshmi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33">
            <text:p>83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ayathri.m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Annoncia Joseph Raj</text:p>
          </table:table-cell>
          <table:table-cell table:style-name="ce2" office:value-type="string">
            <text:p>annoncia.j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834">
            <text:p>83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nthi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 office:value-type="string">
            <text:p>Sathiyananthan Pandian</text:p>
          </table:table-cell>
          <table:table-cell table:style-name="ce7" office:value-type="string">
            <text:p>sathiyananthan.p@ivtlinfoview.co.jp</text:p>
          </table:table-cell>
          <table:table-cell table:style-name="ce19" office:value-type="string">
            <text:p>Swathimala Pitchaikani</text:p>
          </table:table-cell>
          <table:table-cell table:style-name="ce2" office:value-type="string">
            <text:p>swathimala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35">
            <text:p>83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b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office:value-type="string">
            <text:p>Riya Sundar Raj</text:p>
          </table:table-cell>
          <table:table-cell table:style-name="ce2" office:value-type="string">
            <text:p>riya.r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836">
            <text:p>83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ja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Bhubaal Sundara Krishnan</text:p>
          </table:table-cell>
          <table:table-cell table:style-name="ce2" office:value-type="string">
            <text:p>bhubaal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37">
            <text:p>83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rinivasan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Talent Management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Chandrasekaran Murugesan</text:p>
          </table:table-cell>
          <table:table-cell table:style-name="ce2" office:value-type="string">
            <text:p>chandrasekaran.m@ivtlinfoview.co.jp</text:p>
          </table:table-cell>
          <table:table-cell table:style-name="ce2" office:value-type="string">
            <text:p>Susendraprabhu Seerangaraju</text:p>
          </table:table-cell>
          <table:table-cell table:style-name="ce2" office:value-type="string">
            <text:p>susendraprabhu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42">
            <text:p>84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iyanka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athiya Moorthy Manoharan</text:p>
          </table:table-cell>
          <table:table-cell table:style-name="ce2" office:value-type="string">
            <text:p>sathiyamoorthy.m@ivtlinfoview.co.jp</text:p>
          </table:table-cell>
          <table:table-cell table:style-name="ce2" office:value-type="string">
            <text:p>Archana Sunil Prakash</text:p>
          </table:table-cell>
          <table:table-cell table:style-name="ce2" office:value-type="string">
            <text:p>archana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850">
            <text:p>85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iyadharshini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Manickaraja Dakshinamoorthy</text:p>
          </table:table-cell>
          <table:table-cell table:style-name="ce2" office:value-type="string">
            <text:p>manickaraja.dakshinamoorthy@ivtlinfoview.com</text:p>
          </table:table-cell>
          <table:table-cell table:style-name="ce18"/>
          <table:table-cell table:style-name="ce2"/>
          <table:table-cell table:style-name="ce19" office:value-type="string">
            <text:p>Gowtham Santhosh Mohan</text:p>
          </table:table-cell>
          <table:table-cell table:style-name="ce2" office:value-type="string">
            <text:p>gowthamsanthosh.m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855">
            <text:p>85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dha.h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Geetha Sarangaraj</text:p>
          </table:table-cell>
          <table:table-cell table:style-name="ce2" office:value-type="string">
            <text:p>geetha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56">
            <text:p>85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veen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Lavanya Krishnamurthy</text:p>
          </table:table-cell>
          <table:table-cell table:style-name="ce2" office:value-type="string">
            <text:p>lavanya.k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57">
            <text:p>85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urugamani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16" office:value-type="string">
            <text:p><text:a xlink:href="mailto:Rajmohan.n@ivtlinfoview.com">Rajmohan.n@ivtlinfoview.com</text:a>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859">
            <text:p>85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owri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Satheeshkumar Sivakumar</text:p>
          </table:table-cell>
          <table:table-cell table:style-name="ce2" office:value-type="string">
            <text:p>satheeshkumar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60">
            <text:p>86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olly.b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Vinoth Balasubramanian</text:p>
          </table:table-cell>
          <table:table-cell table:style-name="ce2" office:value-type="string">
            <text:p>vinoth.b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862">
            <text:p>86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halinigayathri.t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 office:value-type="string">
            <text:p>Kaviyarasan Subbaiyan</text:p>
          </table:table-cell>
          <table:table-cell table:style-name="ce2" office:value-type="string">
            <text:p>kaviyarasan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863">
            <text:p>86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eni.t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 office:value-type="string">
            <text:p>Sathiyananthan Pandian</text:p>
          </table:table-cell>
          <table:table-cell table:style-name="ce7" office:value-type="string">
            <text:p>sathiyananthan.p@ivtlinfoview.co.jp</text:p>
          </table:table-cell>
          <table:table-cell table:style-name="ce19" office:value-type="string">
            <text:p>Jayachander Selvakumar</text:p>
          </table:table-cell>
          <table:table-cell table:style-name="ce2" office:value-type="string">
            <text:p>jayachander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66">
            <text:p>86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owndarya.j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16" office:value-type="string">
            <text:p><text:a xlink:href="mailto:Rajmohan.n@ivtlinfoview.com">Rajmohan.n@ivtlinfoview.com</text:a>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868">
            <text:p>86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onisha.s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Arun Kumar Balasubramanian</text:p>
          </table:table-cell>
          <table:table-cell table:style-name="ce2" office:value-type="string">
            <text:p>arunkumar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69">
            <text:p>86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hivya.d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Priyadharshini Shanmugavel</text:p>
          </table:table-cell>
          <table:table-cell table:style-name="ce2" office:value-type="string">
            <text:p>priyadharshini.sh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870">
            <text:p>87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hameedhaparveen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 office:value-type="string">
            <text:p>Sathiyananthan Pandian</text:p>
          </table:table-cell>
          <table:table-cell table:style-name="ce7" office:value-type="string">
            <text:p>sathiyananthan.p@ivtlinfoview.co.jp</text:p>
          </table:table-cell>
          <table:table-cell table:style-name="ce19" office:value-type="string">
            <text:p>Jayachander Selvakumar</text:p>
          </table:table-cell>
          <table:table-cell table:style-name="ce2" office:value-type="string">
            <text:p>jayachander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71">
            <text:p>87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matchi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Arun Kumar Balasubramanian</text:p>
          </table:table-cell>
          <table:table-cell table:style-name="ce2" office:value-type="string">
            <text:p>arunkumar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73">
            <text:p>87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bashalini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Yogeswari Mani</text:p>
          </table:table-cell>
          <table:table-cell table:style-name="ce2" office:value-type="string">
            <text:p>yogeswari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74">
            <text:p>87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habarigirison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Yogeswari Mani</text:p>
          </table:table-cell>
          <table:table-cell table:style-name="ce2" office:value-type="string">
            <text:p>yogeswari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75">
            <text:p>87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lakshman.c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Attendanc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Vijayanak Lakshmanasamy</text:p>
          </table:table-cell>
          <table:table-cell table:style-name="ce2" office:value-type="string">
            <text:p>vijayanak.l@ivtlinfoview.co.jp</text:p>
          </table:table-cell>
          <table:table-cell table:style-name="ce2" office:value-type="string">
            <text:p>Sudhan Sivaraj</text:p>
          </table:table-cell>
          <table:table-cell table:style-name="ce2" office:value-type="string">
            <text:p>sudh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77">
            <text:p>87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rthick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Vijay Ramadurai</text:p>
          </table:table-cell>
          <table:table-cell table:style-name="ce2" office:value-type="string">
            <text:p>vijay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78">
            <text:p>87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aheshkumar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Talent Management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Chandrasekaran Murugesan</text:p>
          </table:table-cell>
          <table:table-cell table:style-name="ce2" office:value-type="string">
            <text:p>chandrasekaran.m@ivtlinfoview.co.jp</text:p>
          </table:table-cell>
          <table:table-cell table:style-name="ce2" office:value-type="string">
            <text:p>Sarath Guhan Ravichandran</text:p>
          </table:table-cell>
          <table:table-cell table:style-name="ce2" office:value-type="string">
            <text:p>sarathguha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80">
            <text:p>88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hivakumar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Technical Service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4"/>
          <table:table-cell table:style-name="ce2" office:value-type="string">
            <text:p>Nadarbalamurugan</text:p>
          </table:table-cell>
          <table:table-cell table:style-name="ce16" office:value-type="string">
            <text:p><text:a xlink:href="mailto:nadarbalamurugan.p@ivtlinfoview.co.jp">nadarbalamurugan.p@ivtlinfoview.co.jp</text:a></text:p>
          </table:table-cell>
          <table:table-cell table:number-columns-repeated="1009"/>
        </table:table-row>
        <table:table-row table:style-name="ro2">
          <table:table-cell table:style-name="ce2" office:value-type="float" office:value="881">
            <text:p>88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riraam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Aravinth Pulavendramani</text:p>
          </table:table-cell>
          <table:table-cell table:style-name="ce2" office:value-type="string">
            <text:p>aravinth.p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882">
            <text:p>88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bhu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Varadharajan Sesharaman</text:p>
          </table:table-cell>
          <table:table-cell table:style-name="ce2" office:value-type="string">
            <text:p>varadharajan.s@ivtlinfoview.co.jp</text:p>
          </table:table-cell>
          <table:table-cell table:style-name="ce19" office:value-type="string">
            <text:p>Daniel Mariadass Iruthayasamy</text:p>
          </table:table-cell>
          <table:table-cell table:style-name="ce2" office:value-type="string">
            <text:p>danielmariadass.i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85">
            <text:p>88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iyyammalsaranya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Manimozhi Subramanian</text:p>
          </table:table-cell>
          <table:table-cell table:style-name="ce2" office:value-type="string">
            <text:p>manimozhi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887">
            <text:p>88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alarvizhi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udhagar Selvaraj</text:p>
          </table:table-cell>
          <table:table-cell table:style-name="ce2" office:value-type="string">
            <text:p>sudhagar.s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89">
            <text:p>88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yalvizhi.n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Attendanc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Vijayanak Lakshmanasamy</text:p>
          </table:table-cell>
          <table:table-cell table:style-name="ce2" office:value-type="string">
            <text:p>vijayanak.l@ivtlinfoview.co.jp</text:p>
          </table:table-cell>
          <table:table-cell table:style-name="ce2" office:value-type="string">
            <text:p>Arun Jayendiran</text:p>
          </table:table-cell>
          <table:table-cell table:style-name="ce2" office:value-type="string">
            <text:p>arun.j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894">
            <text:p>89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onni.n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Premanand Balasubramanian</text:p>
          </table:table-cell>
          <table:table-cell table:style-name="ce2" office:value-type="string">
            <text:p>premanand.b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897">
            <text:p>89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owmy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Manickaraja Dakshinamoorthy</text:p>
          </table:table-cell>
          <table:table-cell table:style-name="ce2" office:value-type="string">
            <text:p>manickaraja.dakshinamoorthy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Prashittha Mani Ravichandran</text:p>
          </table:table-cell>
          <table:table-cell table:style-name="ce2" office:value-type="string">
            <text:p>prashittha.m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898">
            <text:p>89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nnalakshmi.n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Narmathapillay Cassivisvanadanepillay</text:p>
          </table:table-cell>
          <table:table-cell table:style-name="ce2" office:value-type="string">
            <text:p>narmatha.c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00">
            <text:p>90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shnuvarthan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906">
            <text:p>90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runkumar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Hemarajan Somasundaram</text:p>
          </table:table-cell>
          <table:table-cell table:style-name="ce2" office:value-type="string">
            <text:p>hemarajan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907">
            <text:p>90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sanna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Venkatesh Sridhar</text:p>
          </table:table-cell>
          <table:table-cell table:style-name="ce2" office:value-type="string">
            <text:p>venkatesh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08">
            <text:p>90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nish.m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Attendanc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Vijayanak Lakshmanasamy</text:p>
          </table:table-cell>
          <table:table-cell table:style-name="ce2" office:value-type="string">
            <text:p>vijayanak.l@ivtlinfoview.co.jp</text:p>
          </table:table-cell>
          <table:table-cell table:style-name="ce2" office:value-type="string">
            <text:p>Sudhan Sivaraj</text:p>
          </table:table-cell>
          <table:table-cell table:style-name="ce2" office:value-type="string">
            <text:p>sudhan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913">
            <text:p>91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iyank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 office:value-type="string">
            <text:p>Sathiyananthan Pandian</text:p>
          </table:table-cell>
          <table:table-cell table:style-name="ce7" office:value-type="string">
            <text:p>sathiyananthan.p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914">
            <text:p>91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andhini.b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Nivetha Jambunathan</text:p>
          </table:table-cell>
          <table:table-cell table:style-name="ce2" office:value-type="string">
            <text:p>nivetha.j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919">
            <text:p>91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hariharan.n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Varadharajan Sesharaman</text:p>
          </table:table-cell>
          <table:table-cell table:style-name="ce2" office:value-type="string">
            <text:p>varadharajan.s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2">
          <table:table-cell table:style-name="ce2" office:value-type="float" office:value="920">
            <text:p>92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opi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 office:value-type="string">
            <text:p>Kaviyarasan Subbaiyan</text:p>
          </table:table-cell>
          <table:table-cell table:style-name="ce2" office:value-type="string">
            <text:p>kaviyaras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21">
            <text:p>92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okul.r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QE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Akash C</text:p>
          </table:table-cell>
          <table:table-cell table:style-name="ce2" office:value-type="string">
            <text:p>akash.c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22">
            <text:p>92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lenjeealex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office:value-type="string">
            <text:p>Hemalatha Rajendran</text:p>
          </table:table-cell>
          <table:table-cell table:style-name="ce2" office:value-type="string">
            <text:p>hemalath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23">
            <text:p>92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anoj.t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Midhuna M Dileep Thiruvilakkil <text:s/>Gangadharan Dileep</text:p>
          </table:table-cell>
          <table:table-cell table:style-name="ce2" office:value-type="string">
            <text:p>midhunamdileep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26">
            <text:p>92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oonkodi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office:value-type="string">
            <text:p>Riya Sundar Raj</text:p>
          </table:table-cell>
          <table:table-cell table:style-name="ce2" office:value-type="string">
            <text:p>riy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30">
            <text:p>93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oonkothai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Yogeswari Mani</text:p>
          </table:table-cell>
          <table:table-cell table:style-name="ce2" office:value-type="string">
            <text:p>yogeswari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47">
            <text:p>94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ithya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office:value-type="string">
            <text:p>Yamuna Bharathi Kumarasamy</text:p>
          </table:table-cell>
          <table:table-cell table:style-name="ce2" office:value-type="string">
            <text:p>yamunabharath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48">
            <text:p>94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anitha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Shakir Alam Mohd. Aman Akhtar</text:p>
          </table:table-cell>
          <table:table-cell table:style-name="ce2" office:value-type="string">
            <text:p>shakiralam.m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955">
            <text:p>95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lini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Manickaraja Dakshinamoorthy</text:p>
          </table:table-cell>
          <table:table-cell table:style-name="ce2" office:value-type="string">
            <text:p>manickaraja.dakshinamoorthy@ivtlinfoview.com</text:p>
          </table:table-cell>
          <table:table-cell table:style-name="ce18"/>
          <table:table-cell table:style-name="ce2"/>
          <table:table-cell table:style-name="ce19" office:value-type="string">
            <text:p>Gowtham Santhosh Mohan</text:p>
          </table:table-cell>
          <table:table-cell table:style-name="ce2" office:value-type="string">
            <text:p>gowthamsanthosh.m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2">
          <table:table-cell table:style-name="ce2" office:value-type="float" office:value="956">
            <text:p>95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oorya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9" office:value-type="string">
            <text:p>Santhosh Kumar Durairaj</text:p>
          </table:table-cell>
          <table:table-cell table:style-name="ce2" office:value-type="string">
            <text:p>santhoshkumar.d@ivtlinfoview.co.jp</text:p>
          </table:table-cell>
          <table:table-cell table:style-name="ce19"/>
          <table:table-cell table:style-name="ce2"/>
          <table:table-cell table:style-name="ce19" office:value-type="string">
            <text:p>Amala Marianathan</text:p>
          </table:table-cell>
          <table:table-cell table:style-name="ce2" office:value-type="string">
            <text:p>amal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60">
            <text:p>96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thangeswari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Midhuna M Dileep Thiruvilakkil <text:s/>Gangadharan Dileep</text:p>
          </table:table-cell>
          <table:table-cell table:style-name="ce2" office:value-type="string">
            <text:p>midhunamdileep.t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963">
            <text:p>96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indhumathy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Varadharajan Sesharaman</text:p>
          </table:table-cell>
          <table:table-cell table:style-name="ce2" office:value-type="string">
            <text:p>varadharajan.s@ivtlinfoview.co.jp</text:p>
          </table:table-cell>
          <table:table-cell table:style-name="ce19" office:value-type="string">
            <text:p>Karthick Elamurugan</text:p>
          </table:table-cell>
          <table:table-cell table:style-name="ce2" office:value-type="string">
            <text:p>karthick.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71">
            <text:p>97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uthumeenakshi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16" office:value-type="string">
            <text:p><text:a xlink:href="mailto:Rajmohan.n@ivtlinfoview.com">Rajmohan.n@ivtlinfoview.com</text:a>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972">
            <text:p>97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vikumar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Sriram Rajagopalan</text:p>
          </table:table-cell>
          <table:table-cell table:style-name="ce2" office:value-type="string">
            <text:p>sriram.r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973">
            <text:p>97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swajanani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Saravanakumar Aruchamy</text:p>
          </table:table-cell>
          <table:table-cell table:style-name="ce2" office:value-type="string">
            <text:p>saravanakumar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76">
            <text:p>97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jaya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Arulmani A</text:p>
          </table:table-cell>
          <table:table-cell table:style-name="ce2" office:value-type="string">
            <text:p>arulmani.a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980">
            <text:p>98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bharathwaj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Manickaraja Dakshinamoorthy</text:p>
          </table:table-cell>
          <table:table-cell table:style-name="ce2" office:value-type="string">
            <text:p>manickaraja.dakshinamoorthy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Prashittha Mani Ravichandran</text:p>
          </table:table-cell>
          <table:table-cell table:style-name="ce2" office:value-type="string">
            <text:p>prashitth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84">
            <text:p>98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ridhar.c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abarinathan Sarangapani</text:p>
          </table:table-cell>
          <table:table-cell table:style-name="ce2" office:value-type="string">
            <text:p>sabarinath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87">
            <text:p>98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nupriya.j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Priya Ramamurthi</text:p>
          </table:table-cell>
          <table:table-cell table:style-name="ce2" office:value-type="string">
            <text:p>priya.r@ivtlinfoview.co.jp</text:p>
          </table:table-cell>
          <table:table-cell table:number-columns-repeated="1009"/>
        </table:table-row>
        <table:table-row table:style-name="ro2">
          <table:table-cell table:style-name="ce4" office:value-type="float" office:value="988">
            <text:p>98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lingeshshiva.b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Sakthivel Saravanan</text:p>
          </table:table-cell>
          <table:table-cell table:style-name="ce2" office:value-type="string">
            <text:p>sakthivel.sa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990">
            <text:p>99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rthick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 office:value-type="string">
            <text:p>Arun.V Sundararaju</text:p>
          </table:table-cell>
          <table:table-cell table:style-name="ce2" office:value-type="string">
            <text:p>arun.s@ivtlinfoview.co.jp</text:p>
          </table:table-cell>
          <table:table-cell table:number-columns-repeated="1009"/>
        </table:table-row>
        <table:table-row table:style-name="ro2">
          <table:table-cell table:style-name="ce4" office:value-type="float" office:value="992">
            <text:p>99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veenkumar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2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9" office:value-type="string">
            <text:p>Santhosh Kumar Durairaj</text:p>
          </table:table-cell>
          <table:table-cell table:style-name="ce2" office:value-type="string">
            <text:p>santhoshkumar.d@ivtlinfoview.co.jp</text:p>
          </table:table-cell>
          <table:table-cell table:style-name="ce2" table:number-columns-repeated="2"/>
          <table:table-cell table:style-name="ce12" office:value-type="string">
            <text:p>Amala Marianathan</text:p>
          </table:table-cell>
          <table:table-cell table:style-name="ce7" office:value-type="string">
            <text:p>amala.m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993">
            <text:p>993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anthoshkumar.j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Lakshmykutty</text:p>
          </table:table-cell>
          <table:table-cell table:style-name="ce2" office:value-type="string">
            <text:p>lakshmykutty.r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2">
          <table:table-cell table:style-name="ce2" office:value-type="float" office:value="996">
            <text:p>99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eetharaman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 office:value-type="string">
            <text:p>Sam David Paul David Thamarai Selvan</text:p>
          </table:table-cell>
          <table:table-cell table:style-name="ce2" office:value-type="string">
            <text:p>samdavidpaul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97">
            <text:p>99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shnuprasanth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Dineshkumar Rajakumar</text:p>
          </table:table-cell>
          <table:table-cell table:style-name="ce2" office:value-type="string">
            <text:p>dineshkumar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998">
            <text:p>99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ineshkumar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Lavanya Krishnamurthy</text:p>
          </table:table-cell>
          <table:table-cell table:style-name="ce2" office:value-type="string">
            <text:p>lavanya.k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00">
            <text:p>100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inesh.g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Manivannan Somasundaram</text:p>
          </table:table-cell>
          <table:table-cell table:style-name="ce16" office:value-type="string">
            <text:p><text:a xlink:href="mailto:manivannan.s@ivtlinfoview.co.jp">manivannan.s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1002">
            <text:p>100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yedfazila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Dineshkumar Rajakumar</text:p>
          </table:table-cell>
          <table:table-cell table:style-name="ce2" office:value-type="string">
            <text:p>dineshkumar.r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010">
            <text:p>101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anjula.n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Manickaraja Dakshinamoorthy</text:p>
          </table:table-cell>
          <table:table-cell table:style-name="ce2" office:value-type="string">
            <text:p>manickaraja.dakshinamoorthy@ivtlinfoview.com</text:p>
          </table:table-cell>
          <table:table-cell table:style-name="ce18"/>
          <table:table-cell table:style-name="ce2"/>
          <table:table-cell table:style-name="ce19" office:value-type="string">
            <text:p>Gowtham Santhosh Mohan</text:p>
          </table:table-cell>
          <table:table-cell table:style-name="ce2" office:value-type="string">
            <text:p>gowthamsanthosh.m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1011">
            <text:p>101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enuka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Customer Support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Sachidhanandhan Sellamuthu</text:p>
          </table:table-cell>
          <table:table-cell table:style-name="ce16" office:value-type="string">
            <text:p><text:a xlink:href="mailto:sachidhanandhan.s@ivtlinfoview.co.jp">sachidhanandhan.s@ivtlinfoview.co.jp</text:a></text:p>
          </table:table-cell>
          <table:table-cell table:number-columns-repeated="1009"/>
        </table:table-row>
        <table:table-row table:style-name="ro2">
          <table:table-cell table:style-name="ce2" office:value-type="float" office:value="1012">
            <text:p>101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nusuya.e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 office:value-type="string">
            <text:p>Sathiyananthan Pandian</text:p>
          </table:table-cell>
          <table:table-cell table:style-name="ce7" office:value-type="string">
            <text:p>sathiyananthan.p@ivtlinfoview.co.jp</text:p>
          </table:table-cell>
          <table:table-cell table:style-name="ce19" office:value-type="string">
            <text:p>Saravana Kumaran Dhandapani</text:p>
          </table:table-cell>
          <table:table-cell table:style-name="ce2" office:value-type="string">
            <text:p>saravanakumaran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18">
            <text:p>101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rithiga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Aruna Kumarasamy</text:p>
          </table:table-cell>
          <table:table-cell table:style-name="ce2" office:value-type="string">
            <text:p>aruna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22">
            <text:p>102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ravanan.m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Attendance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Navyasree S</text:p>
          </table:table-cell>
          <table:table-cell table:style-name="ce2" office:value-type="string">
            <text:p>navyasree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23">
            <text:p>102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tharunprasathkumar.r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Talent Management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Chandrasekaran Murugesan</text:p>
          </table:table-cell>
          <table:table-cell table:style-name="ce2" office:value-type="string">
            <text:p>chandrasekaran.m@ivtlinfoview.co.jp</text:p>
          </table:table-cell>
          <table:table-cell table:style-name="ce2" office:value-type="string">
            <text:p>Sarath Guhan Ravichandran</text:p>
          </table:table-cell>
          <table:table-cell table:style-name="ce2" office:value-type="string">
            <text:p>sarathguha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24">
            <text:p>102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agaraju.a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Talent Management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Chandrasekaran Murugesan</text:p>
          </table:table-cell>
          <table:table-cell table:style-name="ce2" office:value-type="string">
            <text:p>chandrasekaran.m@ivtlinfoview.co.jp</text:p>
          </table:table-cell>
          <table:table-cell table:style-name="ce2" office:value-type="string">
            <text:p>Sarath Guhan Ravichandran</text:p>
          </table:table-cell>
          <table:table-cell table:style-name="ce2" office:value-type="string">
            <text:p>sarathguhan.r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025">
            <text:p>102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nothkumar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16" office:value-type="string">
            <text:p><text:a xlink:href="mailto:sureshkumar.mohanraj@ivtlinfoview.com">sureshkumar.mohanraj@ivtlinfoview.com</text:a>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1029">
            <text:p>102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ishanth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Sasiprabu Kannan</text:p>
          </table:table-cell>
          <table:table-cell table:style-name="ce2" office:value-type="string">
            <text:p>sasiprabu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32">
            <text:p>103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john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Swatheeswaran Gopalsamy</text:p>
          </table:table-cell>
          <table:table-cell table:style-name="ce2" office:value-type="string">
            <text:p>swatheeswaran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34">
            <text:p>103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bharathi.m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CI</text:p>
          </table:table-cell>
          <table:table-cell table:style-name="ce2" office:value-type="string">
            <text:p>Suresh Kumar Mohanraj</text:p>
          </table:table-cell>
          <table:table-cell table:style-name="ce16" office:value-type="string">
            <text:p><text:a xlink:href="mailto:sureshkumar.mohanraj@ivtlinfoview.com">sureshkumar.mohanraj@ivtlinfoview.com</text:a>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1035">
            <text:p>1035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hyamaladevi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 office:value-type="float" office:value="1036">
            <text:p>103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nitha.c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Manickaraja Dakshinamoorthy</text:p>
          </table:table-cell>
          <table:table-cell table:style-name="ce2" office:value-type="string">
            <text:p>manickaraja.dakshinamoorthy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9"/>
        </table:table-row>
        <table:table-row table:style-name="ro2">
          <table:table-cell table:style-name="ce2" office:value-type="float" office:value="1048">
            <text:p>104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anikandan.v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16" office:value-type="string">
            <text:p><text:a xlink:href="mailto:sureshkumar.mohanraj@ivtlinfoview.com">sureshkumar.mohanraj@ivtlinfoview.com</text:a>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1051">
            <text:p>105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laiarasan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Talent Management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Chandrasekaran Murugesan</text:p>
          </table:table-cell>
          <table:table-cell table:style-name="ce2" office:value-type="string">
            <text:p>chandrasekaran.m@ivtlinfoview.co.jp</text:p>
          </table:table-cell>
          <table:table-cell table:style-name="ce2" office:value-type="string">
            <text:p>Sarath Guhan Ravichandran</text:p>
          </table:table-cell>
          <table:table-cell table:style-name="ce2" office:value-type="string">
            <text:p>sarathguhan.r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054">
            <text:p>105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theesh.d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Meenu Perumal</text:p>
          </table:table-cell>
          <table:table-cell table:style-name="ce2" office:value-type="string">
            <text:p>meenu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57">
            <text:p>105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ohammedzaid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Gunasekaran Ammasai</text:p>
          </table:table-cell>
          <table:table-cell table:style-name="ce2" office:value-type="string">
            <text:p>gunasekaran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59">
            <text:p>105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jarajan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Dineshkumar Rajakumar</text:p>
          </table:table-cell>
          <table:table-cell table:style-name="ce2" office:value-type="string">
            <text:p>dineshkumar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62">
            <text:p>106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.iswarya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Dineshkumar Rajakumar</text:p>
          </table:table-cell>
          <table:table-cell table:style-name="ce2" office:value-type="string">
            <text:p>dineshkumar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63">
            <text:p>106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hivya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Premanand Balasubramanian</text:p>
          </table:table-cell>
          <table:table-cell table:style-name="ce2" office:value-type="string">
            <text:p>premanand.b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064">
            <text:p>106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ayathri.t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Aravinth Pulavendramani</text:p>
          </table:table-cell>
          <table:table-cell table:style-name="ce2" office:value-type="string">
            <text:p>aravinth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66">
            <text:p>106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ithya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abarinathan Sarangapani</text:p>
          </table:table-cell>
          <table:table-cell table:style-name="ce2" office:value-type="string">
            <text:p>sabarinath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75">
            <text:p>107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njith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Vairavan Udayappan</text:p>
          </table:table-cell>
          <table:table-cell table:style-name="ce2" office:value-type="string">
            <text:p>vairavan.u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82">
            <text:p>108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uniappan.b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Vijay Ramadurai</text:p>
          </table:table-cell>
          <table:table-cell table:style-name="ce2" office:value-type="string">
            <text:p>vijay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84">
            <text:p>108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resh.d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Talent Management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Chandrasekaran Murugesan</text:p>
          </table:table-cell>
          <table:table-cell table:style-name="ce2" office:value-type="string">
            <text:p>chandrasekaran.m@ivtlinfoview.co.jp</text:p>
          </table:table-cell>
          <table:table-cell table:style-name="ce2" office:value-type="string">
            <text:p>Susendraprabhu Seerangaraju</text:p>
          </table:table-cell>
          <table:table-cell table:style-name="ce2" office:value-type="string">
            <text:p>susendraprabhu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93">
            <text:p>109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avithra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Annoncia Joseph Raj</text:p>
          </table:table-cell>
          <table:table-cell table:style-name="ce2" office:value-type="string">
            <text:p>annoncia.j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095">
            <text:p>109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ganya.b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ivaranjani Sivaprakasam</text:p>
          </table:table-cell>
          <table:table-cell table:style-name="ce2" office:value-type="string">
            <text:p>sivaranjani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06">
            <text:p>110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kashkumar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Yogeswari Mani</text:p>
          </table:table-cell>
          <table:table-cell table:style-name="ce2" office:value-type="string">
            <text:p>yogeswari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07">
            <text:p>110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jinith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Geetha Sarangaraj</text:p>
          </table:table-cell>
          <table:table-cell table:style-name="ce2" office:value-type="string">
            <text:p>geetha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09">
            <text:p>110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ruthi.g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office:value-type="string">
            <text:p>Sobiya Nagarajan</text:p>
          </table:table-cell>
          <table:table-cell table:style-name="ce2" office:value-type="string">
            <text:p>sobiya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15">
            <text:p>111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ythili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Mohanapriya Saravanan</text:p>
          </table:table-cell>
          <table:table-cell table:style-name="ce2" office:value-type="string">
            <text:p>mohanapriya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16">
            <text:p>111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haripriy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office:value-type="string">
            <text:p>Yamuna Bharathi Kumarasamy</text:p>
          </table:table-cell>
          <table:table-cell table:style-name="ce2" office:value-type="string">
            <text:p>yamunabharath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17">
            <text:p>111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eetha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office:value-type="string">
            <text:p>Yamuna Bharathi Kumarasamy</text:p>
          </table:table-cell>
          <table:table-cell table:style-name="ce2" office:value-type="string">
            <text:p>yamunabharath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18">
            <text:p>111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ngeetha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Mohanapriya Saravanan</text:p>
          </table:table-cell>
          <table:table-cell table:style-name="ce2" office:value-type="string">
            <text:p>mohanapriya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19">
            <text:p>111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elhibai.g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Naveen kumar Srinivasan</text:p>
          </table:table-cell>
          <table:table-cell table:style-name="ce2" office:value-type="string">
            <text:p>naveenkumar.s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23">
            <text:p>112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elvakaleeswaran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Talent Management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Chandrasekaran Murugesan</text:p>
          </table:table-cell>
          <table:table-cell table:style-name="ce2" office:value-type="string">
            <text:p>chandrasekaran.m@ivtlinfoview.co.jp</text:p>
          </table:table-cell>
          <table:table-cell table:style-name="ce2" office:value-type="string">
            <text:p>Susendraprabhu Seerangaraju</text:p>
          </table:table-cell>
          <table:table-cell table:style-name="ce2" office:value-type="string">
            <text:p>susendraprabhu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26">
            <text:p>112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rvindkumar.m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Balamani Shankar</text:p>
          </table:table-cell>
          <table:table-cell table:style-name="ce2" office:value-type="string">
            <text:p>balamani.s@ivtlinfoview.co.jp</text:p>
          </table:table-cell>
          <table:table-cell table:style-name="ce2" office:value-type="string">
            <text:p>Ramesh Tamilmani</text:p>
          </table:table-cell>
          <table:table-cell table:style-name="ce2" office:value-type="string">
            <text:p>ramesh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27">
            <text:p>112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ravanan.m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Mohanapriya Saravanan</text:p>
          </table:table-cell>
          <table:table-cell table:style-name="ce2" office:value-type="string">
            <text:p>mohanapriya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29">
            <text:p>112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nusownthariyarajakumari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Udaya Natarajan</text:p>
          </table:table-cell>
          <table:table-cell table:style-name="ce2" office:value-type="string">
            <text:p>udaya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37">
            <text:p>113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iya.n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Sathyapriya Vijayakumar</text:p>
          </table:table-cell>
          <table:table-cell table:style-name="ce2" office:value-type="string">
            <text:p>sathyapriya.v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39">
            <text:p>113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enaga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Gunasekaran Ammasai</text:p>
          </table:table-cell>
          <table:table-cell table:style-name="ce2" office:value-type="string">
            <text:p>gunasekaran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41">
            <text:p>114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jithkumar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athiya Moorthy Manoharan</text:p>
          </table:table-cell>
          <table:table-cell table:style-name="ce2" office:value-type="string">
            <text:p>sathiyamoorthy.m@ivtlinfoview.co.jp</text:p>
          </table:table-cell>
          <table:table-cell table:style-name="ce2" office:value-type="string">
            <text:p>Archana Sunil Prakash</text:p>
          </table:table-cell>
          <table:table-cell table:style-name="ce2" office:value-type="string">
            <text:p>archana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45">
            <text:p>114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logeshwari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Rohini Subramanian</text:p>
          </table:table-cell>
          <table:table-cell table:style-name="ce2" office:value-type="string">
            <text:p>rohini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48">
            <text:p>114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ohamedsuhail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Sampath Kumar Raja</text:p>
          </table:table-cell>
          <table:table-cell table:style-name="ce16" office:value-type="string">
            <text:p><text:a xlink:href="mailto:sampathkumar.r@ivtlinfoview.co.jp">sampathkumar.r@ivtlinfoview.co.jp</text:a></text:p>
          </table:table-cell>
          <table:table-cell table:number-columns-repeated="1009"/>
        </table:table-row>
        <table:table-row table:style-name="ro2">
          <table:table-cell table:style-name="ce2" office:value-type="float" office:value="1149">
            <text:p>114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mmaxwell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Lakshmykutty</text:p>
          </table:table-cell>
          <table:table-cell table:style-name="ce2" office:value-type="string">
            <text:p>lakshmykutty.r@ivtlinfoview.co.jp</text:p>
          </table:table-cell>
          <table:table-cell table:style-name="ce19" office:value-type="string">
            <text:p>Vinoth Kumar Anguraj</text:p>
          </table:table-cell>
          <table:table-cell table:style-name="ce2" office:value-type="string">
            <text:p>vinothkumar.an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150">
            <text:p>115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santh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Meenu Perumal</text:p>
          </table:table-cell>
          <table:table-cell table:style-name="ce2" office:value-type="string">
            <text:p>meenu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53">
            <text:p>115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nothkumar.g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Sasiprabu Kannan</text:p>
          </table:table-cell>
          <table:table-cell table:style-name="ce2" office:value-type="string">
            <text:p>sasiprabu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55">
            <text:p>115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shwin.c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16" office:value-type="string">
            <text:p><text:a xlink:href="mailto:rajmohan.n@ivtlinfoview.com">rajmohan.n@ivtlinfoview.com</text:a>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1156">
            <text:p>115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ohanapriyan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Gomathi Ranganathan</text:p>
          </table:table-cell>
          <table:table-cell table:style-name="ce2" office:value-type="string">
            <text:p>gomathi.r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157">
            <text:p>115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runkumar.t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2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16" office:value-type="string">
            <text:p><text:a xlink:href="mailto:sureshkumar.mohanraj@ivtlinfoview.com">sureshkumar.mohanraj@ivtlinfoview.com</text:a>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1158">
            <text:p>115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laimathi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athiya Moorthy Manoharan</text:p>
          </table:table-cell>
          <table:table-cell table:style-name="ce2" office:value-type="string">
            <text:p>sathiyamoorthy.m@ivtlinfoview.co.jp</text:p>
          </table:table-cell>
          <table:table-cell table:style-name="ce2" office:value-type="string">
            <text:p>Keerthick Ganesan</text:p>
          </table:table-cell>
          <table:table-cell table:style-name="ce2" office:value-type="string">
            <text:p>keerthick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62">
            <text:p>116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ooranisri.j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Kishor Kumar Venkatachalam</text:p>
          </table:table-cell>
          <table:table-cell table:style-name="ce2" office:value-type="string">
            <text:p>kishorkumar.v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164">
            <text:p>116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harani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Aravinth Pulavendramani</text:p>
          </table:table-cell>
          <table:table-cell table:style-name="ce2" office:value-type="string">
            <text:p>aravinth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68">
            <text:p>1168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kathiravan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2">
          <table:table-cell table:style-name="ce2" office:value-type="float" office:value="1169">
            <text:p>116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balaji.d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 office:value-type="string">
            <text:p>Sam David Paul David Thamarai Selvan</text:p>
          </table:table-cell>
          <table:table-cell table:style-name="ce2" office:value-type="string">
            <text:p>samdavidpaul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70">
            <text:p>117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ethupathi.t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Sriram Rajagopalan</text:p>
          </table:table-cell>
          <table:table-cell table:style-name="ce2" office:value-type="string">
            <text:p>sriram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71">
            <text:p>117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heikmohammedfahim.a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Attendanc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Vijayanak Lakshmanasamy</text:p>
          </table:table-cell>
          <table:table-cell table:style-name="ce2" office:value-type="string">
            <text:p>vijayanak.l@ivtlinfoview.co.jp</text:p>
          </table:table-cell>
          <table:table-cell table:style-name="ce2" office:value-type="string">
            <text:p>Natesanathan Kamaraj</text:p>
          </table:table-cell>
          <table:table-cell table:style-name="ce2" office:value-type="string">
            <text:p>natesanathan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72">
            <text:p>117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uruthe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Sriram Rajagopalan</text:p>
          </table:table-cell>
          <table:table-cell table:style-name="ce2" office:value-type="string">
            <text:p>sriram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76">
            <text:p>117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nthoshsharma.m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QE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Akash C</text:p>
          </table:table-cell>
          <table:table-cell table:style-name="ce2" office:value-type="string">
            <text:p>akash.c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80">
            <text:p>118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haraneeshwar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Sivamareeswari Thiagarajan</text:p>
          </table:table-cell>
          <table:table-cell table:style-name="ce2" office:value-type="string">
            <text:p>sivamareeswari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81">
            <text:p>118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njeevkumar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1182">
            <text:p>118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thyeshram.n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QE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Akash C</text:p>
          </table:table-cell>
          <table:table-cell table:style-name="ce2" office:value-type="string">
            <text:p>akash.c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185">
            <text:p>118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rabooji.e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Jeyakrishnan Mahalingam</text:p>
          </table:table-cell>
          <table:table-cell table:style-name="ce2" office:value-type="string">
            <text:p>jeyakrishnan.m@ivtlinfoview.co.jp</text:p>
          </table:table-cell>
          <table:table-cell table:style-name="ce19" office:value-type="string">
            <text:p>Deepak Soman M.Pratheep</text:p>
          </table:table-cell>
          <table:table-cell table:style-name="ce2" office:value-type="string">
            <text:p>deepaksoman.p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193">
            <text:p>119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dhithya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Manickaraja Dakshinamoorthy</text:p>
          </table:table-cell>
          <table:table-cell table:style-name="ce2" office:value-type="string">
            <text:p>manickaraja.dakshinamoorthy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Prashittha Mani Ravichandran</text:p>
          </table:table-cell>
          <table:table-cell table:style-name="ce2" office:value-type="string">
            <text:p>prashitth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94">
            <text:p>119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elkuppannasamy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athiya Moorthy Manoharan</text:p>
          </table:table-cell>
          <table:table-cell table:style-name="ce2" office:value-type="string">
            <text:p>sathiyamoorthy.m@ivtlinfoview.co.jp</text:p>
          </table:table-cell>
          <table:table-cell table:style-name="ce2" office:value-type="string">
            <text:p>Keerthick Ganesan</text:p>
          </table:table-cell>
          <table:table-cell table:style-name="ce2" office:value-type="string">
            <text:p>keerthick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96">
            <text:p>119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andhini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office:value-type="string">
            <text:p>Anupriya Mahendran</text:p>
          </table:table-cell>
          <table:table-cell table:style-name="ce2" office:value-type="string">
            <text:p>anupriy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198">
            <text:p>119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andini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Karthika Nagarajan</text:p>
          </table:table-cell>
          <table:table-cell table:style-name="ce2" office:value-type="string">
            <text:p>karthika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206">
            <text:p>120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mkumar.d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Nithya Saravanan</text:p>
          </table:table-cell>
          <table:table-cell table:style-name="ce2" office:value-type="string">
            <text:p>nithya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210">
            <text:p>121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uthusivabalan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Priyadharshini Shanmugavel</text:p>
          </table:table-cell>
          <table:table-cell table:style-name="ce2" office:value-type="string">
            <text:p>priyadharshini.sh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212">
            <text:p>121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binaya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Manickaraja Dakshinamoorthy</text:p>
          </table:table-cell>
          <table:table-cell table:style-name="ce2" office:value-type="string">
            <text:p>manickaraja.dakshinamoorthy@ivtlinfoview.com</text:p>
          </table:table-cell>
          <table:table-cell table:style-name="ce18"/>
          <table:table-cell table:style-name="ce2"/>
          <table:table-cell table:style-name="ce19" office:value-type="string">
            <text:p>Gowtham Santhosh Mohan</text:p>
          </table:table-cell>
          <table:table-cell table:style-name="ce2" office:value-type="string">
            <text:p>gowthamsanthosh.m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1214">
            <text:p>121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bishek.a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Sampath Kumar Raja</text:p>
          </table:table-cell>
          <table:table-cell table:style-name="ce16" office:value-type="string">
            <text:p><text:a xlink:href="mailto:sampathkumar.r@ivtlinfoview.co.jp">sampathkumar.r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1217">
            <text:p>121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nanthi.j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Elanchezhiyan Pannirselvam</text:p>
          </table:table-cell>
          <table:table-cell table:style-name="ce2" office:value-type="string">
            <text:p>elanchezhiyan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218">
            <text:p>121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nusubh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Arun Kumar Balasubramanian</text:p>
          </table:table-cell>
          <table:table-cell table:style-name="ce2" office:value-type="string">
            <text:p>arunkumar.b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219">
            <text:p>121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bavishree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 office:value-type="string">
            <text:p>Sathiyananthan Pandian</text:p>
          </table:table-cell>
          <table:table-cell table:style-name="ce7" office:value-type="string">
            <text:p>sathiyananthan.p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1224">
            <text:p>122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franka.n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Gowtham Chandrasekaran</text:p>
          </table:table-cell>
          <table:table-cell table:style-name="ce2" office:value-type="string">
            <text:p>gowtham.c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229">
            <text:p>122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eerthana.d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 office:value-type="string">
            <text:p>Rathna Priya Balasubramanian</text:p>
          </table:table-cell>
          <table:table-cell table:style-name="ce2" office:value-type="string">
            <text:p>rathnapriya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231">
            <text:p>123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idhunraja.g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Narendran Raman</text:p>
          </table:table-cell>
          <table:table-cell table:style-name="ce2" office:value-type="string">
            <text:p>Narendran.r@ivtlinfoview.co.jp</text:p>
          </table:table-cell>
          <table:table-cell table:style-name="ce2" office:value-type="string">
            <text:p>Pravin Duraisamy</text:p>
          </table:table-cell>
          <table:table-cell table:style-name="ce2" office:value-type="string">
            <text:p>Pravin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236">
            <text:p>123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eelima.n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Talent Management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Chandrasekaran Murugesan</text:p>
          </table:table-cell>
          <table:table-cell table:style-name="ce2" office:value-type="string">
            <text:p>chandrasekaran.m@ivtlinfoview.co.jp</text:p>
          </table:table-cell>
          <table:table-cell table:style-name="ce2" office:value-type="string">
            <text:p>Susendraprabhu Seerangaraju</text:p>
          </table:table-cell>
          <table:table-cell table:style-name="ce2" office:value-type="string">
            <text:p>susendraprabhu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237">
            <text:p>123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ivedha.s1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Talent Management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Chandrasekaran Murugesan</text:p>
          </table:table-cell>
          <table:table-cell table:style-name="ce2" office:value-type="string">
            <text:p>chandrasekaran.m@ivtlinfoview.co.jp</text:p>
          </table:table-cell>
          <table:table-cell table:style-name="ce2" office:value-type="string">
            <text:p>Sarath Guhan Ravichandran</text:p>
          </table:table-cell>
          <table:table-cell table:style-name="ce2" office:value-type="string">
            <text:p>sarathguha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246">
            <text:p>124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bariessan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ivaranjani Sivaprakasam</text:p>
          </table:table-cell>
          <table:table-cell table:style-name="ce2" office:value-type="string">
            <text:p>sivaranjani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249">
            <text:p>124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radha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Manivasagam Nambirajan</text:p>
          </table:table-cell>
          <table:table-cell table:style-name="ce2" office:value-type="string">
            <text:p>manivasagam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252">
            <text:p>125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hrisharathram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Soundarya Ilangovan</text:p>
          </table:table-cell>
          <table:table-cell table:style-name="ce2" office:value-type="string">
            <text:p>soundarya.i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254">
            <text:p>125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gneshavarathan.n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Yogeswari Mani</text:p>
          </table:table-cell>
          <table:table-cell table:style-name="ce2" office:value-type="string">
            <text:p>yogeswari.m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256">
            <text:p>125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shnupriya.d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9"/>
        </table:table-row>
        <table:table-row table:style-name="ro2">
          <table:table-cell table:style-name="ce2" office:value-type="float" office:value="1260">
            <text:p>126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tenyadams.j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Manickaraja Dakshinamoorthy</text:p>
          </table:table-cell>
          <table:table-cell table:style-name="ce2" office:value-type="string">
            <text:p>manickaraja.dakshinamoorthy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9"/>
        </table:table-row>
        <table:table-row table:style-name="ro2">
          <table:table-cell table:style-name="ce2" office:value-type="float" office:value="1266">
            <text:p>126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chandrasekar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2" office:value-type="string">
            <text:p>SCM_CI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1268">
            <text:p>126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urucharan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Sriram Rajagopalan</text:p>
          </table:table-cell>
          <table:table-cell table:style-name="ce2" office:value-type="string">
            <text:p>sriram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270">
            <text:p>127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adankumar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Talent Management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Chandrasekaran Murugesan</text:p>
          </table:table-cell>
          <table:table-cell table:style-name="ce2" office:value-type="string">
            <text:p>chandrasekaran.m@ivtlinfoview.co.jp</text:p>
          </table:table-cell>
          <table:table-cell table:style-name="ce2" office:value-type="string">
            <text:p>Susendraprabhu Seerangaraju</text:p>
          </table:table-cell>
          <table:table-cell table:style-name="ce2" office:value-type="string">
            <text:p>susendraprabhu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271">
            <text:p>127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nthanakrishnan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Manickaraja Dakshinamoorthy</text:p>
          </table:table-cell>
          <table:table-cell table:style-name="ce2" office:value-type="string">
            <text:p>manickaraja.dakshinamoorthy@ivtlinfoview.com</text:p>
          </table:table-cell>
          <table:table-cell table:style-name="ce18"/>
          <table:table-cell table:style-name="ce2"/>
          <table:table-cell table:style-name="ce19" office:value-type="string">
            <text:p>Gowtham Santhosh Mohan</text:p>
          </table:table-cell>
          <table:table-cell table:style-name="ce2" office:value-type="string">
            <text:p>gowthamsanthosh.m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1277">
            <text:p>127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nagaraju.m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Narendran Raman</text:p>
          </table:table-cell>
          <table:table-cell table:style-name="ce2" office:value-type="string">
            <text:p>Narendran.r@ivtlinfoview.co.jp</text:p>
          </table:table-cell>
          <table:table-cell table:style-name="ce2" office:value-type="string">
            <text:p>Pravin Duraisamy</text:p>
          </table:table-cell>
          <table:table-cell table:style-name="ce2" office:value-type="string">
            <text:p>Pravin.d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279">
            <text:p>127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andeeswari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Aruldass Murugaiyan</text:p>
          </table:table-cell>
          <table:table-cell table:style-name="ce2" office:value-type="string">
            <text:p>aruldass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282">
            <text:p>128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jithra.c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Rohini Subramanian</text:p>
          </table:table-cell>
          <table:table-cell table:style-name="ce2" office:value-type="string">
            <text:p>rohini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284">
            <text:p>128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iswary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Sathyapriya Vijayakumar</text:p>
          </table:table-cell>
          <table:table-cell table:style-name="ce2" office:value-type="string">
            <text:p>sathyapriya.v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290">
            <text:p>129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nnathal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16" office:value-type="string">
            <text:p><text:a xlink:href="mailto:Rajmohan.n@ivtlinfoview.com">Rajmohan.n@ivtlinfoview.com</text:a>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1298">
            <text:p>129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ranya.r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Vinoth Balasubramanian</text:p>
          </table:table-cell>
          <table:table-cell table:style-name="ce2" office:value-type="string">
            <text:p>vinoth.b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310">
            <text:p>131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gneeswari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 office:value-type="string">
            <text:p>Sathiyananthan Pandian</text:p>
          </table:table-cell>
          <table:table-cell table:style-name="ce7" office:value-type="string">
            <text:p>sathiyananthan.p@ivtlinfoview.co.jp</text:p>
          </table:table-cell>
          <table:table-cell table:style-name="ce19" office:value-type="string">
            <text:p>Agneeswari Krishnakumar</text:p>
          </table:table-cell>
          <table:table-cell table:style-name="ce2" office:value-type="string">
            <text:p>agneeswar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13">
            <text:p>131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eshma.e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Talent Management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Manikandan O</text:p>
          </table:table-cell>
          <table:table-cell table:style-name="ce2" office:value-type="string">
            <text:p>manikandan.o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15">
            <text:p>131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girtha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office:value-type="string">
            <text:p>Anupriya Mahendran</text:p>
          </table:table-cell>
          <table:table-cell table:style-name="ce2" office:value-type="string">
            <text:p>anupriya.m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317">
            <text:p>131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iyanka.j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Imthiyas Ahamed Sm</text:p>
          </table:table-cell>
          <table:table-cell table:style-name="ce2" office:value-type="string">
            <text:p>imthiyasahamed.m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319">
            <text:p>131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heebajasmin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9"/>
        </table:table-row>
        <table:table-row table:style-name="ro2">
          <table:table-cell table:style-name="ce2" office:value-type="float" office:value="1320">
            <text:p>132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nupriyanka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Lakshmykutty</text:p>
          </table:table-cell>
          <table:table-cell table:style-name="ce2" office:value-type="string">
            <text:p>lakshmykutty.r@ivtlinfoview.co.jp</text:p>
          </table:table-cell>
          <table:table-cell table:style-name="ce19" office:value-type="string">
            <text:p>Logesh Kumaresan</text:p>
          </table:table-cell>
          <table:table-cell table:style-name="ce2" office:value-type="string">
            <text:p>logesh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23">
            <text:p>132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owsika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Gnanananda Prabhu Sivaguru</text:p>
          </table:table-cell>
          <table:table-cell table:style-name="ce2" office:value-type="string">
            <text:p>gnananandaprabhu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25">
            <text:p>132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bibalaji.v@ivtlinfoview.co.jp</text:p>
          </table:table-cell>
          <table:table-cell table:style-name="ce10"/>
          <table:table-cell table:style-name="ce2" office:value-type="string">
            <text:p>Infoview</text:p>
          </table:table-cell>
          <table:table-cell table:style-name="ce2" office:value-type="string">
            <text:p>RUT</text:p>
          </table:table-cell>
          <table:table-cell table:style-name="ce2" office:value-type="string">
            <text:p>RUT_NR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2">
          <table:table-cell table:style-name="ce2" office:value-type="float" office:value="1333">
            <text:p>133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uthukumar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udhagar Selvaraj</text:p>
          </table:table-cell>
          <table:table-cell table:style-name="ce2" office:value-type="string">
            <text:p>sudhagar.se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334">
            <text:p>133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anikandan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2" office:value-type="string">
            <text:p>SCM_CI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1338">
            <text:p>133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ktthevel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2">
          <table:table-cell table:style-name="ce2" office:value-type="float" office:value="1339">
            <text:p>133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jthalapathy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Aruldass Murugaiyan</text:p>
          </table:table-cell>
          <table:table-cell table:style-name="ce2" office:value-type="string">
            <text:p>aruldass.m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341">
            <text:p>134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ohammedshafir.b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 office:value-type="string">
            <text:p>Sathiyananthan Pandian</text:p>
          </table:table-cell>
          <table:table-cell table:style-name="ce7" office:value-type="string">
            <text:p>sathiyananthan.p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1346">
            <text:p>134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ravanaprasanth.n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16" office:value-type="string">
            <text:p><text:a xlink:href="mailto:Rajmohan.n@ivtlinfoview.com">Rajmohan.n@ivtlinfoview.com</text:a></text:p>
          </table:table-cell>
          <table:table-cell table:style-name="ce18"/>
          <table:table-cell table:style-name="ce2"/>
          <table:table-cell table:style-name="ce20"/>
          <table:table-cell table:style-name="ce2"/>
          <table:table-cell table:style-name="ce20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1347">
            <text:p>134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santh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office:value-type="string">
            <text:p>Riya Sundar Raj</text:p>
          </table:table-cell>
          <table:table-cell table:style-name="ce2" office:value-type="string">
            <text:p>riy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50">
            <text:p>135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aheshchandran.r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Talent Management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Chandrasekaran Murugesan</text:p>
          </table:table-cell>
          <table:table-cell table:style-name="ce2" office:value-type="string">
            <text:p>chandrasekaran.m@ivtlinfoview.co.jp</text:p>
          </table:table-cell>
          <table:table-cell table:style-name="ce2" office:value-type="string">
            <text:p>Sarath Guhan Ravichandran</text:p>
          </table:table-cell>
          <table:table-cell table:style-name="ce2" office:value-type="string">
            <text:p>sarathguha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53">
            <text:p>135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bishiek.j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QE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Akash C</text:p>
          </table:table-cell>
          <table:table-cell table:style-name="ce2" office:value-type="string">
            <text:p>akash.c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354">
            <text:p>135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adhumitha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anthosh Vijay T S</text:p>
          </table:table-cell>
          <table:table-cell table:style-name="ce2" office:value-type="string">
            <text:p>santhoshvijay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55">
            <text:p>135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lavanyadevi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Ashwin Kanthiah</text:p>
          </table:table-cell>
          <table:table-cell table:style-name="ce2" office:value-type="string">
            <text:p>ashwin.k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359">
            <text:p>135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alathi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 office:value-type="string">
            <text:p>Sathiyananthan Pandian</text:p>
          </table:table-cell>
          <table:table-cell table:style-name="ce7" office:value-type="string">
            <text:p>sathiyananthan.p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1362">
            <text:p>136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evathy.v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CI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Vijayanak Lakshmanasamy</text:p>
          </table:table-cell>
          <table:table-cell table:style-name="ce2" office:value-type="string">
            <text:p>vijayanak.l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 office:value-type="float" office:value="1363">
            <text:p>136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heila.j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Lakshmykutty</text:p>
          </table:table-cell>
          <table:table-cell table:style-name="ce2" office:value-type="string">
            <text:p>lakshmykutty.r@ivtlinfoview.co.jp</text:p>
          </table:table-cell>
          <table:table-cell table:style-name="ce19" office:value-type="string">
            <text:p>Vinoth Kumar Anguraj</text:p>
          </table:table-cell>
          <table:table-cell table:style-name="ce2" office:value-type="string">
            <text:p>vinothkumar.an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364">
            <text:p>136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anisha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2" office:value-type="string">
            <text:p>SCM_Hyouka</text:p>
          </table:table-cell>
          <table:table-cell table:style-name="ce2" office:value-type="string">
            <text:p>balakrishnan Murugan</text:p>
          </table:table-cell>
          <table:table-cell table:style-name="ce16" office:value-type="string">
            <text:p><text:a xlink:href="mailto:balakrishnan.m@ivtlinfoview.com">balakrishnan.m@ivtlinfoview.com</text:a></text:p>
          </table:table-cell>
          <table:table-cell table:style-name="ce18"/>
          <table:table-cell table:style-name="ce2"/>
          <table:table-cell table:style-name="ce12" office:value-type="string">
            <text:p>Giri Balachandran</text:p>
          </table:table-cell>
          <table:table-cell table:style-name="ce7" office:value-type="string">
            <text:p>giri.b@ivtlinfoview.co.jp</text:p>
          </table:table-cell>
          <table:table-cell table:style-name="ce12" office:value-type="string">
            <text:p>Sudhagar Selvaraj</text:p>
          </table:table-cell>
          <table:table-cell table:style-name="ce7" office:value-type="string">
            <text:p>sudhagar.s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65">
            <text:p>136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shnupriya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Indira Rajasekar</text:p>
          </table:table-cell>
          <table:table-cell table:style-name="ce2" office:value-type="string">
            <text:p>indir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67">
            <text:p>136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vitha.p2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Rohini Subramanian</text:p>
          </table:table-cell>
          <table:table-cell table:style-name="ce2" office:value-type="string">
            <text:p>rohini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368">
            <text:p>136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reeja.g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2" office:value-type="string">
            <text:p>Karthick Raj Jayaraman</text:p>
          </table:table-cell>
          <table:table-cell table:style-name="ce7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12" office:value-type="string">
            <text:p>Keerthana Kannan</text:p>
          </table:table-cell>
          <table:table-cell table:style-name="ce7" office:value-type="string">
            <text:p>keerthana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69">
            <text:p>136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thasleembanu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Gomathi Ranganathan</text:p>
          </table:table-cell>
          <table:table-cell table:style-name="ce2" office:value-type="string">
            <text:p>gomathi.r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371">
            <text:p>137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enthilnathan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Indira Sudalaikan</text:p>
          </table:table-cell>
          <table:table-cell table:style-name="ce2" office:value-type="string">
            <text:p>indira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375">
            <text:p>137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oundharprasanth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Vignesh Alagu Raj</text:p>
          </table:table-cell>
          <table:table-cell table:style-name="ce2" office:value-type="string">
            <text:p>vignesh.a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377">
            <text:p>137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agesh.i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1386">
            <text:p>138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hobika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Gowtham Chandrasekaran</text:p>
          </table:table-cell>
          <table:table-cell table:style-name="ce2" office:value-type="string">
            <text:p>gowtham.c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390">
            <text:p>139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ounika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 office:value-type="string">
            <text:p>Kaviyarasan Subbaiyan</text:p>
          </table:table-cell>
          <table:table-cell table:style-name="ce2" office:value-type="string">
            <text:p>kaviyaras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393">
            <text:p>139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thija.n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athiya Moorthy Manoharan</text:p>
          </table:table-cell>
          <table:table-cell table:style-name="ce2" office:value-type="string">
            <text:p>sathiyamoorthy.m@ivtlinfoview.co.jp</text:p>
          </table:table-cell>
          <table:table-cell table:style-name="ce2" office:value-type="string">
            <text:p>Archana Sunil Prakash</text:p>
          </table:table-cell>
          <table:table-cell table:style-name="ce2" office:value-type="string">
            <text:p>archana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395">
            <text:p>139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hakthisneha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Varadharajan Sesharaman</text:p>
          </table:table-cell>
          <table:table-cell table:style-name="ce2" office:value-type="string">
            <text:p>varadharajan.s@ivtlinfoview.co.jp</text:p>
          </table:table-cell>
          <table:table-cell table:style-name="ce19" office:value-type="string">
            <text:p>Daniel Mariadass Iruthayasamy</text:p>
          </table:table-cell>
          <table:table-cell table:style-name="ce2" office:value-type="string">
            <text:p>danielmariadass.i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397">
            <text:p>139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mya.r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Dineshkumar Gunasekaran</text:p>
          </table:table-cell>
          <table:table-cell table:style-name="ce2" office:value-type="string">
            <text:p>dineshkumar.gu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03">
            <text:p>140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eena.g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Vinoth Balasubramanian</text:p>
          </table:table-cell>
          <table:table-cell table:style-name="ce2" office:value-type="string">
            <text:p>vinoth.b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407">
            <text:p>140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gaasree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Bhavyasri Koora</text:p>
          </table:table-cell>
          <table:table-cell table:style-name="ce2" office:value-type="string">
            <text:p>bhavyasr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09">
            <text:p>140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lokeshkannan.c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Attendanc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Vijayanak Lakshmanasamy</text:p>
          </table:table-cell>
          <table:table-cell table:style-name="ce2" office:value-type="string">
            <text:p>vijayanak.l@ivtlinfoview.co.jp</text:p>
          </table:table-cell>
          <table:table-cell table:style-name="ce2" office:value-type="string">
            <text:p>Natesanathan Kamaraj</text:p>
          </table:table-cell>
          <table:table-cell table:style-name="ce2" office:value-type="string">
            <text:p>natesanathan.k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418">
            <text:p>141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ridhar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Manickaraja Dakshinamoorthy</text:p>
          </table:table-cell>
          <table:table-cell table:style-name="ce2" office:value-type="string">
            <text:p>manickaraja.dakshinamoorthy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1419">
            <text:p>141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laikovan.m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Talent Management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Manikandan O</text:p>
          </table:table-cell>
          <table:table-cell table:style-name="ce2" office:value-type="string">
            <text:p>manikandan.o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20">
            <text:p>142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ohammedsadhique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athiya Moorthy Manoharan</text:p>
          </table:table-cell>
          <table:table-cell table:style-name="ce2" office:value-type="string">
            <text:p>sathiyamoorthy.m@ivtlinfoview.co.jp</text:p>
          </table:table-cell>
          <table:table-cell table:style-name="ce2" office:value-type="string">
            <text:p>Keerthick Ganesan</text:p>
          </table:table-cell>
          <table:table-cell table:style-name="ce2" office:value-type="string">
            <text:p>keerthick.g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422">
            <text:p>142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anesh.e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Meenu Perumal</text:p>
          </table:table-cell>
          <table:table-cell table:style-name="ce2" office:value-type="string">
            <text:p>meenu.p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424">
            <text:p>142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gnesh.g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9" office:value-type="string">
            <text:p>Santhosh Kumar Durairaj</text:p>
          </table:table-cell>
          <table:table-cell table:style-name="ce2" office:value-type="string">
            <text:p>santhoshkumar.d@ivtlinfoview.co.jp</text:p>
          </table:table-cell>
          <table:table-cell table:style-name="ce19"/>
          <table:table-cell table:style-name="ce2"/>
          <table:table-cell table:style-name="ce19" office:value-type="string">
            <text:p>Senathipathi Panneerselvam</text:p>
          </table:table-cell>
          <table:table-cell table:style-name="ce2" office:value-type="string">
            <text:p>senathipathi.p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425">
            <text:p>142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jaysankar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Manickaraja Dakshinamoorthy</text:p>
          </table:table-cell>
          <table:table-cell table:style-name="ce2" office:value-type="string">
            <text:p>manickaraja.dakshinamoorthy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1427">
            <text:p>142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shathkumar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athiya Moorthy Manoharan</text:p>
          </table:table-cell>
          <table:table-cell table:style-name="ce2" office:value-type="string">
            <text:p>sathiyamoorthy.m@ivtlinfoview.co.jp</text:p>
          </table:table-cell>
          <table:table-cell table:style-name="ce2" office:value-type="string">
            <text:p>Keerthick Ganesan</text:p>
          </table:table-cell>
          <table:table-cell table:style-name="ce2" office:value-type="string">
            <text:p>keerthick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29">
            <text:p>142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barinathan.r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Ashwin Kanthiah</text:p>
          </table:table-cell>
          <table:table-cell table:style-name="ce2" office:value-type="string">
            <text:p>ashwin.k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430">
            <text:p>143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nkar.n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Vignesh Alagu Raj</text:p>
          </table:table-cell>
          <table:table-cell table:style-name="ce2" office:value-type="string">
            <text:p>vignesh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31">
            <text:p>143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rulram.t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Mohammed Refaideen Ismail</text:p>
          </table:table-cell>
          <table:table-cell table:style-name="ce2" office:value-type="string">
            <text:p>mohammedrefaideen.i@ivtlinfoview.co.jp </text:p>
          </table:table-cell>
          <table:table-cell table:number-columns-repeated="1009"/>
        </table:table-row>
        <table:table-row table:style-name="ro2">
          <table:table-cell table:style-name="ce2" office:value-type="float" office:value="1433">
            <text:p>143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owndarya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Thangarasu Raja</text:p>
          </table:table-cell>
          <table:table-cell table:style-name="ce2" office:value-type="string">
            <text:p>thangarasu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34">
            <text:p>143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arendran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Logesh Selvam</text:p>
          </table:table-cell>
          <table:table-cell table:style-name="ce2" office:value-type="string">
            <text:p>logesh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436">
            <text:p>143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ndeep.ku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 office:value-type="string">
            <text:p>Sathiyananthan Pandian</text:p>
          </table:table-cell>
          <table:table-cell table:style-name="ce7" office:value-type="string">
            <text:p>sathiyananthan.p@ivtlinfoview.co.jp</text:p>
          </table:table-cell>
          <table:table-cell table:style-name="ce7" office:value-type="string">
            <text:p>Baskaran Ramakrishnan</text:p>
          </table:table-cell>
          <table:table-cell table:style-name="ce7" office:value-type="string">
            <text:p>baskaran.r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437">
            <text:p>143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harmila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 office:value-type="string">
            <text:p>Sathiyananthan Pandian</text:p>
          </table:table-cell>
          <table:table-cell table:style-name="ce7" office:value-type="string">
            <text:p>sathiyananthan.p@ivtlinfoview.co.jp</text:p>
          </table:table-cell>
          <table:table-cell table:style-name="ce19" office:value-type="string">
            <text:p>Saravana Kumaran Dhandapani</text:p>
          </table:table-cell>
          <table:table-cell table:style-name="ce2" office:value-type="string">
            <text:p>saravanakumaran.d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443">
            <text:p>144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nchana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Narmathapillay Cassivisvanadanepillay</text:p>
          </table:table-cell>
          <table:table-cell table:style-name="ce2" office:value-type="string">
            <text:p>narmatha.c@ivtlinfoview.co.jp</text:p>
          </table:table-cell>
          <table:table-cell table:number-columns-repeated="1009"/>
        </table:table-row>
        <table:table-row table:style-name="ro1">
          <table:table-cell table:style-name="ce5" office:value-type="float" office:value="1446">
            <text:p>144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mya.r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Sivasankaran Ravichandran</text:p>
          </table:table-cell>
          <table:table-cell table:style-name="ce2" office:value-type="string">
            <text:p>sivasankara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50">
            <text:p>145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nitha.j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16" office:value-type="string">
            <text:p><text:a xlink:href="mailto:Rajmohan.n@ivtlinfoview.com">Rajmohan.n@ivtlinfoview.com</text:a>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1459">
            <text:p>145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baridha.e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Gomathi Ranganathan</text:p>
          </table:table-cell>
          <table:table-cell table:style-name="ce2" office:value-type="string">
            <text:p>gomathi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60">
            <text:p>146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vitha.k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Udaya Natarajan</text:p>
          </table:table-cell>
          <table:table-cell table:style-name="ce2" office:value-type="string">
            <text:p>udaya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64">
            <text:p>146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elvakumar.c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Narendran Raman</text:p>
          </table:table-cell>
          <table:table-cell table:style-name="ce2" office:value-type="string">
            <text:p>Narendran.r@ivtlinfoview.co.jp</text:p>
          </table:table-cell>
          <table:table-cell table:style-name="ce2" office:value-type="string">
            <text:p>Pravin Duraisamy</text:p>
          </table:table-cell>
          <table:table-cell table:style-name="ce2" office:value-type="string">
            <text:p>Pravin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65">
            <text:p>146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elangovan.k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Attendance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Navyasree S</text:p>
          </table:table-cell>
          <table:table-cell table:style-name="ce2" office:value-type="string">
            <text:p>navyasree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66">
            <text:p>146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inesh.j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CI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Vijayanak Lakshmanasamy</text:p>
          </table:table-cell>
          <table:table-cell table:style-name="ce2" office:value-type="string">
            <text:p>vijayanak.l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 office:value-type="float" office:value="1467">
            <text:p>146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hayairudayaraj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 office:value-type="string">
            <text:p>Kaviyarasan Subbaiyan</text:p>
          </table:table-cell>
          <table:table-cell table:style-name="ce2" office:value-type="string">
            <text:p>kaviyaras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68">
            <text:p>146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obikrishnan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Gomathi Ranganathan</text:p>
          </table:table-cell>
          <table:table-cell table:style-name="ce2" office:value-type="string">
            <text:p>gomathi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72">
            <text:p>147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elavarasan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Logesh Selvam</text:p>
          </table:table-cell>
          <table:table-cell table:style-name="ce2" office:value-type="string">
            <text:p>logesh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75">
            <text:p>147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akash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Gnanananda Prabhu Sivaguru</text:p>
          </table:table-cell>
          <table:table-cell table:style-name="ce2" office:value-type="string">
            <text:p>gnananandaprabhu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478">
            <text:p>147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vinkumar.r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Bhubaal Sundara Krishnan</text:p>
          </table:table-cell>
          <table:table-cell table:style-name="ce2" office:value-type="string">
            <text:p>bhubaal.k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480">
            <text:p>148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ineshkumar.r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4" office:value-type="string">
            <text:p>Mahalakshmi Balamurugan</text:p>
          </table:table-cell>
          <table:table-cell table:style-name="ce14" office:value-type="string">
            <text:p>mahalakshmi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81">
            <text:p>148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rthick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Selvajegan Shankaran</text:p>
          </table:table-cell>
          <table:table-cell table:style-name="ce2" office:value-type="string">
            <text:p>selvajegan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482">
            <text:p>148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elayabharathi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Lakshmykutty</text:p>
          </table:table-cell>
          <table:table-cell table:style-name="ce2" office:value-type="string">
            <text:p>lakshmykutty.r@ivtlinfoview.co.jp</text:p>
          </table:table-cell>
          <table:table-cell table:style-name="ce19" office:value-type="string">
            <text:p>Sukanya Ravichandran</text:p>
          </table:table-cell>
          <table:table-cell table:style-name="ce2" office:value-type="string">
            <text:p>sukanya.r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483">
            <text:p>148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bbiah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Manickaraja Dakshinamoorthy</text:p>
          </table:table-cell>
          <table:table-cell table:style-name="ce2" office:value-type="string">
            <text:p>manickaraja.dakshinamoorthy@ivtlinfoview.com</text:p>
          </table:table-cell>
          <table:table-cell table:style-name="ce18"/>
          <table:table-cell table:style-name="ce2"/>
          <table:table-cell table:style-name="ce19" office:value-type="string">
            <text:p>Gowtham Santhosh Mohan</text:p>
          </table:table-cell>
          <table:table-cell table:style-name="ce2" office:value-type="string">
            <text:p>gowthamsanthosh.m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1485">
            <text:p>148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gilan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Naveen kumar Srinivasan</text:p>
          </table:table-cell>
          <table:table-cell table:style-name="ce2" office:value-type="string">
            <text:p>naveenkumar.s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88">
            <text:p>148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gnesh.c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Kopperuncholan Senguttuvan</text:p>
          </table:table-cell>
          <table:table-cell table:style-name="ce2" office:value-type="string">
            <text:p>kopperunchol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90">
            <text:p>149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theeshkumar.s2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abarinathan Sarangapani</text:p>
          </table:table-cell>
          <table:table-cell table:style-name="ce2" office:value-type="string">
            <text:p>sabarinath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92">
            <text:p>149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gnesh.g1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Balamani Shankar</text:p>
          </table:table-cell>
          <table:table-cell table:style-name="ce2" office:value-type="string">
            <text:p>balamani.s@ivtlinfoview.co.jp</text:p>
          </table:table-cell>
          <table:table-cell table:style-name="ce2" office:value-type="string">
            <text:p>Ramesh Tamilmani</text:p>
          </table:table-cell>
          <table:table-cell table:style-name="ce2" office:value-type="string">
            <text:p>ramesh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93">
            <text:p>149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ingaravel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Sureshkrishnan Muthusamy</text:p>
          </table:table-cell>
          <table:table-cell table:style-name="ce2" office:value-type="string">
            <text:p>sureshkrishnan.m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495">
            <text:p>149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ineshanand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9" office:value-type="string">
            <text:p>Santhosh Kumar Durairaj</text:p>
          </table:table-cell>
          <table:table-cell table:style-name="ce2" office:value-type="string">
            <text:p>santhoshkumar.d@ivtlinfoview.co.jp</text:p>
          </table:table-cell>
          <table:table-cell table:style-name="ce19"/>
          <table:table-cell table:style-name="ce2"/>
          <table:table-cell table:style-name="ce19" office:value-type="string">
            <text:p>Aacshwin Ravi Chandran</text:p>
          </table:table-cell>
          <table:table-cell table:style-name="ce2" office:value-type="string">
            <text:p>aacshwi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498">
            <text:p>149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rinath.g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hanmuga Priya Loganathan</text:p>
          </table:table-cell>
          <table:table-cell table:style-name="ce2" office:value-type="string">
            <text:p>shanmugapriya.l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01">
            <text:p>150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sikumar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Sathyapriya Vijayakumar</text:p>
          </table:table-cell>
          <table:table-cell table:style-name="ce2" office:value-type="string">
            <text:p>sathyapriya.v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06">
            <text:p>150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neha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Udaya Natarajan</text:p>
          </table:table-cell>
          <table:table-cell table:style-name="ce2" office:value-type="string">
            <text:p>udaya.n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511">
            <text:p>151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athubal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Sakthivel Saravanan</text:p>
          </table:table-cell>
          <table:table-cell table:style-name="ce2" office:value-type="string">
            <text:p>sakthivel.s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14">
            <text:p>151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mya.b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Customer Support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Sachidhanandhan Sellamuthu</text:p>
          </table:table-cell>
          <table:table-cell table:style-name="ce16" office:value-type="string">
            <text:p><text:a xlink:href="mailto:sachidhanandhan.s@ivtlinfoview.co.jp">sachidhanandhan.s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1519">
            <text:p>151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ohamedrizwan.m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Attendanc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Vijayanak Lakshmanasamy</text:p>
          </table:table-cell>
          <table:table-cell table:style-name="ce2" office:value-type="string">
            <text:p>vijayanak.l@ivtlinfoview.co.jp</text:p>
          </table:table-cell>
          <table:table-cell table:style-name="ce2" office:value-type="string">
            <text:p>Sudhan Sivaraj</text:p>
          </table:table-cell>
          <table:table-cell table:style-name="ce2" office:value-type="string">
            <text:p>sudh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22">
            <text:p>152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hariharan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Balamani Shankar</text:p>
          </table:table-cell>
          <table:table-cell table:style-name="ce2" office:value-type="string">
            <text:p>balamani.s@ivtlinfoview.co.jp</text:p>
          </table:table-cell>
          <table:table-cell table:style-name="ce2" office:value-type="string">
            <text:p>Ramesh Tamilmani</text:p>
          </table:table-cell>
          <table:table-cell table:style-name="ce2" office:value-type="string">
            <text:p>ramesh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28">
            <text:p>152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hivy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Vijay Ramadurai</text:p>
          </table:table-cell>
          <table:table-cell table:style-name="ce2" office:value-type="string">
            <text:p>vijay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31">
            <text:p>153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bhasuryaa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Dineshkumar Rajakumar</text:p>
          </table:table-cell>
          <table:table-cell table:style-name="ce16" office:value-type="string">
            <text:p><text:a xlink:href="mailto:dineshkumar.r@ivtlinfoview.co.jp">dineshkumar.r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1534">
            <text:p>153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lpanadevi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Geetha Sarangaraj</text:p>
          </table:table-cell>
          <table:table-cell table:style-name="ce2" office:value-type="string">
            <text:p>geetha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537">
            <text:p>153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njitha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 office:value-type="string">
            <text:p>Kaviyarasan Subbaiyan</text:p>
          </table:table-cell>
          <table:table-cell table:style-name="ce2" office:value-type="string">
            <text:p>kaviyarasan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543">
            <text:p>154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oshini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2" office:value-type="string">
            <text:p>SCM_Dev</text:p>
          </table:table-cell>
          <table:table-cell table:style-name="ce12" office:value-type="string">
            <text:p>Karthick Raj Jayaraman</text:p>
          </table:table-cell>
          <table:table-cell table:style-name="ce7" office:value-type="string">
            <text:p>karthick.j@ivtlinfoview.com</text:p>
          </table:table-cell>
          <table:table-cell table:style-name="ce18"/>
          <table:table-cell table:style-name="ce2"/>
          <table:table-cell table:style-name="ce12"/>
          <table:table-cell table:style-name="ce7"/>
          <table:table-cell table:style-name="ce12" office:value-type="string">
            <text:p>Aravinth Pulavendramani</text:p>
          </table:table-cell>
          <table:table-cell table:style-name="ce7" office:value-type="string">
            <text:p>aravinth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46">
            <text:p>154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sad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Karunakaran M</text:p>
          </table:table-cell>
          <table:table-cell table:style-name="ce2" office:value-type="string">
            <text:p>karunakaran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47">
            <text:p>154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harivenkatesh.c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Dineshkumar Rajakumar</text:p>
          </table:table-cell>
          <table:table-cell table:style-name="ce2" office:value-type="string">
            <text:p>dineshkumar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48">
            <text:p>154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owtham.mu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Swatheeswaran Gopalsamy</text:p>
          </table:table-cell>
          <table:table-cell table:style-name="ce2" office:value-type="string">
            <text:p>swatheeswaran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49">
            <text:p>154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tamilamuthan.k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Jagadeesan Rajamani</text:p>
          </table:table-cell>
          <table:table-cell table:style-name="ce16" office:value-type="string">
            <text:p><text:a xlink:href="mailto:jagadeesan.r@ivtlinfoview.co.jp">jagadeesan.r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1550">
            <text:p>155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gul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office:value-type="string">
            <text:p>Sobiya Nagarajan</text:p>
          </table:table-cell>
          <table:table-cell table:style-name="ce2" office:value-type="string">
            <text:p>sobiya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52">
            <text:p>155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owrisankar.g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office:value-type="string">
            <text:p>Hemalatha Rajendran</text:p>
          </table:table-cell>
          <table:table-cell table:style-name="ce2" office:value-type="string">
            <text:p>hemalath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54">
            <text:p>155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nmani.t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Talent Management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Chandrasekaran Murugesan</text:p>
          </table:table-cell>
          <table:table-cell table:style-name="ce2" office:value-type="string">
            <text:p>chandrasekaran.m@ivtlinfoview.co.jp</text:p>
          </table:table-cell>
          <table:table-cell table:style-name="ce2" office:value-type="string">
            <text:p>Sarath Guhan Ravichandran</text:p>
          </table:table-cell>
          <table:table-cell table:style-name="ce2" office:value-type="string">
            <text:p>sarathguha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60">
            <text:p>156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alliyappan.a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Mohammed Refaideen Ismail</text:p>
          </table:table-cell>
          <table:table-cell table:style-name="ce16" office:value-type="string">
            <text:p><text:a xlink:href="mailto:mohammedrefaideen.i@ivtlinfoview.co.jp">mohammedrefaideen.i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1562">
            <text:p>156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eepika.s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Ashwin Kanthiah</text:p>
          </table:table-cell>
          <table:table-cell table:style-name="ce2" office:value-type="string">
            <text:p>ashwin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63">
            <text:p>156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barnarevathi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Nithya Saravanan</text:p>
          </table:table-cell>
          <table:table-cell table:style-name="ce2" office:value-type="string">
            <text:p>nithya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69">
            <text:p>156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balamurali.b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Customer Support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Sachidhanandhan Sellamuthu</text:p>
          </table:table-cell>
          <table:table-cell table:style-name="ce16" office:value-type="string">
            <text:p><text:a xlink:href="mailto:sachidhanandhan.s@ivtlinfoview.co.jp">sachidhanandhan.s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1571">
            <text:p>157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balachandran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Vinodhini Kathiresan</text:p>
          </table:table-cell>
          <table:table-cell table:style-name="ce2" office:value-type="string">
            <text:p>vinodhin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72">
            <text:p>157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runkumar.pa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Sivamareeswari Thiagarajan</text:p>
          </table:table-cell>
          <table:table-cell table:style-name="ce2" office:value-type="string">
            <text:p>sivamareeswari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83">
            <text:p>158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anikandan.m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Sivamareeswari Thiagarajan</text:p>
          </table:table-cell>
          <table:table-cell table:style-name="ce2" office:value-type="string">
            <text:p>sivamareeswari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86">
            <text:p>158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nthoshkumar.k1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Karunakaran M</text:p>
          </table:table-cell>
          <table:table-cell table:style-name="ce2" office:value-type="string">
            <text:p>karunakaran.m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587">
            <text:p>158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jeganathan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Gokulraj Manickavasagam</text:p>
          </table:table-cell>
          <table:table-cell table:style-name="ce2" office:value-type="string">
            <text:p>gokulraj.m1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588">
            <text:p>158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rthick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Manickaraja Dakshinamoorthy</text:p>
          </table:table-cell>
          <table:table-cell table:style-name="ce2" office:value-type="string">
            <text:p>manickaraja.dakshinamoorthy@ivtlinfoview.com</text:p>
          </table:table-cell>
          <table:table-cell table:style-name="ce18"/>
          <table:table-cell table:style-name="ce2"/>
          <table:table-cell table:style-name="ce19" office:value-type="string">
            <text:p>Gowtham Santhosh Mohan</text:p>
          </table:table-cell>
          <table:table-cell table:style-name="ce2" office:value-type="string">
            <text:p>gowthamsanthosh.m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1589">
            <text:p>158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iramkumar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Nivetha Jambunathan</text:p>
          </table:table-cell>
          <table:table-cell table:style-name="ce2" office:value-type="string">
            <text:p>nivetha.j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595">
            <text:p>159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yaswanth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Nivetha Jambunathan</text:p>
          </table:table-cell>
          <table:table-cell table:style-name="ce2" office:value-type="string">
            <text:p>nivetha.j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598">
            <text:p>159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maneeswari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4" office:value-type="string">
            <text:p>Mahalakshmi Balamurugan</text:p>
          </table:table-cell>
          <table:table-cell table:style-name="ce14" office:value-type="string">
            <text:p>mahalakshmi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00">
            <text:p>160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jayapriya.c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Karunakaran M</text:p>
          </table:table-cell>
          <table:table-cell table:style-name="ce2" office:value-type="string">
            <text:p>karunakaran.m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601">
            <text:p>160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ruthi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Thangarasu Raja</text:p>
          </table:table-cell>
          <table:table-cell table:style-name="ce2" office:value-type="string">
            <text:p>thangarasu.r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603">
            <text:p>160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hila.n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Mahalakshmi Balamurugan</text:p>
          </table:table-cell>
          <table:table-cell table:style-name="ce2" office:value-type="string">
            <text:p>mahalakshmi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05">
            <text:p>160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ivitha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Gnanananda Prabhu Sivaguru</text:p>
          </table:table-cell>
          <table:table-cell table:style-name="ce2" office:value-type="string">
            <text:p>gnananandaprabhu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609">
            <text:p>160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owmyarudraraju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Venkatesh Sridhar</text:p>
          </table:table-cell>
          <table:table-cell table:style-name="ce2" office:value-type="string">
            <text:p>venkatesh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14">
            <text:p>161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bramani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Nithin U.s Sreenivasan</text:p>
          </table:table-cell>
          <table:table-cell table:style-name="ce2" office:value-type="string">
            <text:p>nithin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626">
            <text:p>162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thandranishitha.t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Mahalakshmi Balamurugan</text:p>
          </table:table-cell>
          <table:table-cell table:style-name="ce2" office:value-type="string">
            <text:p>mahalakshmi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27">
            <text:p>162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andhakumar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-SCM IF/DM</text:p>
          </table:table-cell>
          <table:table-cell table:style-name="ce2" office:value-type="string">
            <text:p>AC-SCM IF/DM_PJ</text:p>
          </table:table-cell>
          <table:table-cell table:style-name="ce2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2">
          <table:table-cell table:style-name="ce2" office:value-type="float" office:value="1628">
            <text:p>162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yogaprakash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Manickaraja Dakshinamoorthy</text:p>
          </table:table-cell>
          <table:table-cell table:style-name="ce2" office:value-type="string">
            <text:p>manickaraja.dakshinamoorthy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1632">
            <text:p>163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mesh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Ashwin Kanthiah</text:p>
          </table:table-cell>
          <table:table-cell table:style-name="ce2" office:value-type="string">
            <text:p>ashwin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33">
            <text:p>163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njayan.c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Vinoth Balasubramanian</text:p>
          </table:table-cell>
          <table:table-cell table:style-name="ce2" office:value-type="string">
            <text:p>vinoth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34">
            <text:p>163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balasubramanian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Arokkia Jerald Praveen</text:p>
          </table:table-cell>
          <table:table-cell table:style-name="ce2" office:value-type="string">
            <text:p>arokkiajeraldpraveen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35">
            <text:p>163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aveen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Priyadharshini Shanmugavel</text:p>
          </table:table-cell>
          <table:table-cell table:style-name="ce2" office:value-type="string">
            <text:p>priyadharshini.sh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39">
            <text:p>163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gnesh.s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Gunasekaran Ammasai</text:p>
          </table:table-cell>
          <table:table-cell table:style-name="ce2" office:value-type="string">
            <text:p>gunasekaran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44">
            <text:p>164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reshkannan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Karunakaran M</text:p>
          </table:table-cell>
          <table:table-cell table:style-name="ce2" office:value-type="string">
            <text:p>karunakaran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51">
            <text:p>165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aveen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Silambarasan Subramani</text:p>
          </table:table-cell>
          <table:table-cell table:style-name="ce2" office:value-type="string">
            <text:p>silambaras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52">
            <text:p>165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ngaprasad.g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Dineshkumar Rajakumar</text:p>
          </table:table-cell>
          <table:table-cell table:style-name="ce2" office:value-type="string">
            <text:p>dineshkumar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55">
            <text:p>165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ghavan.k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Talent Management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Chandrasekaran Murugesan</text:p>
          </table:table-cell>
          <table:table-cell table:style-name="ce2" office:value-type="string">
            <text:p>chandrasekaran.m@ivtlinfoview.co.jp</text:p>
          </table:table-cell>
          <table:table-cell table:style-name="ce2" office:value-type="string">
            <text:p>Susendraprabhu Seerangaraju</text:p>
          </table:table-cell>
          <table:table-cell table:style-name="ce2" office:value-type="string">
            <text:p>susendraprabhu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57">
            <text:p>165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uralikrishna.m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Attendance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Navyasree S</text:p>
          </table:table-cell>
          <table:table-cell table:style-name="ce2" office:value-type="string">
            <text:p>navyasree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60">
            <text:p>166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chsaikrishna.c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Attendanc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Vijayanak Lakshmanasamy</text:p>
          </table:table-cell>
          <table:table-cell table:style-name="ce2" office:value-type="string">
            <text:p>vijayanak.l@ivtlinfoview.co.jp</text:p>
          </table:table-cell>
          <table:table-cell table:style-name="ce2" office:value-type="string">
            <text:p>Sudhan Sivaraj</text:p>
          </table:table-cell>
          <table:table-cell table:style-name="ce2" office:value-type="string">
            <text:p>sudh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61">
            <text:p>166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ghavenderreddy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Dineshkumar Rajakumar</text:p>
          </table:table-cell>
          <table:table-cell table:style-name="ce2" office:value-type="string">
            <text:p>dineshkumar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62">
            <text:p>166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isandeep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Sasiprabu Kannan</text:p>
          </table:table-cell>
          <table:table-cell table:style-name="ce2" office:value-type="string">
            <text:p>sasiprabu.m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666">
            <text:p>1666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bhavyasri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Bhavyasri Koora</text:p>
          </table:table-cell>
          <table:table-cell table:style-name="ce2" office:value-type="string">
            <text:p>bhavyasr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70">
            <text:p>167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uppalakarthikbusi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Ancy William Jaisingh</text:p>
          </table:table-cell>
          <table:table-cell table:style-name="ce2" office:value-type="string">
            <text:p>ancy.a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680">
            <text:p>168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imounika.g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Meenu Perumal</text:p>
          </table:table-cell>
          <table:table-cell table:style-name="ce2" office:value-type="string">
            <text:p>meenu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85">
            <text:p>168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mya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Arun Kumar Balasubramanian</text:p>
          </table:table-cell>
          <table:table-cell table:style-name="ce2" office:value-type="string">
            <text:p>arunkumar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686">
            <text:p>168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urgabhavani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16" office:value-type="string">
            <text:p><text:a xlink:href="mailto:Rajmohan.n@ivtlinfoview.com">Rajmohan.n@ivtlinfoview.com</text:a>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2">
          <table:table-cell table:style-name="ce2" office:value-type="float" office:value="1696">
            <text:p>169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haritejasrikireeti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Manickaraja Dakshinamoorthy</text:p>
          </table:table-cell>
          <table:table-cell table:style-name="ce2" office:value-type="string">
            <text:p>manickaraja.dakshinamoorthy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Prashittha Mani Ravichandran</text:p>
          </table:table-cell>
          <table:table-cell table:style-name="ce2" office:value-type="string">
            <text:p>prashittha.m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698">
            <text:p>169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tulasisravya.d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Bhubaal Sundara Krishnan</text:p>
          </table:table-cell>
          <table:table-cell table:style-name="ce2" office:value-type="string">
            <text:p>bhubaal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00">
            <text:p>170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iakshaykumar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Umavathy Perumal</text:p>
          </table:table-cell>
          <table:table-cell table:style-name="ce2" office:value-type="string">
            <text:p>umavathy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01">
            <text:p>170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iram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Annoncia Joseph Raj</text:p>
          </table:table-cell>
          <table:table-cell table:style-name="ce2" office:value-type="string">
            <text:p>annoncia.j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02">
            <text:p>170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enkatasridatta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Umavathy Perumal</text:p>
          </table:table-cell>
          <table:table-cell table:style-name="ce2" office:value-type="string">
            <text:p>umavathy.p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705">
            <text:p>170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ireeshkumar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Athithya Vengatesh Auvadaiappan</text:p>
          </table:table-cell>
          <table:table-cell table:style-name="ce2" office:value-type="string">
            <text:p>athithyavengatesh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06">
            <text:p>170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jayapalnaresh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Selvajegan Shankaran</text:p>
          </table:table-cell>
          <table:table-cell table:style-name="ce2" office:value-type="string">
            <text:p>selvajeg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08">
            <text:p>170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harika.mu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Lavanya Krishnamurthy</text:p>
          </table:table-cell>
          <table:table-cell table:style-name="ce2" office:value-type="string">
            <text:p>lavanya.k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10">
            <text:p>171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bhargav.g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Narendran Raman</text:p>
          </table:table-cell>
          <table:table-cell table:style-name="ce2" office:value-type="string">
            <text:p>Narendran.r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1714">
            <text:p>171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balashowreelu.b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office:value-type="string">
            <text:p>Anupriya Mahendran</text:p>
          </table:table-cell>
          <table:table-cell table:style-name="ce2" office:value-type="string">
            <text:p>anupriya.m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718">
            <text:p>171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nandvamsi.d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Sakthivel Saravanan</text:p>
          </table:table-cell>
          <table:table-cell table:style-name="ce2" office:value-type="string">
            <text:p>sakthivel.s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20">
            <text:p>172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hanaveer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Varun Narasimha Barathy</text:p>
          </table:table-cell>
          <table:table-cell table:style-name="ce2" office:value-type="string">
            <text:p>varun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22">
            <text:p>172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ovardhan.k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Mohammed Refaideen Ismail</text:p>
          </table:table-cell>
          <table:table-cell table:style-name="ce16" office:value-type="string">
            <text:p><text:a xlink:href="mailto:mohammedrefaideen.i@ivtlinfoview.co.jp">mohammedrefaideen.i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1723">
            <text:p>172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ohamedibrahim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27">
            <text:p>172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bhargav.p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CI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Vijayanak Lakshmanasamy</text:p>
          </table:table-cell>
          <table:table-cell table:style-name="ce2" office:value-type="string">
            <text:p>vijayanak.l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1729">
            <text:p>172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aveenkumar.v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Talent Management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Chandrasekaran Murugesan</text:p>
          </table:table-cell>
          <table:table-cell table:style-name="ce2" office:value-type="string">
            <text:p>chandrasekaran.m@ivtlinfoview.co.jp</text:p>
          </table:table-cell>
          <table:table-cell table:style-name="ce2" office:value-type="string">
            <text:p>Susendraprabhu Seerangaraju</text:p>
          </table:table-cell>
          <table:table-cell table:style-name="ce2" office:value-type="string">
            <text:p>susendraprabhu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33">
            <text:p>173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balamuralikrishna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Vairavan Udayappan</text:p>
          </table:table-cell>
          <table:table-cell table:style-name="ce2" office:value-type="string">
            <text:p>vairavan.u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738">
            <text:p>173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ravani.v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athishkumar Rajan</text:p>
          </table:table-cell>
          <table:table-cell table:style-name="ce2" office:value-type="string">
            <text:p>sathishkumar.r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42">
            <text:p>174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ahalakshmi.s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abarinathan Sarangapani</text:p>
          </table:table-cell>
          <table:table-cell table:style-name="ce2" office:value-type="string">
            <text:p>sabarinathan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750">
            <text:p>175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enkataprasanth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Bhavyasri Koora</text:p>
          </table:table-cell>
          <table:table-cell table:style-name="ce2" office:value-type="string">
            <text:p>bhavyasri.k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752">
            <text:p>175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agurshareef.b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Keerthana Kannan</text:p>
          </table:table-cell>
          <table:table-cell table:style-name="ce2" office:value-type="string">
            <text:p>keerthana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53">
            <text:p>175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enkatasaikumar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Arulmani A</text:p>
          </table:table-cell>
          <table:table-cell table:style-name="ce2" office:value-type="string">
            <text:p>arulmani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54">
            <text:p>175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arayanaswamy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Hemarajan Somasundaram</text:p>
          </table:table-cell>
          <table:table-cell table:style-name="ce2" office:value-type="string">
            <text:p>hemaraj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56">
            <text:p>175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hemanagasaiprakash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Swatheeswaran Gopalsamy</text:p>
          </table:table-cell>
          <table:table-cell table:style-name="ce2" office:value-type="string">
            <text:p>swatheeswaran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58">
            <text:p>175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gneshwar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Ancy William Jaisingh</text:p>
          </table:table-cell>
          <table:table-cell table:style-name="ce2" office:value-type="string">
            <text:p>ancy.a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760">
            <text:p>176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asantharam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Narmathapillay Cassivisvanadanepillay</text:p>
          </table:table-cell>
          <table:table-cell table:style-name="ce2" office:value-type="string">
            <text:p>narmatha.c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61">
            <text:p>176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reshkumar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Ranjith Kumar Ganesan</text:p>
          </table:table-cell>
          <table:table-cell table:style-name="ce2" office:value-type="string">
            <text:p>ranjithkumar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62">
            <text:p>176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rthick.a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UdaySaiKiran Sikakolli</text:p>
          </table:table-cell>
          <table:table-cell table:style-name="ce2" office:value-type="string">
            <text:p>udaysaikir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63">
            <text:p>176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arieswaran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Indira Rajasekar</text:p>
          </table:table-cell>
          <table:table-cell table:style-name="ce2" office:value-type="string">
            <text:p>indir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66">
            <text:p>176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imrankhan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Midhuna M Dileep Thiruvilakkil <text:s/>Gangadharan Dileep</text:p>
          </table:table-cell>
          <table:table-cell table:style-name="ce2" office:value-type="string">
            <text:p>midhunamdileep.t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767">
            <text:p>176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hivakar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Dushyanth Alagandula</text:p>
          </table:table-cell>
          <table:table-cell table:style-name="ce2" office:value-type="string">
            <text:p>dushyanth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68">
            <text:p>176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ivakumar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Sriram Rajagopalan</text:p>
          </table:table-cell>
          <table:table-cell table:style-name="ce2" office:value-type="string">
            <text:p>sriram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75">
            <text:p>177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anesh.v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Talent Management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Chandrasekaran Murugesan</text:p>
          </table:table-cell>
          <table:table-cell table:style-name="ce2" office:value-type="string">
            <text:p>chandrasekaran.m@ivtlinfoview.co.jp</text:p>
          </table:table-cell>
          <table:table-cell table:style-name="ce2" office:value-type="string">
            <text:p>Sarath Guhan Ravichandran</text:p>
          </table:table-cell>
          <table:table-cell table:style-name="ce2" office:value-type="string">
            <text:p>sarathguha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77">
            <text:p>177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ethuraman.n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Shyamala Devi Krishnamoorthy</text:p>
          </table:table-cell>
          <table:table-cell table:style-name="ce2" office:value-type="string">
            <text:p>shyamaladev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79">
            <text:p>177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riram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Nithin U.s Sreenivasan</text:p>
          </table:table-cell>
          <table:table-cell table:style-name="ce2" office:value-type="string">
            <text:p>nithi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81">
            <text:p>178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baranimuthukumar.b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Arokkia Jerald Praveen</text:p>
          </table:table-cell>
          <table:table-cell table:style-name="ce2" office:value-type="string">
            <text:p>arokkiajeraldpraveen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85">
            <text:p>178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vinkumar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Arokkia Jerald Praveen</text:p>
          </table:table-cell>
          <table:table-cell table:style-name="ce2" office:value-type="string">
            <text:p>arokkiajeraldpraveen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86">
            <text:p>178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runkumar.p1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Attendanc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Vijayanak Lakshmanasamy</text:p>
          </table:table-cell>
          <table:table-cell table:style-name="ce2" office:value-type="string">
            <text:p>vijayanak.l@ivtlinfoview.co.jp</text:p>
          </table:table-cell>
          <table:table-cell table:style-name="ce2" office:value-type="string">
            <text:p>Natesanathan Kamaraj</text:p>
          </table:table-cell>
          <table:table-cell table:style-name="ce2" office:value-type="string">
            <text:p>natesanathan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87">
            <text:p>178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owshic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office:value-type="string">
            <text:p>Anupriya Mahendran</text:p>
          </table:table-cell>
          <table:table-cell table:style-name="ce2" office:value-type="string">
            <text:p>anupriy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792">
            <text:p>179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thanuj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Swatheeswaran Gopalsamy</text:p>
          </table:table-cell>
          <table:table-cell table:style-name="ce2" office:value-type="string">
            <text:p>swatheeswaran.g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795">
            <text:p>179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eshma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Bhubaal Sundara Krishnan</text:p>
          </table:table-cell>
          <table:table-cell table:style-name="ce2" office:value-type="string">
            <text:p>bhubaal.k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797">
            <text:p>179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owri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1807">
            <text:p>180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onikaselus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hanmuga Priya Loganathan</text:p>
          </table:table-cell>
          <table:table-cell table:style-name="ce2" office:value-type="string">
            <text:p>shanmugapriya.l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14">
            <text:p>181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ranya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Vinodhini Kathiresan</text:p>
          </table:table-cell>
          <table:table-cell table:style-name="ce2" office:value-type="string">
            <text:p>vinodhin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18">
            <text:p>181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bagavathi.m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Sampath Kumar Raja</text:p>
          </table:table-cell>
          <table:table-cell table:style-name="ce16" office:value-type="string">
            <text:p><text:a xlink:href="mailto:sampathkumar.r@ivtlinfoview.co.jp">sampathkumar.r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1819">
            <text:p>181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jayprasanth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Shyamala Devi Krishnamoorthy</text:p>
          </table:table-cell>
          <table:table-cell table:style-name="ce2" office:value-type="string">
            <text:p>shyamaladev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22">
            <text:p>182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nuratchana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Gowtham Chandrasekaran</text:p>
          </table:table-cell>
          <table:table-cell table:style-name="ce2" office:value-type="string">
            <text:p>gowtham.c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27">
            <text:p>182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balakumar.k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Narendran Raman</text:p>
          </table:table-cell>
          <table:table-cell table:style-name="ce2" office:value-type="string">
            <text:p>narendran.r@ivtlinfoview.co.jp</text:p>
          </table:table-cell>
          <table:table-cell table:style-name="ce2" office:value-type="string">
            <text:p>Tamil Selvan Rajendran</text:p>
          </table:table-cell>
          <table:table-cell table:style-name="ce2" office:value-type="string">
            <text:p>tamilselvan.r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832">
            <text:p>183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ithunpandi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Lakshmykutty</text:p>
          </table:table-cell>
          <table:table-cell table:style-name="ce2" office:value-type="string">
            <text:p>lakshmykutty.r@ivtlinfoview.co.jp</text:p>
          </table:table-cell>
          <table:table-cell table:style-name="ce19" office:value-type="string">
            <text:p>Sukanya Ravichandran</text:p>
          </table:table-cell>
          <table:table-cell table:style-name="ce2" office:value-type="string">
            <text:p>sukany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35">
            <text:p>183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runkumar.a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Gunasekaran Ammasai</text:p>
          </table:table-cell>
          <table:table-cell table:style-name="ce2" office:value-type="string">
            <text:p>gunasekaran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42">
            <text:p>184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evanth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Premanand Balasubramanian</text:p>
          </table:table-cell>
          <table:table-cell table:style-name="ce2" office:value-type="string">
            <text:p>premanand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43">
            <text:p>184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enkatesan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Anandh Shanmugam</text:p>
          </table:table-cell>
          <table:table-cell table:style-name="ce2" office:value-type="string">
            <text:p>anandh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844">
            <text:p>184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indhumathi.p2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athishkumar Rajan</text:p>
          </table:table-cell>
          <table:table-cell table:style-name="ce2" office:value-type="string">
            <text:p>sathishkumar.ra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857">
            <text:p>185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harini.t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4" office:value-type="string">
            <text:p>Mahalakshmi Balamurugan</text:p>
          </table:table-cell>
          <table:table-cell table:style-name="ce14" office:value-type="string">
            <text:p>mahalakshmi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59">
            <text:p>185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janani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Varun Narasimha Barathy</text:p>
          </table:table-cell>
          <table:table-cell table:style-name="ce2" office:value-type="string">
            <text:p>varun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64">
            <text:p>186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thiresan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Karthika Nagarajan</text:p>
          </table:table-cell>
          <table:table-cell table:style-name="ce2" office:value-type="string">
            <text:p>karthika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68">
            <text:p>186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wetha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Umavathy Perumal</text:p>
          </table:table-cell>
          <table:table-cell table:style-name="ce2" office:value-type="string">
            <text:p>umavathy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69">
            <text:p>186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veenkumar.s3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Gowtham Chandrasekaran</text:p>
          </table:table-cell>
          <table:table-cell table:style-name="ce2" office:value-type="string">
            <text:p>gowtham.c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871">
            <text:p>187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machandrakumar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2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 office:value-type="string">
            <text:p>Sathiyananthan Pandian</text:p>
          </table:table-cell>
          <table:table-cell table:style-name="ce7" office:value-type="string">
            <text:p>sathiyananthan.p@ivtlinfoview.co.jp</text:p>
          </table:table-cell>
          <table:table-cell table:style-name="ce12" office:value-type="string">
            <text:p>Saravana Kumaran Dhandapani</text:p>
          </table:table-cell>
          <table:table-cell table:style-name="ce7" office:value-type="string">
            <text:p>saravanakumaran.d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872">
            <text:p>187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shikiran.s1@ivtlinfoview.co.jp</text:p>
          </table:table-cell>
          <table:table-cell table:style-name="ce10"/>
          <table:table-cell table:style-name="ce2" office:value-type="string">
            <text:p>Infoview</text:p>
          </table:table-cell>
          <table:table-cell table:style-name="ce2" office:value-type="string">
            <text:p>RUT</text:p>
          </table:table-cell>
          <table:table-cell table:style-name="ce2" office:value-type="string">
            <text:p>RUT_Avl</text:p>
          </table:table-cell>
          <table:table-cell table:style-name="ce11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1873">
            <text:p>187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onika.k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Manivannan Somasundaram</text:p>
          </table:table-cell>
          <table:table-cell table:style-name="ce16" office:value-type="string">
            <text:p><text:a xlink:href="mailto:manivannan.s@ivtlinfoview.co.jp">manivannan.s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1874">
            <text:p>187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ravind.b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Varun Narasimha Barathy</text:p>
          </table:table-cell>
          <table:table-cell table:style-name="ce2" office:value-type="string">
            <text:p>varun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77">
            <text:p>187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ekar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Sathyapriya Vijayakumar</text:p>
          </table:table-cell>
          <table:table-cell table:style-name="ce2" office:value-type="string">
            <text:p>sathyapriya.v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880">
            <text:p>188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shal.t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Lakshmykutty</text:p>
          </table:table-cell>
          <table:table-cell table:style-name="ce2" office:value-type="string">
            <text:p>lakshmykutty.r@ivtlinfoview.co.jp</text:p>
          </table:table-cell>
          <table:table-cell table:style-name="ce19" office:value-type="string">
            <text:p>Ramkumar Siva Kumar</text:p>
          </table:table-cell>
          <table:table-cell table:style-name="ce2" office:value-type="string">
            <text:p>ramkumar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81">
            <text:p>188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gnesh.a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Mohamed Siddique Jahir Hussain</text:p>
          </table:table-cell>
          <table:table-cell table:style-name="ce2" office:value-type="string">
            <text:p>mohamedsiddique.j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83">
            <text:p>188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thish.s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85">
            <text:p>188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ravanakumar.t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Recruiting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Priyanga L</text:p>
          </table:table-cell>
          <table:table-cell table:style-name="ce2" office:value-type="string">
            <text:p>priyanga.l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888">
            <text:p>188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irzazackariak.z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 office:value-type="string">
            <text:p>Kaviyarasan Subbaiyan</text:p>
          </table:table-cell>
          <table:table-cell table:style-name="ce2" office:value-type="string">
            <text:p>kaviyaras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893">
            <text:p>189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iva.p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Attendanc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Vijayanak Lakshmanasamy</text:p>
          </table:table-cell>
          <table:table-cell table:style-name="ce2" office:value-type="string">
            <text:p>vijayanak.l@ivtlinfoview.co.jp</text:p>
          </table:table-cell>
          <table:table-cell table:style-name="ce2" office:value-type="string">
            <text:p>Arun Jayendiran</text:p>
          </table:table-cell>
          <table:table-cell table:style-name="ce2" office:value-type="string">
            <text:p>arun.j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896">
            <text:p>189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rjun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Rajeshwari Rajendran</text:p>
          </table:table-cell>
          <table:table-cell table:style-name="ce2" office:value-type="string">
            <text:p>rajeshwari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00">
            <text:p>190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thiyamoorthy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Yogeswari Mani</text:p>
          </table:table-cell>
          <table:table-cell table:style-name="ce2" office:value-type="string">
            <text:p>yogeswari.m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902">
            <text:p>190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anojkumar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9"/>
        </table:table-row>
        <table:table-row table:style-name="ro2">
          <table:table-cell table:style-name="ce2" office:value-type="float" office:value="1903">
            <text:p>190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ravind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Athithya Vengatesh Auvadaiappan</text:p>
          </table:table-cell>
          <table:table-cell table:style-name="ce2" office:value-type="string">
            <text:p>athithyavengatesh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05">
            <text:p>190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thishkumar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Vinotha Chandrasekar</text:p>
          </table:table-cell>
          <table:table-cell table:style-name="ce2" office:value-type="string">
            <text:p>vinotha.c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07">
            <text:p>190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eganathan.j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Gowtham Chandrasekaran</text:p>
          </table:table-cell>
          <table:table-cell table:style-name="ce2" office:value-type="string">
            <text:p>gowtham.c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12">
            <text:p>191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harivignesh.b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Narendran Raman</text:p>
          </table:table-cell>
          <table:table-cell table:style-name="ce2" office:value-type="string">
            <text:p>narendran.r@ivtlinfoview.co.jp</text:p>
          </table:table-cell>
          <table:table-cell table:style-name="ce2" office:value-type="string">
            <text:p>Tamil Selvan Rajendran</text:p>
          </table:table-cell>
          <table:table-cell table:style-name="ce2" office:value-type="string">
            <text:p>tamilselva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15">
            <text:p>191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nkaranarayanan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athiya Moorthy Manoharan</text:p>
          </table:table-cell>
          <table:table-cell table:style-name="ce2" office:value-type="string">
            <text:p>sathiyamoorthy.m@ivtlinfoview.co.jp</text:p>
          </table:table-cell>
          <table:table-cell table:style-name="ce2" office:value-type="string">
            <text:p>Keerthick Ganesan</text:p>
          </table:table-cell>
          <table:table-cell table:style-name="ce2" office:value-type="string">
            <text:p>keerthick.g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916">
            <text:p>191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shokkumar.s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Athithya Vengatesh Auvadaiappan</text:p>
          </table:table-cell>
          <table:table-cell table:style-name="ce2" office:value-type="string">
            <text:p>athithyavengatesh.a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917">
            <text:p>191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aratharaj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2" office:value-type="string">
            <text:p>SCM_CI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2">
          <table:table-cell table:style-name="ce2" office:value-type="float" office:value="1920">
            <text:p>192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gapriya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9" office:value-type="string">
            <text:p>Santhosh Kumar Durairaj</text:p>
          </table:table-cell>
          <table:table-cell table:style-name="ce2" office:value-type="string">
            <text:p>santhoshkumar.d@ivtlinfoview.co.jp</text:p>
          </table:table-cell>
          <table:table-cell table:style-name="ce19"/>
          <table:table-cell table:style-name="ce2"/>
          <table:table-cell table:style-name="ce19" office:value-type="string">
            <text:p>Aacshwin Ravi Chandran</text:p>
          </table:table-cell>
          <table:table-cell table:style-name="ce2" office:value-type="string">
            <text:p>aacshwin.r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921">
            <text:p>192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owri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Lakshmykutty</text:p>
          </table:table-cell>
          <table:table-cell table:style-name="ce2" office:value-type="string">
            <text:p>lakshmykutty.r@ivtlinfoview.co.jp</text:p>
          </table:table-cell>
          <table:table-cell table:style-name="ce19" office:value-type="string">
            <text:p>Vinoth Kumar Anguraj</text:p>
          </table:table-cell>
          <table:table-cell table:style-name="ce2" office:value-type="string">
            <text:p>vinothkumar.a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31">
            <text:p>193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uthuraj.g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Selvajegan Shankaran</text:p>
          </table:table-cell>
          <table:table-cell table:style-name="ce2" office:value-type="string">
            <text:p>selvajeg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33">
            <text:p>193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balakrishnan.b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Premanand Balasubramanian</text:p>
          </table:table-cell>
          <table:table-cell table:style-name="ce2" office:value-type="string">
            <text:p>premanand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36">
            <text:p>193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ryakumar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Varun Narasimha Barathy</text:p>
          </table:table-cell>
          <table:table-cell table:style-name="ce2" office:value-type="string">
            <text:p>varun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40">
            <text:p>194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thish.k@ivtlinfoview.co.jp</text:p>
          </table:table-cell>
          <table:table-cell table:style-name="ce10"/>
          <table:table-cell table:style-name="ce2" office:value-type="string">
            <text:p>Infoview</text:p>
          </table:table-cell>
          <table:table-cell table:style-name="ce2" office:value-type="string">
            <text:p>RUT</text:p>
          </table:table-cell>
          <table:table-cell table:style-name="ce2" office:value-type="string">
            <text:p>RUT_NR</text:p>
          </table:table-cell>
          <table:table-cell table:style-name="ce2" office:value-type="string">
            <text:p>Karthick Raj Jayaraman</text:p>
          </table:table-cell>
          <table:table-cell table:style-name="ce16" office:value-type="string">
            <text:p><text:a xlink:href="mailto:karthick.j@ivtlinfoview.com">karthick.j@ivtlinfoview.com</text:a>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1947">
            <text:p>194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gnesh.s2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Sureshkrishnan Muthusamy</text:p>
          </table:table-cell>
          <table:table-cell table:style-name="ce2" office:value-type="string">
            <text:p>sureshkrishnan.m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948">
            <text:p>194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bharani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9" office:value-type="string">
            <text:p>Santhosh Kumar Durairaj</text:p>
          </table:table-cell>
          <table:table-cell table:style-name="ce2" office:value-type="string">
            <text:p>santhoshkumar.d@ivtlinfoview.co.jp</text:p>
          </table:table-cell>
          <table:table-cell table:style-name="ce19"/>
          <table:table-cell table:style-name="ce2"/>
          <table:table-cell table:style-name="ce19" office:value-type="string">
            <text:p>Amala Marianathan</text:p>
          </table:table-cell>
          <table:table-cell table:style-name="ce2" office:value-type="string">
            <text:p>amala.m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950">
            <text:p>195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babuji.j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 office:value-type="string">
            <text:p>Sam David Paul David Thamarai Selvan</text:p>
          </table:table-cell>
          <table:table-cell table:style-name="ce2" office:value-type="string">
            <text:p>samdavidpaul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52">
            <text:p>195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ugaludaiyar.j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Yogeswari Mani</text:p>
          </table:table-cell>
          <table:table-cell table:style-name="ce2" office:value-type="string">
            <text:p>yogeswari.m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954">
            <text:p>195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ngasamy.g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Lakshmykutty</text:p>
          </table:table-cell>
          <table:table-cell table:style-name="ce2" office:value-type="string">
            <text:p>lakshmykutty.r@ivtlinfoview.co.jp</text:p>
          </table:table-cell>
          <table:table-cell table:style-name="ce19" office:value-type="string">
            <text:p>Logesh Kumaresan</text:p>
          </table:table-cell>
          <table:table-cell table:style-name="ce2" office:value-type="string">
            <text:p>logesh.k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955">
            <text:p>195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bdulkhaliq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udhagar Selvaraj</text:p>
          </table:table-cell>
          <table:table-cell table:style-name="ce2" office:value-type="string">
            <text:p>sudhagar.s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57">
            <text:p>195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kash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Shakir Alam Mohd. Aman Akhtar</text:p>
          </table:table-cell>
          <table:table-cell table:style-name="ce2" office:value-type="string">
            <text:p>shakiralam.m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958">
            <text:p>195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oovarasan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Thangarasu Raja</text:p>
          </table:table-cell>
          <table:table-cell table:style-name="ce2" office:value-type="string">
            <text:p>thangarasu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59">
            <text:p>195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rath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Mohamed Siddique Jahir Hussain</text:p>
          </table:table-cell>
          <table:table-cell table:style-name="ce2" office:value-type="string">
            <text:p>mohamedsiddique.j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62">
            <text:p>196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joestephanraj.u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Anandh Shanmugam</text:p>
          </table:table-cell>
          <table:table-cell table:style-name="ce2" office:value-type="string">
            <text:p>anandh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64">
            <text:p>196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aheshkumar.m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Sampath Kumar Raja</text:p>
          </table:table-cell>
          <table:table-cell table:style-name="ce16" office:value-type="string">
            <text:p><text:a xlink:href="mailto:sampathkumar.r@ivtlinfoview.co.jp">sampathkumar.r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1965">
            <text:p>196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achiyannan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office:value-type="string">
            <text:p>Sobiya Nagarajan</text:p>
          </table:table-cell>
          <table:table-cell table:style-name="ce2" office:value-type="string">
            <text:p>sobiya.n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968">
            <text:p>196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khilhkumar.h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Lakshmykutty</text:p>
          </table:table-cell>
          <table:table-cell table:style-name="ce2" office:value-type="string">
            <text:p>lakshmykutty.r@ivtlinfoview.co.jp</text:p>
          </table:table-cell>
          <table:table-cell table:style-name="ce19" office:value-type="string">
            <text:p>Sukanya Ravichandran</text:p>
          </table:table-cell>
          <table:table-cell table:style-name="ce2" office:value-type="string">
            <text:p>sukanya.r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970">
            <text:p>197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hul.r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 office:value-type="string">
            <text:p>Ananth Kumar Jeganathan</text:p>
          </table:table-cell>
          <table:table-cell table:style-name="ce2" office:value-type="string">
            <text:p>ananthkumar.j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74">
            <text:p>197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ranya.r3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Customer Support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Sachidhanandhan Sellamuthu</text:p>
          </table:table-cell>
          <table:table-cell table:style-name="ce16" office:value-type="string">
            <text:p><text:a xlink:href="mailto:sachidhanandhan.s@ivtlinfoview.co.jp">sachidhanandhan.s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1979">
            <text:p>197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thy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Ranjith Kumar Ganesan</text:p>
          </table:table-cell>
          <table:table-cell table:style-name="ce2" office:value-type="string">
            <text:p>ranjithkumar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81">
            <text:p>198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kila.j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Gnanananda Prabhu Sivaguru</text:p>
          </table:table-cell>
          <table:table-cell table:style-name="ce2" office:value-type="string">
            <text:p>gnananandaprabhu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87">
            <text:p>198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jal.c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Nithin U.s Sreenivasan</text:p>
          </table:table-cell>
          <table:table-cell table:style-name="ce2" office:value-type="string">
            <text:p>nithin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995">
            <text:p>199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kas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 office:value-type="string">
            <text:p>Arun.V Sundararaju</text:p>
          </table:table-cell>
          <table:table-cell table:style-name="ce2" office:value-type="string">
            <text:p>aru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97">
            <text:p>199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jeffersonsongdavid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Lavanya Krishnamurthy</text:p>
          </table:table-cell>
          <table:table-cell table:style-name="ce2" office:value-type="string">
            <text:p>lavanya.kr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1998">
            <text:p>199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mya.n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Meenu Perumal</text:p>
          </table:table-cell>
          <table:table-cell table:style-name="ce2" office:value-type="string">
            <text:p>meenu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1999">
            <text:p>199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balasubramanyam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Vijay Ramadurai</text:p>
          </table:table-cell>
          <table:table-cell table:style-name="ce2" office:value-type="string">
            <text:p>vijay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02">
            <text:p>200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ghasumanth.p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Arulmani A</text:p>
          </table:table-cell>
          <table:table-cell table:style-name="ce2" office:value-type="string">
            <text:p>arulmani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03">
            <text:p>200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ouryachandrachittabathina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Indira Rajasekar</text:p>
          </table:table-cell>
          <table:table-cell table:style-name="ce2" office:value-type="string">
            <text:p>indir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04">
            <text:p>200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irmal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Geetha Sarangaraj</text:p>
          </table:table-cell>
          <table:table-cell table:style-name="ce2" office:value-type="string">
            <text:p>geetha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06">
            <text:p>200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nusha.w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Dineshkumar Rajakumar</text:p>
          </table:table-cell>
          <table:table-cell table:style-name="ce2" office:value-type="string">
            <text:p>dineshkumar.r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008">
            <text:p>200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deep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 office:value-type="string">
            <text:p>Sathiyananthan Pandian</text:p>
          </table:table-cell>
          <table:table-cell table:style-name="ce7" office:value-type="string">
            <text:p>sathiyananthan.p@ivtlinfoview.co.jp</text:p>
          </table:table-cell>
          <table:table-cell table:style-name="ce19" office:value-type="string">
            <text:p>Swathimala Pitchaikani</text:p>
          </table:table-cell>
          <table:table-cell table:style-name="ce2" office:value-type="string">
            <text:p>swathimala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12">
            <text:p>201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ngeetha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Midhuna M Dileep Thiruvilakkil <text:s/>Gangadharan Dileep</text:p>
          </table:table-cell>
          <table:table-cell table:style-name="ce2" office:value-type="string">
            <text:p>midhunamdileep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17">
            <text:p>201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shwas.u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Vijayakumar Selvam</text:p>
          </table:table-cell>
          <table:table-cell table:style-name="ce2" office:value-type="string">
            <text:p>vijayakumar.s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23">
            <text:p>202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owtham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Vijayakumar Selvam</text:p>
          </table:table-cell>
          <table:table-cell table:style-name="ce2" office:value-type="string">
            <text:p>vijayakumar.s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26">
            <text:p>202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bisheak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QE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Akash C</text:p>
          </table:table-cell>
          <table:table-cell table:style-name="ce2" office:value-type="string">
            <text:p>akash.c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28">
            <text:p>202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okul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Arulmani A</text:p>
          </table:table-cell>
          <table:table-cell table:style-name="ce2" office:value-type="string">
            <text:p>arulmani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29">
            <text:p>202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anjunath.a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Karunakaran M</text:p>
          </table:table-cell>
          <table:table-cell table:style-name="ce2" office:value-type="string">
            <text:p>karunakaran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31">
            <text:p>203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hma.u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Ashwin Kanthiah</text:p>
          </table:table-cell>
          <table:table-cell table:style-name="ce2" office:value-type="string">
            <text:p>ashwin.k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034">
            <text:p>203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admanaban.t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Lakshmykutty</text:p>
          </table:table-cell>
          <table:table-cell table:style-name="ce2" office:value-type="string">
            <text:p>lakshmykutty.r@ivtlinfoview.co.jp</text:p>
          </table:table-cell>
          <table:table-cell table:style-name="ce19" office:value-type="string">
            <text:p>Sukanya Ravichandran</text:p>
          </table:table-cell>
          <table:table-cell table:style-name="ce2" office:value-type="string">
            <text:p>sukanya.r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035">
            <text:p>203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jayaraj.n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 office:value-type="string">
            <text:p>Sam David Paul David Thamarai Selvan</text:p>
          </table:table-cell>
          <table:table-cell table:style-name="ce2" office:value-type="string">
            <text:p>samdavidpaul.d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038">
            <text:p>203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harunkumar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Aruldass Murugaiyan</text:p>
          </table:table-cell>
          <table:table-cell table:style-name="ce2" office:value-type="string">
            <text:p>aruldass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39">
            <text:p>203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aveenkumar.s1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Manivannan Somasundaram</text:p>
          </table:table-cell>
          <table:table-cell table:style-name="ce16" office:value-type="string">
            <text:p><text:a xlink:href="mailto:manivannan.s@ivtlinfoview.co.jp">manivannan.s@ivtlinfoview.co.jp</text:a></text:p>
          </table:table-cell>
          <table:table-cell table:number-columns-repeated="1009"/>
        </table:table-row>
        <table:table-row table:style-name="ro2">
          <table:table-cell table:style-name="ce2" office:value-type="float" office:value="2040">
            <text:p>204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riyakumar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9" office:value-type="string">
            <text:p>Santhosh Kumar Durairaj</text:p>
          </table:table-cell>
          <table:table-cell table:style-name="ce2" office:value-type="string">
            <text:p>santhoshkumar.d@ivtlinfoview.co.jp</text:p>
          </table:table-cell>
          <table:table-cell table:style-name="ce19"/>
          <table:table-cell table:style-name="ce2"/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2045">
            <text:p>204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owtham.k1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Sampath Kumar Raja</text:p>
          </table:table-cell>
          <table:table-cell table:style-name="ce16" office:value-type="string">
            <text:p><text:a xlink:href="mailto:sampathkumar.r@ivtlinfoview.co.jp">sampathkumar.r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2046">
            <text:p>204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aveen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Sasiprabu Kannan</text:p>
          </table:table-cell>
          <table:table-cell table:style-name="ce2" office:value-type="string">
            <text:p>sasiprabu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47">
            <text:p>204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hemapriya.b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Indira Rajasekar</text:p>
          </table:table-cell>
          <table:table-cell table:style-name="ce2" office:value-type="string">
            <text:p>indira.r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049">
            <text:p>2049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karthikeyan.s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9"/>
        </table:table-row>
        <table:table-row table:style-name="ro2">
          <table:table-cell table:style-name="ce2" office:value-type="float" office:value="2052">
            <text:p>205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atarajan.s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Narmathapillay Cassivisvanadanepillay</text:p>
          </table:table-cell>
          <table:table-cell table:style-name="ce2" office:value-type="string">
            <text:p>narmatha.c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53">
            <text:p>205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bu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Selvajegan Shankaran</text:p>
          </table:table-cell>
          <table:table-cell table:style-name="ce2" office:value-type="string">
            <text:p>selvajegan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054">
            <text:p>2054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gokulraj.m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Gokulraj Manickavasagam</text:p>
          </table:table-cell>
          <table:table-cell table:style-name="ce2" office:value-type="string">
            <text:p>gokulraj.m1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055">
            <text:p>205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evanth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Sakthivel Saravanan</text:p>
          </table:table-cell>
          <table:table-cell table:style-name="ce2" office:value-type="string">
            <text:p>sakthivel.sa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056">
            <text:p>205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bhakaran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9"/>
        </table:table-row>
        <table:table-row table:style-name="ro2">
          <table:table-cell table:style-name="ce2" office:value-type="float" office:value="2057">
            <text:p>205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omathyshankar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Narmathapillay Cassivisvanadanepillay</text:p>
          </table:table-cell>
          <table:table-cell table:style-name="ce2" office:value-type="string">
            <text:p>narmatha.c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58">
            <text:p>205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ngurajan.k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Manivannan Somasundaram</text:p>
          </table:table-cell>
          <table:table-cell table:style-name="ce16" office:value-type="string">
            <text:p><text:a xlink:href="mailto:manivannan.s@ivtlinfoview.co.jp">manivannan.s@ivtlinfoview.co.jp</text:a></text:p>
          </table:table-cell>
          <table:table-cell table:number-columns-repeated="1009"/>
        </table:table-row>
        <table:table-row table:style-name="ro2">
          <table:table-cell table:style-name="ce2" office:value-type="float" office:value="2059">
            <text:p>205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eeramanikandan.j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Jeyakrishnan Mahalingam</text:p>
          </table:table-cell>
          <table:table-cell table:style-name="ce2" office:value-type="string">
            <text:p>jeyakrishnan.m@ivtlinfoview.co.jp</text:p>
          </table:table-cell>
          <table:table-cell table:style-name="ce19" office:value-type="string">
            <text:p>Gokila Govindraj</text:p>
          </table:table-cell>
          <table:table-cell table:style-name="ce2" office:value-type="string">
            <text:p>gokila.g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060">
            <text:p>206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jay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Manickaraja Dakshinamoorthy</text:p>
          </table:table-cell>
          <table:table-cell table:style-name="ce2" office:value-type="string">
            <text:p>manickaraja.dakshinamoorthy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Gnana Baskara Guptha Parath Paran</text:p>
          </table:table-cell>
          <table:table-cell table:style-name="ce2" office:value-type="string">
            <text:p>gnanabaskaraguptha.p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061">
            <text:p>206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jawahar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Imthiyas Ahamed Sm</text:p>
          </table:table-cell>
          <table:table-cell table:style-name="ce2" office:value-type="string">
            <text:p>imthiyasahamed.m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066">
            <text:p>206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yuvaraj.b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Balaji Rajan</text:p>
          </table:table-cell>
          <table:table-cell table:style-name="ce2" office:value-type="string">
            <text:p>balaji.r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068">
            <text:p>206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enkatesh.c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Bhubaal Sundara Krishnan</text:p>
          </table:table-cell>
          <table:table-cell table:style-name="ce2" office:value-type="string">
            <text:p>bhubaal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70">
            <text:p>207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aveen.s2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Talent Management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Manikandan O</text:p>
          </table:table-cell>
          <table:table-cell table:style-name="ce2" office:value-type="string">
            <text:p>manikandan.o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071">
            <text:p>207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nesh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9"/>
        </table:table-row>
        <table:table-row table:style-name="ro2">
          <table:table-cell table:style-name="ce2" office:value-type="float" office:value="2072">
            <text:p>207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deep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 office:value-type="string">
            <text:p>Arun.V Sundararaju</text:p>
          </table:table-cell>
          <table:table-cell table:style-name="ce2" office:value-type="string">
            <text:p>arun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073">
            <text:p>207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ivarajan.c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2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2" office:value-type="string">
            <text:p>Santhosh Kumar Durairaj</text:p>
          </table:table-cell>
          <table:table-cell table:style-name="ce7" office:value-type="string">
            <text:p>santhoshkumar.d@ivtlinfoview.co.jp</text:p>
          </table:table-cell>
          <table:table-cell table:style-name="ce2" table:number-columns-repeated="2"/>
          <table:table-cell table:style-name="ce12" office:value-type="string">
            <text:p>Amala Marianathan</text:p>
          </table:table-cell>
          <table:table-cell table:style-name="ce7" office:value-type="string">
            <text:p>amal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74">
            <text:p>207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rthikeyan.u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Ancy William Jaisingh</text:p>
          </table:table-cell>
          <table:table-cell table:style-name="ce2" office:value-type="string">
            <text:p>ancy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77">
            <text:p>207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ayathri.s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office:value-type="string">
            <text:p>Sobiya Nagarajan</text:p>
          </table:table-cell>
          <table:table-cell table:style-name="ce2" office:value-type="string">
            <text:p>sobiya.n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078">
            <text:p>207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run.s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Athithya Vengatesh Auvadaiappan</text:p>
          </table:table-cell>
          <table:table-cell table:style-name="ce2" office:value-type="string">
            <text:p>athithyavengatesh.a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079">
            <text:p>207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resharavind.b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2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2090">
            <text:p>209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nnan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Jagadeesan Rajamani</text:p>
          </table:table-cell>
          <table:table-cell table:style-name="ce16" office:value-type="string">
            <text:p><text:a xlink:href="mailto:jagadeesan.r@ivtlinfoview.co.jp">jagadeesan.r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2092">
            <text:p>209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ineshkumar.r2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Technical Service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4"/>
          <table:table-cell table:style-name="ce2" office:value-type="string">
            <text:p>Nadarbalamurugan</text:p>
          </table:table-cell>
          <table:table-cell table:style-name="ce16" office:value-type="string">
            <text:p><text:a xlink:href="mailto:nadarbalamurugan.p@ivtlinfoview.co.jp">nadarbalamurugan.p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2093">
            <text:p>209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eenivasan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Jagadeesan Rajamani</text:p>
          </table:table-cell>
          <table:table-cell table:style-name="ce16" office:value-type="string">
            <text:p><text:a xlink:href="mailto:jagadeesan.r@ivtlinfoview.co.jp">jagadeesan.r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2095">
            <text:p>209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ravanan.k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Yogeswari Mani</text:p>
          </table:table-cell>
          <table:table-cell table:style-name="ce2" office:value-type="string">
            <text:p>yogeswari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099">
            <text:p>209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sidharan.j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Sureshkrishnan Muthusamy</text:p>
          </table:table-cell>
          <table:table-cell table:style-name="ce2" office:value-type="string">
            <text:p>sureshkrishnan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01">
            <text:p>210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hanmuga.p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Arulmani A</text:p>
          </table:table-cell>
          <table:table-cell table:style-name="ce2" office:value-type="string">
            <text:p>arulmani.a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103">
            <text:p>210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anjunathan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Aruldass Murugaiyan</text:p>
          </table:table-cell>
          <table:table-cell table:style-name="ce2" office:value-type="string">
            <text:p>aruldass.m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104">
            <text:p>210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jith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 office:value-type="string">
            <text:p>Sam David Paul David Thamarai Selvan</text:p>
          </table:table-cell>
          <table:table-cell table:style-name="ce2" office:value-type="string">
            <text:p>samdavidpaul.d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105">
            <text:p>210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yeshwanth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 office:value-type="string">
            <text:p>Sathiyananthan Pandian</text:p>
          </table:table-cell>
          <table:table-cell table:style-name="ce7" office:value-type="string">
            <text:p>sathiyananthan.p@ivtlinfoview.co.jp</text:p>
          </table:table-cell>
          <table:table-cell table:style-name="ce19" office:value-type="string">
            <text:p>Swathimala Pitchaikani</text:p>
          </table:table-cell>
          <table:table-cell table:style-name="ce2" office:value-type="string">
            <text:p>swathimala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06">
            <text:p>210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elvaprakash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Mohamed Siddique Jahir Hussain</text:p>
          </table:table-cell>
          <table:table-cell table:style-name="ce2" office:value-type="string">
            <text:p>mohamedsiddique.j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07">
            <text:p>210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balakrishna.d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ivaranjani Sivaprakasam</text:p>
          </table:table-cell>
          <table:table-cell table:style-name="ce2" office:value-type="string">
            <text:p>sruth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09">
            <text:p>210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rumugaselvam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Sathyapriya Vijayakumar</text:p>
          </table:table-cell>
          <table:table-cell table:style-name="ce2" office:value-type="string">
            <text:p>sathyapriya.v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10">
            <text:p>2110</text:p>
          </table:table-cell>
          <table:table-cell table:style-name="ce2" office:value-type="string">
            <text:p>SOP Executive</text:p>
          </table:table-cell>
          <table:table-cell table:style-name="ce10" office:value-type="string">
            <text:p>soundarya.k@ivtlinfoview.co.jp</text:p>
          </table:table-cell>
          <table:table-cell table:style-name="ce10"/>
          <table:table-cell table:style-name="ce2" office:value-type="string">
            <text:p>Infoview</text:p>
          </table:table-cell>
          <table:table-cell table:style-name="ce2" office:value-type="string">
            <text:p>Support</text:p>
          </table:table-cell>
          <table:table-cell table:style-name="ce2" office:value-type="string">
            <text:p>Metrix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3" office:value-type="float" office:value="2111">
            <text:p>2111</text:p>
          </table:table-cell>
          <table:table-cell table:style-name="ce2" office:value-type="string">
            <text:p>Admin Executive</text:p>
          </table:table-cell>
          <table:table-cell table:style-name="ce10" office:value-type="string">
            <text:p>nithya.c@ivtlinfoview.com</text:p>
          </table:table-cell>
          <table:table-cell table:style-name="ce10"/>
          <table:table-cell table:style-name="ce2" office:value-type="string">
            <text:p>Infoview</text:p>
          </table:table-cell>
          <table:table-cell table:style-name="ce2" office:value-type="string">
            <text:p>Support</text:p>
          </table:table-cell>
          <table:table-cell table:style-name="ce2" office:value-type="string">
            <text:p>Administration</text:p>
          </table:table-cell>
          <table:table-cell table:style-name="ce2" office:value-type="string">
            <text:p>Prakash</text:p>
          </table:table-cell>
          <table:table-cell table:style-name="ce2" office:value-type="string">
            <text:p>prakash.s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2">
          <table:table-cell table:style-name="ce3" office:value-type="float" office:value="2112">
            <text:p>211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ganya.an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2" office:value-type="string">
            <text:p>SCM_Hyouka</text:p>
          </table:table-cell>
          <table:table-cell table:style-name="ce12" office:value-type="string">
            <text:p>Balakrishnan Murugan</text:p>
          </table:table-cell>
          <table:table-cell table:style-name="ce7" office:value-type="string">
            <text:p>balakrishnan.m@ivtlinfoview.com</text:p>
          </table:table-cell>
          <table:table-cell table:style-name="ce18"/>
          <table:table-cell table:style-name="ce2"/>
          <table:table-cell table:style-name="ce12" office:value-type="string">
            <text:p>Giri Balachandran</text:p>
          </table:table-cell>
          <table:table-cell table:style-name="ce7" office:value-type="string">
            <text:p>giri.b@ivtlinfoview.co.jp</text:p>
          </table:table-cell>
          <table:table-cell table:style-name="ce12" office:value-type="string">
            <text:p>Sudhagar Selvaraj</text:p>
          </table:table-cell>
          <table:table-cell table:style-name="ce7" office:value-type="string">
            <text:p>sudhagar.s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19">
            <text:p>211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mprasad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Sureshkrishnan Muthusamy</text:p>
          </table:table-cell>
          <table:table-cell table:style-name="ce2" office:value-type="string">
            <text:p>sureshkrishnan.m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120">
            <text:p>212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runachalam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Rajeshwari Rajendran</text:p>
          </table:table-cell>
          <table:table-cell table:style-name="ce2" office:value-type="string">
            <text:p>rajeshwari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23">
            <text:p>212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ishanth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Karunakaran M</text:p>
          </table:table-cell>
          <table:table-cell table:style-name="ce2" office:value-type="string">
            <text:p>karunakaran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24">
            <text:p>212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jithkumar.v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Talent Management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Manikandan O</text:p>
          </table:table-cell>
          <table:table-cell table:style-name="ce2" office:value-type="string">
            <text:p>manikandan.o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125">
            <text:p>212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anesan.m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udhagar Selvaraj</text:p>
          </table:table-cell>
          <table:table-cell table:style-name="ce2" office:value-type="string">
            <text:p>sudhagar.se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126">
            <text:p>212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rthick.g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5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9" office:value-type="string">
            <text:p>Santhosh Kumar Durairaj</text:p>
          </table:table-cell>
          <table:table-cell table:style-name="ce2" office:value-type="string">
            <text:p>santhoshkumar.d@ivtlinfoview.co.jp</text:p>
          </table:table-cell>
          <table:table-cell table:style-name="ce19"/>
          <table:table-cell table:style-name="ce2"/>
          <table:table-cell table:style-name="ce19" office:value-type="string">
            <text:p>Amala Marianathan</text:p>
          </table:table-cell>
          <table:table-cell table:style-name="ce2" office:value-type="string">
            <text:p>amala.m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129">
            <text:p>212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chockalingaprasanna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Bhavyasri Koora</text:p>
          </table:table-cell>
          <table:table-cell table:style-name="ce2" office:value-type="string">
            <text:p>bhavyasr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31">
            <text:p>213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veenkumar.j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 office:value-type="float" office:value="2134">
            <text:p>213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runkumar.r2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2136">
            <text:p>213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aneshkumar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abarinathan Sarangapani</text:p>
          </table:table-cell>
          <table:table-cell table:style-name="ce2" office:value-type="string">
            <text:p>sabarinathan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138">
            <text:p>213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mbhuvanesh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Lakshmykutty</text:p>
          </table:table-cell>
          <table:table-cell table:style-name="ce2" office:value-type="string">
            <text:p>lakshmykutty.r@ivtlinfoview.co.jp</text:p>
          </table:table-cell>
          <table:table-cell table:style-name="ce19" office:value-type="string">
            <text:p>Sukanya Ravichandran</text:p>
          </table:table-cell>
          <table:table-cell table:style-name="ce2" office:value-type="string">
            <text:p>sukany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39">
            <text:p>213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vek.g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Customer Support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Sachidhanandhan Sellamuthu</text:p>
          </table:table-cell>
          <table:table-cell table:style-name="ce16" office:value-type="string">
            <text:p><text:a xlink:href="mailto:sachidhanandhan.s@ivtlinfoview.co.jp">sachidhanandhan.s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2144">
            <text:p>214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ndarapandiyan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Ranjith Kumar Ganesan</text:p>
          </table:table-cell>
          <table:table-cell table:style-name="ce2" office:value-type="string">
            <text:p>ranjithkumar.g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146">
            <text:p>214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balaji.k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udhagar Selvaraj</text:p>
          </table:table-cell>
          <table:table-cell table:style-name="ce2" office:value-type="string">
            <text:p>sudhagar.s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48">
            <text:p>214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jithanand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16" office:value-type="string">
            <text:p><text:a xlink:href="mailto:Rajmohan.n@ivtlinfoview.com">Rajmohan.n@ivtlinfoview.com</text:a>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2150">
            <text:p>215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jothijob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Sasiprabu Kannan</text:p>
          </table:table-cell>
          <table:table-cell table:style-name="ce2" office:value-type="string">
            <text:p>sasiprabu.m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155">
            <text:p>215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owtham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athishkumar Rajan</text:p>
          </table:table-cell>
          <table:table-cell table:style-name="ce2" office:value-type="string">
            <text:p>sathishkumar.r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58">
            <text:p>215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aveenkumar.s2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59">
            <text:p>215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inesh.j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Premanand Balasubramanian</text:p>
          </table:table-cell>
          <table:table-cell table:style-name="ce2" office:value-type="string">
            <text:p>premanand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61">
            <text:p>216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ataraj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2162">
            <text:p>216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logesh.g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Gnanananda Prabhu Sivaguru</text:p>
          </table:table-cell>
          <table:table-cell table:style-name="ce2" office:value-type="string">
            <text:p>gnananandaprabhu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165">
            <text:p>216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christobarputharaj.j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4" office:value-type="string">
            <text:p>Mahalakshmi Balamurugan</text:p>
          </table:table-cell>
          <table:table-cell table:style-name="ce14" office:value-type="string">
            <text:p>mahalakshmi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67">
            <text:p>216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gnesh.n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Yogeswari Mani</text:p>
          </table:table-cell>
          <table:table-cell table:style-name="ce2" office:value-type="string">
            <text:p>yogeswari.m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168">
            <text:p>216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shnusiddharth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Varadharajan Sesharaman</text:p>
          </table:table-cell>
          <table:table-cell table:style-name="ce2" office:value-type="string">
            <text:p>varadharajan.s@ivtlinfoview.co.jp</text:p>
          </table:table-cell>
          <table:table-cell table:style-name="ce19" office:value-type="string">
            <text:p>Daniel Mariadass Iruthayasamy</text:p>
          </table:table-cell>
          <table:table-cell table:style-name="ce2" office:value-type="string">
            <text:p>danielmariadass.i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71">
            <text:p>217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udhayasankar.j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Recruiting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Priyanga L</text:p>
          </table:table-cell>
          <table:table-cell table:style-name="ce2" office:value-type="string">
            <text:p>priyanga.l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174">
            <text:p>217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aheshwaran.g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Jeyakrishnan Mahalingam</text:p>
          </table:table-cell>
          <table:table-cell table:style-name="ce2" office:value-type="string">
            <text:p>jeyakrishnan.m@ivtlinfoview.co.jp</text:p>
          </table:table-cell>
          <table:table-cell table:style-name="ce19" office:value-type="string">
            <text:p>Gokila Govindraj</text:p>
          </table:table-cell>
          <table:table-cell table:style-name="ce2" office:value-type="string">
            <text:p>gokila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75">
            <text:p>217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elamparithi.e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Talent Management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Manikandan O</text:p>
          </table:table-cell>
          <table:table-cell table:style-name="ce2" office:value-type="string">
            <text:p>manikandan.o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77">
            <text:p>217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enkatesh.m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Ranjith Kumar Ganesan</text:p>
          </table:table-cell>
          <table:table-cell table:style-name="ce2" office:value-type="string">
            <text:p>ranjithkumar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79">
            <text:p>217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run.m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Attendance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Navyasree S</text:p>
          </table:table-cell>
          <table:table-cell table:style-name="ce2" office:value-type="string">
            <text:p>navyasree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80">
            <text:p>218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ravind.b1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Arulmani A</text:p>
          </table:table-cell>
          <table:table-cell table:style-name="ce2" office:value-type="string">
            <text:p>arulmani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81">
            <text:p>218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umar.k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Karunakaran M</text:p>
          </table:table-cell>
          <table:table-cell table:style-name="ce2" office:value-type="string">
            <text:p>karunakaran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82">
            <text:p>218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hanmugapriiyan.t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Ancy William Jaisingh</text:p>
          </table:table-cell>
          <table:table-cell table:style-name="ce2" office:value-type="string">
            <text:p>ancy.a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190">
            <text:p>219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anikandan.s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Narmathapillay Cassivisvanadanepillay</text:p>
          </table:table-cell>
          <table:table-cell table:style-name="ce2" office:value-type="string">
            <text:p>narmatha.c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91">
            <text:p>219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okulsankar.y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Sasiprabu Kannan</text:p>
          </table:table-cell>
          <table:table-cell table:style-name="ce2" office:value-type="string">
            <text:p>sasiprabu.m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194">
            <text:p>219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vin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udhagar Selvaraj</text:p>
          </table:table-cell>
          <table:table-cell table:style-name="ce2" office:value-type="string">
            <text:p>sudhagar.s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97">
            <text:p>219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iva.p1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Attendanc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Vijayanak Lakshmanasamy</text:p>
          </table:table-cell>
          <table:table-cell table:style-name="ce2" office:value-type="string">
            <text:p>vijayanak.l@ivtlinfoview.co.jp</text:p>
          </table:table-cell>
          <table:table-cell table:style-name="ce2" office:value-type="string">
            <text:p>Arun Jayendiran</text:p>
          </table:table-cell>
          <table:table-cell table:style-name="ce2" office:value-type="string">
            <text:p>arun.j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198">
            <text:p>219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thish.g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Priya Ramamurthi</text:p>
          </table:table-cell>
          <table:table-cell table:style-name="ce2" office:value-type="string">
            <text:p>priya.r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199">
            <text:p>219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bash.s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Lakshmykutty</text:p>
          </table:table-cell>
          <table:table-cell table:style-name="ce2" office:value-type="string">
            <text:p>lakshmykutty.r@ivtlinfoview.co.jp</text:p>
          </table:table-cell>
          <table:table-cell table:style-name="ce19" office:value-type="string">
            <text:p>Logesh Kumaresan</text:p>
          </table:table-cell>
          <table:table-cell table:style-name="ce2" office:value-type="string">
            <text:p>logesh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04">
            <text:p>220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hrigurunath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Premanand Balasubramanian</text:p>
          </table:table-cell>
          <table:table-cell table:style-name="ce2" office:value-type="string">
            <text:p>premanand.b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205">
            <text:p>220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harshaana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Narmathapillay Cassivisvanadanepillay</text:p>
          </table:table-cell>
          <table:table-cell table:style-name="ce2" office:value-type="string">
            <text:p>narmatha.c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206">
            <text:p>220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tharunikasri.t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udhagar Selvaraj</text:p>
          </table:table-cell>
          <table:table-cell table:style-name="ce2" office:value-type="string">
            <text:p>sudhagar.se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210">
            <text:p>221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reeharini.g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udhagar Selvaraj</text:p>
          </table:table-cell>
          <table:table-cell table:style-name="ce2" office:value-type="string">
            <text:p>sudhagar.s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16">
            <text:p>221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auncia.j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Vinodhini Kathiresan</text:p>
          </table:table-cell>
          <table:table-cell table:style-name="ce2" office:value-type="string">
            <text:p>vinodhin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18">
            <text:p>221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jayalakshmi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Dineshkumar Rajakumar</text:p>
          </table:table-cell>
          <table:table-cell table:style-name="ce2" office:value-type="string">
            <text:p>dineshkumar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19">
            <text:p>221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malakshmi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2222">
            <text:p>222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ennila.a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Priyadharshini Shanmugavel</text:p>
          </table:table-cell>
          <table:table-cell table:style-name="ce2" office:value-type="string">
            <text:p>priyadharshini.sh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223">
            <text:p>222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chaithanya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Jeyakrishnan Mahalingam</text:p>
          </table:table-cell>
          <table:table-cell table:style-name="ce2" office:value-type="string">
            <text:p>jeyakrishnan.m@ivtlinfoview.co.jp</text:p>
          </table:table-cell>
          <table:table-cell table:style-name="ce19" office:value-type="string">
            <text:p>Gokila Govindraj</text:p>
          </table:table-cell>
          <table:table-cell table:style-name="ce2" office:value-type="string">
            <text:p>gokila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27">
            <text:p>222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omathi.r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229">
            <text:p>222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wetha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2" office:value-type="string">
            <text:p>Manickaraja Dakshinamoorthy</text:p>
          </table:table-cell>
          <table:table-cell table:style-name="ce7" office:value-type="string">
            <text:p>manickaraja.dakshinamoorthy@ivtlinfoview.com</text:p>
          </table:table-cell>
          <table:table-cell table:style-name="ce18"/>
          <table:table-cell table:style-name="ce2" table:number-columns-repeated="3"/>
          <table:table-cell table:style-name="ce12"/>
          <table:table-cell table:style-name="ce7"/>
          <table:table-cell table:number-columns-repeated="1009"/>
        </table:table-row>
        <table:table-row table:style-name="ro2">
          <table:table-cell table:style-name="ce2" office:value-type="float" office:value="2230">
            <text:p>223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iyadharshini.d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Narmathapillay Cassivisvanadanepillay</text:p>
          </table:table-cell>
          <table:table-cell table:style-name="ce2" office:value-type="string">
            <text:p>narmatha.c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32">
            <text:p>223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shmirao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Naveen kumar Srinivasan</text:p>
          </table:table-cell>
          <table:table-cell table:style-name="ce2" office:value-type="string">
            <text:p>naveenkumar.sr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234">
            <text:p>223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bhuganesh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4" office:value-type="string">
            <text:p>Mahalakshmi Balamurugan</text:p>
          </table:table-cell>
          <table:table-cell table:style-name="ce14" office:value-type="string">
            <text:p>mahalakshmi.b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235">
            <text:p>223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jotheeswaran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4" office:value-type="string">
            <text:p>Mahalakshmi Balamurugan</text:p>
          </table:table-cell>
          <table:table-cell table:style-name="ce14" office:value-type="string">
            <text:p>mahalakshmi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36">
            <text:p>223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janapriya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Recruiting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Priyanga L</text:p>
          </table:table-cell>
          <table:table-cell table:style-name="ce2" office:value-type="string">
            <text:p>priyanga.l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237">
            <text:p>223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hari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4" office:value-type="string">
            <text:p>Mahalakshmi Balamurugan</text:p>
          </table:table-cell>
          <table:table-cell table:style-name="ce14" office:value-type="string">
            <text:p>mahalakshmi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38">
            <text:p>223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eby.j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ivaranjani Sivaprakasam</text:p>
          </table:table-cell>
          <table:table-cell table:style-name="ce2" office:value-type="string">
            <text:p>sivaranjani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43">
            <text:p>224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harmila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Gunasekaran Ammasai</text:p>
          </table:table-cell>
          <table:table-cell table:style-name="ce2" office:value-type="string">
            <text:p>gunasekaran.a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248">
            <text:p>224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ivya.r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Sakthivel Saravanan</text:p>
          </table:table-cell>
          <table:table-cell table:style-name="ce2" office:value-type="string">
            <text:p>sakthivel.s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52">
            <text:p>225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harini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office:value-type="float" office:value="2254">
            <text:p>225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maswamy.r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Arulmani A</text:p>
          </table:table-cell>
          <table:table-cell table:style-name="ce2" office:value-type="string">
            <text:p>arulmani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55">
            <text:p>225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santh.r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Vinotha Chandrasekar</text:p>
          </table:table-cell>
          <table:table-cell table:style-name="ce2" office:value-type="string">
            <text:p>vinotha.c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256">
            <text:p>225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eerthana.b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4" office:value-type="string">
            <text:p>Mahalakshmi Balamurugan</text:p>
          </table:table-cell>
          <table:table-cell table:style-name="ce14" office:value-type="string">
            <text:p>mahalakshmi.b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59">
            <text:p>225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rilekha.p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Technical Service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4"/>
          <table:table-cell table:style-name="ce2" office:value-type="string">
            <text:p>Nadarbalamurugan</text:p>
          </table:table-cell>
          <table:table-cell table:style-name="ce16" office:value-type="string">
            <text:p><text:a xlink:href="mailto:nadarbalamurugan.p@ivtlinfoview.co.jp">nadarbalamurugan.p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2260">
            <text:p>226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jalakshmi.s2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Sasiprabu Kannan</text:p>
          </table:table-cell>
          <table:table-cell table:style-name="ce2" office:value-type="string">
            <text:p>sasiprabu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65">
            <text:p>226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jitha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Sathyapriya Vijayakumar</text:p>
          </table:table-cell>
          <table:table-cell table:style-name="ce2" office:value-type="string">
            <text:p>sathyapriya.v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267">
            <text:p>226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thangakumari.g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udhagar Selvaraj</text:p>
          </table:table-cell>
          <table:table-cell table:style-name="ce2" office:value-type="string">
            <text:p>sudhagar.s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71">
            <text:p>227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balakirethiga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athiya Moorthy Manoharan</text:p>
          </table:table-cell>
          <table:table-cell table:style-name="ce2" office:value-type="string">
            <text:p>sathiyamoorthy.m@ivtlinfoview.co.jp</text:p>
          </table:table-cell>
          <table:table-cell table:style-name="ce2" office:value-type="string">
            <text:p>Archana Sunil Prakash</text:p>
          </table:table-cell>
          <table:table-cell table:style-name="ce2" office:value-type="string">
            <text:p>archana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72">
            <text:p>227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elakkiya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Ranjith Kumar Ganesan</text:p>
          </table:table-cell>
          <table:table-cell table:style-name="ce2" office:value-type="string">
            <text:p>ranjithkumar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76">
            <text:p>227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eetha.g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Gunasekaran Ammasai</text:p>
          </table:table-cell>
          <table:table-cell table:style-name="ce2" office:value-type="string">
            <text:p>gunasekaran.a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279">
            <text:p>227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kshay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2281">
            <text:p>228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jerardirudayraj.d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Indira Rajasekar</text:p>
          </table:table-cell>
          <table:table-cell table:style-name="ce2" office:value-type="string">
            <text:p>indira.r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282">
            <text:p>228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hanalekshmi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Jeyakrishnan Mahalingam</text:p>
          </table:table-cell>
          <table:table-cell table:style-name="ce2" office:value-type="string">
            <text:p>jeyakrishnan.m@ivtlinfoview.co.jp</text:p>
          </table:table-cell>
          <table:table-cell table:style-name="ce19" office:value-type="string">
            <text:p>Deepak Soman M.Pratheep</text:p>
          </table:table-cell>
          <table:table-cell table:style-name="ce2" office:value-type="string">
            <text:p>deepaksoman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84">
            <text:p>228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nagha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Manivasagam Nambirajan</text:p>
          </table:table-cell>
          <table:table-cell table:style-name="ce2" office:value-type="string">
            <text:p>manivasagam.n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286">
            <text:p>228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kalya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2288">
            <text:p>228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ngavi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Sureshkrishnan Muthusamy</text:p>
          </table:table-cell>
          <table:table-cell table:style-name="ce2" office:value-type="string">
            <text:p>sureshkrishnan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89">
            <text:p>228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ishwarya.s2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abarinathan Sarangapani</text:p>
          </table:table-cell>
          <table:table-cell table:style-name="ce2" office:value-type="string">
            <text:p>sabarinathan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290">
            <text:p>229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avithra.g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Rajeshwari Rajendran</text:p>
          </table:table-cell>
          <table:table-cell table:style-name="ce2" office:value-type="string">
            <text:p>rajeshwari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92">
            <text:p>229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indhuja.g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Sureshkrishnan Muthusamy</text:p>
          </table:table-cell>
          <table:table-cell table:style-name="ce2" office:value-type="string">
            <text:p>sureshkrishnan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94">
            <text:p>229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eerthana.s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athiya Moorthy Manoharan</text:p>
          </table:table-cell>
          <table:table-cell table:style-name="ce2" office:value-type="string">
            <text:p>sathiyamoorthy.m@ivtlinfoview.co.jp</text:p>
          </table:table-cell>
          <table:table-cell table:style-name="ce2" office:value-type="string">
            <text:p>Deepan Gunasekaran</text:p>
          </table:table-cell>
          <table:table-cell table:style-name="ce2" office:value-type="string">
            <text:p>deepan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295">
            <text:p>229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harini.t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Sasiprabu Kannan</text:p>
          </table:table-cell>
          <table:table-cell table:style-name="ce2" office:value-type="string">
            <text:p>sasiprabu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00">
            <text:p>230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anmathi.p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Karunakaran M</text:p>
          </table:table-cell>
          <table:table-cell table:style-name="ce2" office:value-type="string">
            <text:p>karunakaran.m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301">
            <text:p>230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iswarya.s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4" office:value-type="string">
            <text:p>Mahalakshmi Balamurugan</text:p>
          </table:table-cell>
          <table:table-cell table:style-name="ce14" office:value-type="string">
            <text:p>mahalakshmi.b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302">
            <text:p>230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induja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udhagar Selvaraj</text:p>
          </table:table-cell>
          <table:table-cell table:style-name="ce2" office:value-type="string">
            <text:p>sudhagar.se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304">
            <text:p>230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rya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Rajeshwari Rajendran</text:p>
          </table:table-cell>
          <table:table-cell table:style-name="ce2" office:value-type="string">
            <text:p>rajeshwari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05">
            <text:p>230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binay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Vinodhini Kathiresan</text:p>
          </table:table-cell>
          <table:table-cell table:style-name="ce2" office:value-type="string">
            <text:p>vinodhin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06">
            <text:p>230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eshma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Shakir Alam Mohd. Aman Akhtar</text:p>
          </table:table-cell>
          <table:table-cell table:style-name="ce2" office:value-type="string">
            <text:p>shakiralam.m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311">
            <text:p>231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jasimabanu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Rajeshwari Rajendran</text:p>
          </table:table-cell>
          <table:table-cell table:style-name="ce2" office:value-type="string">
            <text:p>rajeshwari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12">
            <text:p>231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jeevith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Rohini Subramanian</text:p>
          </table:table-cell>
          <table:table-cell table:style-name="ce2" office:value-type="string">
            <text:p>rohini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14">
            <text:p>231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haretha.j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Sasiprabu Kannan</text:p>
          </table:table-cell>
          <table:table-cell table:style-name="ce2" office:value-type="string">
            <text:p>sasiprabu.m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315">
            <text:p>231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hivyalakshmi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udhagar Selvaraj</text:p>
          </table:table-cell>
          <table:table-cell table:style-name="ce2" office:value-type="string">
            <text:p>sudhagar.s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17">
            <text:p>231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avithra.r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Arulmani A</text:p>
          </table:table-cell>
          <table:table-cell table:style-name="ce2" office:value-type="string">
            <text:p>arulmani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18">
            <text:p>231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nandhi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athiya Moorthy Manoharan</text:p>
          </table:table-cell>
          <table:table-cell table:style-name="ce2" office:value-type="string">
            <text:p>sathiyamoorthy.m@ivtlinfoview.co.jp</text:p>
          </table:table-cell>
          <table:table-cell table:style-name="ce2" office:value-type="string">
            <text:p>Archana Sunil Prakash</text:p>
          </table:table-cell>
          <table:table-cell table:style-name="ce2" office:value-type="string">
            <text:p>archana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19">
            <text:p>231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hrikokila.r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QE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Akash C</text:p>
          </table:table-cell>
          <table:table-cell table:style-name="ce2" office:value-type="string">
            <text:p>akash.c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320">
            <text:p>232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neh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Thangarasu Raja</text:p>
          </table:table-cell>
          <table:table-cell table:style-name="ce2" office:value-type="string">
            <text:p>thangarasu.r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321">
            <text:p>232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anamalavaasanthika.l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2323">
            <text:p>232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dhika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office:value-type="string">
            <text:p>Sobiya Nagarajan</text:p>
          </table:table-cell>
          <table:table-cell table:style-name="ce2" office:value-type="string">
            <text:p>sobiya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24">
            <text:p>232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ohila.c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Loganathan Vinayagam</text:p>
          </table:table-cell>
          <table:table-cell table:style-name="ce2" office:value-type="string">
            <text:p>loganthan.v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26">
            <text:p>232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eenambigai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Nivetha Jambunathan</text:p>
          </table:table-cell>
          <table:table-cell table:style-name="ce2" office:value-type="string">
            <text:p>nivetha.j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330">
            <text:p>233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haritha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Thangarasu Raja</text:p>
          </table:table-cell>
          <table:table-cell table:style-name="ce2" office:value-type="string">
            <text:p>thangarasu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31">
            <text:p>233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nanthi.n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Gnanananda Prabhu Sivaguru</text:p>
          </table:table-cell>
          <table:table-cell table:style-name="ce2" office:value-type="string">
            <text:p>gnananandaprabhu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32">
            <text:p>233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venbalaji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Aruna Kumarasamy</text:p>
          </table:table-cell>
          <table:table-cell table:style-name="ce2" office:value-type="string">
            <text:p>aruna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33">
            <text:p>233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nushy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Vinodhini Kathiresan</text:p>
          </table:table-cell>
          <table:table-cell table:style-name="ce2" office:value-type="string">
            <text:p>vinodhini.k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334">
            <text:p>233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bdulkatheribrahim.i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 office:value-type="string">
            <text:p>Sam David Paul David Thamarai Selvan</text:p>
          </table:table-cell>
          <table:table-cell table:style-name="ce2" office:value-type="string">
            <text:p>samdavidpaul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37">
            <text:p>233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nnmary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Ancy William Jaisingh</text:p>
          </table:table-cell>
          <table:table-cell table:style-name="ce2" office:value-type="string">
            <text:p>ancy.a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341">
            <text:p>234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vinash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Avinash Vaidhya Kalainesan</text:p>
          </table:table-cell>
          <table:table-cell table:style-name="ce2" office:value-type="string">
            <text:p>avinashvaidhya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42">
            <text:p>234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balavignesh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Nivetha Jambunathan</text:p>
          </table:table-cell>
          <table:table-cell table:style-name="ce2" office:value-type="string">
            <text:p>nivetha.j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343">
            <text:p>234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balamurugan.k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Avinash Vaidhya Kalainesan</text:p>
          </table:table-cell>
          <table:table-cell table:style-name="ce2" office:value-type="string">
            <text:p>avinashvaidhya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44">
            <text:p>234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chandrasekhar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Varun Narasimha Barathy</text:p>
          </table:table-cell>
          <table:table-cell table:style-name="ce2" office:value-type="string">
            <text:p>varun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45">
            <text:p>234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eepak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office:value-type="string">
            <text:p>Sobiya Nagarajan</text:p>
          </table:table-cell>
          <table:table-cell table:style-name="ce2" office:value-type="string">
            <text:p>sobiya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46">
            <text:p>234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harchana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Nithin U.s Sreenivasan</text:p>
          </table:table-cell>
          <table:table-cell table:style-name="ce2" office:value-type="string">
            <text:p>nithi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48">
            <text:p>234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ayatri.t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office:value-type="string">
            <text:p>Anupriya Mahendran</text:p>
          </table:table-cell>
          <table:table-cell table:style-name="ce2" office:value-type="string">
            <text:p>anupriy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51">
            <text:p>235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unaprashaat.b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Mohanapriya Saravanan</text:p>
          </table:table-cell>
          <table:table-cell table:style-name="ce2" office:value-type="string">
            <text:p>mohanapriya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57">
            <text:p>235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sthuri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office:value-type="string">
            <text:p>Sobiya Nagarajan</text:p>
          </table:table-cell>
          <table:table-cell table:style-name="ce2" office:value-type="string">
            <text:p>sobiya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58">
            <text:p>235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owshikbharathi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Ranjith Kumar Ganesan</text:p>
          </table:table-cell>
          <table:table-cell table:style-name="ce2" office:value-type="string">
            <text:p>ranjithkumar.g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363">
            <text:p>236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ohankumar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 office:value-type="string">
            <text:p>Arun.V Sundararaju</text:p>
          </table:table-cell>
          <table:table-cell table:style-name="ce2" office:value-type="string">
            <text:p>aru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65">
            <text:p>236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ouleeswaran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Nivetha Jambunathan</text:p>
          </table:table-cell>
          <table:table-cell table:style-name="ce2" office:value-type="string">
            <text:p>nivetha.j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69">
            <text:p>236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avaneethakrishnan.b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office:value-type="string">
            <text:p>Anupriya Mahendran</text:p>
          </table:table-cell>
          <table:table-cell table:style-name="ce2" office:value-type="string">
            <text:p>anupriy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71">
            <text:p>237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azurudeen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Ranjith Kumar Ganesan</text:p>
          </table:table-cell>
          <table:table-cell table:style-name="ce2" office:value-type="string">
            <text:p>ranjithkumar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73">
            <text:p>237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onkumaresan.g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Gnanananda Prabhu Sivaguru</text:p>
          </table:table-cell>
          <table:table-cell table:style-name="ce2" office:value-type="string">
            <text:p>gnananandaprabhu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80">
            <text:p>238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obin.v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Attendanc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Vijayanak Lakshmanasamy</text:p>
          </table:table-cell>
          <table:table-cell table:style-name="ce2" office:value-type="string">
            <text:p>vijayanak.l@ivtlinfoview.co.jp</text:p>
          </table:table-cell>
          <table:table-cell table:style-name="ce2" office:value-type="string">
            <text:p>Natesanathan Kamaraj</text:p>
          </table:table-cell>
          <table:table-cell table:style-name="ce2" office:value-type="string">
            <text:p>natesanathan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81">
            <text:p>238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bihasultana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office:value-type="string">
            <text:p>Riya Sundar Raj</text:p>
          </table:table-cell>
          <table:table-cell table:style-name="ce2" office:value-type="string">
            <text:p>riya.r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384">
            <text:p>238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njay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Vignesh Alagu Raj</text:p>
          </table:table-cell>
          <table:table-cell table:style-name="ce2" office:value-type="string">
            <text:p>vignesh.a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386">
            <text:p>238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ravanan.b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Lakshmykutty</text:p>
          </table:table-cell>
          <table:table-cell table:style-name="ce2" office:value-type="string">
            <text:p>lakshmykutty.r@ivtlinfoview.co.jp</text:p>
          </table:table-cell>
          <table:table-cell table:style-name="ce19" office:value-type="string">
            <text:p>Vinoth Kumar Anguraj</text:p>
          </table:table-cell>
          <table:table-cell table:style-name="ce2" office:value-type="string">
            <text:p>vinothkumar.a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90">
            <text:p>239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reelakshmy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Midhuna M Dileep Thiruvilakkil <text:s/>Gangadharan Dileep</text:p>
          </table:table-cell>
          <table:table-cell table:style-name="ce2" office:value-type="string">
            <text:p>midhunamdileep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92">
            <text:p>239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rinivasan.s2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Sivasankaran Ravichandran</text:p>
          </table:table-cell>
          <table:table-cell table:style-name="ce2" office:value-type="string">
            <text:p>sivasankaran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93">
            <text:p>239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rirambharani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Logesh Selvam</text:p>
          </table:table-cell>
          <table:table-cell table:style-name="ce2" office:value-type="string">
            <text:p>logesh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394">
            <text:p>239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rivatsan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Mohamed Siddique Jahir Hussain</text:p>
          </table:table-cell>
          <table:table-cell table:style-name="ce2" office:value-type="string">
            <text:p>mohamedsiddique.j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397">
            <text:p>239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waminathan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Athithya Vengatesh Auvadaiappan</text:p>
          </table:table-cell>
          <table:table-cell table:style-name="ce2" office:value-type="string">
            <text:p>athithyavengatesh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12">
            <text:p>2412</text:p>
          </table:table-cell>
          <table:table-cell table:style-name="ce2" office:value-type="string">
            <text:p>Finance Executive</text:p>
          </table:table-cell>
          <table:table-cell table:style-name="ce10" office:value-type="string">
            <text:p>nandhini.a@ivtlinfoview.co.jp</text:p>
          </table:table-cell>
          <table:table-cell table:style-name="ce10"/>
          <table:table-cell table:style-name="ce2" office:value-type="string">
            <text:p>Infoview</text:p>
          </table:table-cell>
          <table:table-cell table:style-name="ce2" office:value-type="string">
            <text:p>Support</text:p>
          </table:table-cell>
          <table:table-cell table:style-name="ce2" office:value-type="string">
            <text:p>Finance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2">
          <table:table-cell table:style-name="ce3" office:value-type="float" office:value="2413">
            <text:p>241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anikandan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anthosh Vijay T S</text:p>
          </table:table-cell>
          <table:table-cell table:style-name="ce2" office:value-type="string">
            <text:p>santhoshvijay.t@ivtlinfoview.co.jp</text:p>
          </table:table-cell>
          <table:table-cell table:number-columns-repeated="1009"/>
        </table:table-row>
        <table:table-row table:style-name="ro1">
          <table:table-cell table:style-name="ce3" office:value-type="float" office:value="2415">
            <text:p>241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jaykumar.b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Arokkia Jerald Praveen</text:p>
          </table:table-cell>
          <table:table-cell table:style-name="ce2" office:value-type="string">
            <text:p>arokkiajeraldpraveen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16">
            <text:p>2416</text:p>
          </table:table-cell>
          <table:table-cell table:style-name="ce2" office:value-type="string">
            <text:p>Infrastructure Executive</text:p>
          </table:table-cell>
          <table:table-cell table:style-name="ce10" office:value-type="string">
            <text:p>muhaisudeen.m@ivtlinfoview.co.jp</text:p>
          </table:table-cell>
          <table:table-cell table:style-name="ce10"/>
          <table:table-cell table:style-name="ce2" office:value-type="string">
            <text:p>Infoview</text:p>
          </table:table-cell>
          <table:table-cell table:style-name="ce2" office:value-type="string">
            <text:p>Support</text:p>
          </table:table-cell>
          <table:table-cell table:style-name="ce2" office:value-type="string">
            <text:p>Infrastructure</text:p>
          </table:table-cell>
          <table:table-cell table:style-name="ce2" office:value-type="string">
            <text:p>Bubesh</text:p>
          </table:table-cell>
          <table:table-cell table:style-name="ce2" office:value-type="string">
            <text:p>bubesh.kalaimani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 office:value-type="float" office:value="2418">
            <text:p>241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arthi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Annoncia Joseph Raj</text:p>
          </table:table-cell>
          <table:table-cell table:style-name="ce2" office:value-type="string">
            <text:p>annoncia.j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20">
            <text:p>242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gashya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Selvajegan Shankaran</text:p>
          </table:table-cell>
          <table:table-cell table:style-name="ce2" office:value-type="string">
            <text:p>selvajegan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423">
            <text:p>242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nnapoorani.c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9" office:value-type="string">
            <text:p>Santhosh Kumar Durairaj</text:p>
          </table:table-cell>
          <table:table-cell table:style-name="ce2" office:value-type="string">
            <text:p>santhoshkumar.d@ivtlinfoview.co.jp</text:p>
          </table:table-cell>
          <table:table-cell table:style-name="ce19"/>
          <table:table-cell table:style-name="ce2"/>
          <table:table-cell table:style-name="ce19" office:value-type="string">
            <text:p>Senathipathi Panneerselvam</text:p>
          </table:table-cell>
          <table:table-cell table:style-name="ce2" office:value-type="string">
            <text:p>senathipathi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25">
            <text:p>242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ravind.s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16" office:value-type="string">
            <text:p><text:a xlink:href="mailto:Rajmohan.n@ivtlinfoview.com">Rajmohan.n@ivtlinfoview.com</text:a>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2427">
            <text:p>242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rivarasan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Midhuna M Dileep Thiruvilakkil <text:s/>Gangadharan Dileep</text:p>
          </table:table-cell>
          <table:table-cell table:style-name="ce2" office:value-type="string">
            <text:p>midhunamdileep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28">
            <text:p>242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rvindraam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office:value-type="string">
            <text:p>Riya Sundar Raj</text:p>
          </table:table-cell>
          <table:table-cell table:style-name="ce2" office:value-type="string">
            <text:p>riya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29">
            <text:p>242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shlyrose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Rohini Subramanian</text:p>
          </table:table-cell>
          <table:table-cell table:style-name="ce2" office:value-type="string">
            <text:p>rohini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30">
            <text:p>243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shokkumar.s2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Vijayakumar Selvam</text:p>
          </table:table-cell>
          <table:table-cell table:style-name="ce2" office:value-type="string">
            <text:p>vijayakumar.se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431">
            <text:p>243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swin.j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Varadharajan Sesharaman</text:p>
          </table:table-cell>
          <table:table-cell table:style-name="ce2" office:value-type="string">
            <text:p>varadharajan.s@ivtlinfoview.co.jp</text:p>
          </table:table-cell>
          <table:table-cell table:style-name="ce19" office:value-type="string">
            <text:p>Karthick Elamurugan</text:p>
          </table:table-cell>
          <table:table-cell table:style-name="ce2" office:value-type="string">
            <text:p>karthick.e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432">
            <text:p>243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balachandar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Lakshmykutty</text:p>
          </table:table-cell>
          <table:table-cell table:style-name="ce2" office:value-type="string">
            <text:p>lakshmykutty.r@ivtlinfoview.co.jp</text:p>
          </table:table-cell>
          <table:table-cell table:style-name="ce19" office:value-type="string">
            <text:p>Santhosh Kumar Jayachandran</text:p>
          </table:table-cell>
          <table:table-cell table:style-name="ce2" office:value-type="string">
            <text:p>santhoshkumar.j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435">
            <text:p>243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bharanidhar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Manickaraja Dakshinamoorthy</text:p>
          </table:table-cell>
          <table:table-cell table:style-name="ce2" office:value-type="string">
            <text:p>manickaraja.dakshinamoorthy@ivtlinfoview.com</text:p>
          </table:table-cell>
          <table:table-cell table:style-name="ce18"/>
          <table:table-cell table:style-name="ce2"/>
          <table:table-cell table:style-name="ce19" office:value-type="string">
            <text:p>Gowtham Santhosh Mohan</text:p>
          </table:table-cell>
          <table:table-cell table:style-name="ce2" office:value-type="string">
            <text:p>gowthamsanthosh.m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2">
          <table:table-cell table:style-name="ce2" office:value-type="float" office:value="2436">
            <text:p>243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bharathi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 office:value-type="string">
            <text:p>Sathiyananthan Pandian</text:p>
          </table:table-cell>
          <table:table-cell table:style-name="ce7" office:value-type="string">
            <text:p>sathiyananthan.p@ivtlinfoview.co.jp</text:p>
          </table:table-cell>
          <table:table-cell table:style-name="ce19" office:value-type="string">
            <text:p>Swathimala Pitchaikani</text:p>
          </table:table-cell>
          <table:table-cell table:style-name="ce2" office:value-type="string">
            <text:p>swathimala.p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37">
            <text:p>243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boojith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Midhuna M Dileep Thiruvilakkil <text:s/>Gangadharan Dileep</text:p>
          </table:table-cell>
          <table:table-cell table:style-name="ce2" office:value-type="string">
            <text:p>midhunamdileep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42">
            <text:p>244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eepika.s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Kishor Kumar Venkatachalam</text:p>
          </table:table-cell>
          <table:table-cell table:style-name="ce2" office:value-type="string">
            <text:p>kishorkumar.v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446">
            <text:p>244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urgadevi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2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 office:value-type="string">
            <text:p>Varadharajan Sesharaman</text:p>
          </table:table-cell>
          <table:table-cell table:style-name="ce7" office:value-type="string">
            <text:p>varadharajan.s@ivtlinfoview.co.jp</text:p>
          </table:table-cell>
          <table:table-cell table:style-name="ce12"/>
          <table:table-cell table:style-name="ce7"/>
          <table:table-cell table:number-columns-repeated="1009"/>
        </table:table-row>
        <table:table-row table:style-name="ro1">
          <table:table-cell table:style-name="ce2" office:value-type="float" office:value="2449">
            <text:p>244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okulkumar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Rohini Subramanian</text:p>
          </table:table-cell>
          <table:table-cell table:style-name="ce2" office:value-type="string">
            <text:p>rohini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452">
            <text:p>245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haricharan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9" office:value-type="string">
            <text:p>Santhosh Kumar Durairaj</text:p>
          </table:table-cell>
          <table:table-cell table:style-name="ce2" office:value-type="string">
            <text:p>santhoshkumar.d@ivtlinfoview.co.jp</text:p>
          </table:table-cell>
          <table:table-cell table:style-name="ce19"/>
          <table:table-cell table:style-name="ce2"/>
          <table:table-cell table:style-name="ce12" office:value-type="string">
            <text:p>Amala Marianathan</text:p>
          </table:table-cell>
          <table:table-cell table:style-name="ce7" office:value-type="string">
            <text:p>amala.m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453">
            <text:p>245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hariharan.r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Varadharajan Sesharaman</text:p>
          </table:table-cell>
          <table:table-cell table:style-name="ce2" office:value-type="string">
            <text:p>varadharajan.s@ivtlinfoview.co.jp</text:p>
          </table:table-cell>
          <table:table-cell table:style-name="ce19" office:value-type="string">
            <text:p>karthick Elamurugan</text:p>
          </table:table-cell>
          <table:table-cell table:style-name="ce2" office:value-type="string">
            <text:p>karthick.e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456">
            <text:p>245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hemala.d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Vignesh Alagu Raj</text:p>
          </table:table-cell>
          <table:table-cell table:style-name="ce2" office:value-type="string">
            <text:p>vignesh.a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458">
            <text:p>245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indhu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9" office:value-type="string">
            <text:p>Santhosh Kumar Durairaj</text:p>
          </table:table-cell>
          <table:table-cell table:style-name="ce2" office:value-type="string">
            <text:p>santhoshkumar.d@ivtlinfoview.co.jp</text:p>
          </table:table-cell>
          <table:table-cell table:style-name="ce19"/>
          <table:table-cell table:style-name="ce2"/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2459">
            <text:p>245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indirazith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Nithya Saravanan</text:p>
          </table:table-cell>
          <table:table-cell table:style-name="ce2" office:value-type="string">
            <text:p>nithya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60">
            <text:p>246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induja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Loganathan Vinayagam</text:p>
          </table:table-cell>
          <table:table-cell table:style-name="ce2" office:value-type="string">
            <text:p>loganthan.v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463">
            <text:p>246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jeffryjacob.d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Manickaraja Dakshinamoorthy</text:p>
          </table:table-cell>
          <table:table-cell table:style-name="ce2" office:value-type="string">
            <text:p>manickaraja.dakshinamoorthy@ivtlinfoview.com</text:p>
          </table:table-cell>
          <table:table-cell table:style-name="ce18"/>
          <table:table-cell table:style-name="ce2"/>
          <table:table-cell table:style-name="ce19" office:value-type="string">
            <text:p>Gowtham Santhosh Mohan</text:p>
          </table:table-cell>
          <table:table-cell table:style-name="ce2" office:value-type="string">
            <text:p>gowthamsanthosh.m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2464">
            <text:p>246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joelsherwin.b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Gomathi Ranganathan</text:p>
          </table:table-cell>
          <table:table-cell table:style-name="ce2" office:value-type="string">
            <text:p>gomathi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66">
            <text:p>246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arunya.n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Gowtham Chandrasekaran</text:p>
          </table:table-cell>
          <table:table-cell table:style-name="ce2" office:value-type="string">
            <text:p>gowtham.c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467">
            <text:p>246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leeswari.d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Manickaraja Dakshinamoorthy</text:p>
          </table:table-cell>
          <table:table-cell table:style-name="ce2" office:value-type="string">
            <text:p>manickaraja.dakshinamoorthy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Prashittha Mani Ravichandran</text:p>
          </table:table-cell>
          <table:table-cell table:style-name="ce2" office:value-type="string">
            <text:p>prashittha.m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468">
            <text:p>246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rthika.d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Jeyakrishnan Mahalingam</text:p>
          </table:table-cell>
          <table:table-cell table:style-name="ce2" office:value-type="string">
            <text:p>jeyakrishnan.m@ivtlinfoview.co.jp</text:p>
          </table:table-cell>
          <table:table-cell table:style-name="ce19" office:value-type="string">
            <text:p>Gokila Govindraj</text:p>
          </table:table-cell>
          <table:table-cell table:style-name="ce2" office:value-type="string">
            <text:p>gokila.g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471">
            <text:p>247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irthivasan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9" office:value-type="string">
            <text:p>Santhosh Kumar Durairaj</text:p>
          </table:table-cell>
          <table:table-cell table:style-name="ce2" office:value-type="string">
            <text:p>santhoshkumar.d@ivtlinfoview.co.jp</text:p>
          </table:table-cell>
          <table:table-cell table:style-name="ce19"/>
          <table:table-cell table:style-name="ce2"/>
          <table:table-cell table:style-name="ce12" office:value-type="string">
            <text:p>Amala Marianathan</text:p>
          </table:table-cell>
          <table:table-cell table:style-name="ce7" office:value-type="string">
            <text:p>amala.m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474">
            <text:p>247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rishnan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Varadharajan Sesharaman</text:p>
          </table:table-cell>
          <table:table-cell table:style-name="ce2" office:value-type="string">
            <text:p>varadharajan.s@ivtlinfoview.co.jp</text:p>
          </table:table-cell>
          <table:table-cell table:style-name="ce19" office:value-type="string">
            <text:p>Praveen Mani</text:p>
          </table:table-cell>
          <table:table-cell table:style-name="ce2" office:value-type="string">
            <text:p>praveen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75">
            <text:p>247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lavany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Varun Narasimha Barathy</text:p>
          </table:table-cell>
          <table:table-cell table:style-name="ce2" office:value-type="string">
            <text:p>varun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76">
            <text:p>247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logeshwaran.r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Attendanc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Vijayanak Lakshmanasamy</text:p>
          </table:table-cell>
          <table:table-cell table:style-name="ce2" office:value-type="string">
            <text:p>vijayanak.l@ivtlinfoview.co.jp</text:p>
          </table:table-cell>
          <table:table-cell table:style-name="ce2" office:value-type="string">
            <text:p>Arun Jayendiran</text:p>
          </table:table-cell>
          <table:table-cell table:style-name="ce2" office:value-type="string">
            <text:p>arun.j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80">
            <text:p>248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ohan.c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Vijayakumar Selvam</text:p>
          </table:table-cell>
          <table:table-cell table:style-name="ce2" office:value-type="string">
            <text:p>vijayakumar.se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81">
            <text:p>248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ohankumar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Aruna Kumarasamy</text:p>
          </table:table-cell>
          <table:table-cell table:style-name="ce2" office:value-type="string">
            <text:p>aruna.k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482">
            <text:p>248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unibhavesh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Manickaraja Dakshinamoorthy</text:p>
          </table:table-cell>
          <table:table-cell table:style-name="ce2" office:value-type="string">
            <text:p>manickaraja.dakshinamoorthy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Dinesh Kumar Ganesan</text:p>
          </table:table-cell>
          <table:table-cell table:style-name="ce2" office:value-type="string">
            <text:p>dineshkumar.g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483">
            <text:p>248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aancysheba.j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Manickaraja Dakshinamoorthy</text:p>
          </table:table-cell>
          <table:table-cell table:style-name="ce2" office:value-type="string">
            <text:p>manickaraja.dakshinamoorthy@ivtlinfoview.com</text:p>
          </table:table-cell>
          <table:table-cell table:style-name="ce18"/>
          <table:table-cell table:style-name="ce2"/>
          <table:table-cell table:style-name="ce19" office:value-type="string">
            <text:p>Gowtham Santhosh Mohan</text:p>
          </table:table-cell>
          <table:table-cell table:style-name="ce2" office:value-type="string">
            <text:p>gowthamsanthosh.m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2">
          <table:table-cell table:style-name="ce2" office:value-type="float" office:value="2484">
            <text:p>248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allasivam.n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Manickaraja Dakshinamoorthy</text:p>
          </table:table-cell>
          <table:table-cell table:style-name="ce2" office:value-type="string">
            <text:p>manickaraja.dakshinamoorthy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Prashittha Mani Ravichandran</text:p>
          </table:table-cell>
          <table:table-cell table:style-name="ce2" office:value-type="string">
            <text:p>prashittha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85">
            <text:p>248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andhini.g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Mohammed Refaideen Ismail</text:p>
          </table:table-cell>
          <table:table-cell table:style-name="ce16" office:value-type="string">
            <text:p><text:a xlink:href="mailto:mohammedrefaideen.i@ivtlinfoview.co.jp">mohammedrefaideen.i@ivtlinfoview.co.jp</text:a></text:p>
          </table:table-cell>
          <table:table-cell table:number-columns-repeated="1009"/>
        </table:table-row>
        <table:table-row table:style-name="ro1">
          <table:table-cell table:style-name="ce2" office:value-type="float" office:value="2486">
            <text:p>248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aveenkumar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Dineshkumar Rajakumar</text:p>
          </table:table-cell>
          <table:table-cell table:style-name="ce2" office:value-type="string">
            <text:p>dineshkumar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89">
            <text:p>248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oviya.j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ivaranjani Sivaprakasam</text:p>
          </table:table-cell>
          <table:table-cell table:style-name="ce2" office:value-type="string">
            <text:p>sivaranjani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491">
            <text:p>249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arthybaraja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 office:value-type="string">
            <text:p>Arun.V Sundararaju</text:p>
          </table:table-cell>
          <table:table-cell table:style-name="ce2" office:value-type="string">
            <text:p>aru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92">
            <text:p>249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eriyasamy.k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Jagadeesan Rajamani</text:p>
          </table:table-cell>
          <table:table-cell table:style-name="ce16" office:value-type="string">
            <text:p><text:a xlink:href="mailto:jagadeesan.r@ivtlinfoview.co.jp">jagadeesan.r@ivtlinfoview.co.jp</text:a></text:p>
          </table:table-cell>
          <table:table-cell table:number-columns-repeated="1009"/>
        </table:table-row>
        <table:table-row table:style-name="ro2">
          <table:table-cell table:style-name="ce2" office:value-type="float" office:value="2493">
            <text:p>249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iriyadharisini.g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2495">
            <text:p>249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deep.m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Balamani Shankar</text:p>
          </table:table-cell>
          <table:table-cell table:style-name="ce2" office:value-type="string">
            <text:p>balamani.s@ivtlinfoview.co.jp</text:p>
          </table:table-cell>
          <table:table-cell table:style-name="ce2" office:value-type="string">
            <text:p>Ramesh Tamilmani</text:p>
          </table:table-cell>
          <table:table-cell table:style-name="ce2" office:value-type="string">
            <text:p>ramesh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97">
            <text:p>249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gadeeshwaran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Naveen kumar Srinivasan</text:p>
          </table:table-cell>
          <table:table-cell table:style-name="ce2" office:value-type="string">
            <text:p>naveenkumar.s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498">
            <text:p>249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veenkumar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 office:value-type="float" office:value="2499">
            <text:p>249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vheen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 office:value-type="string">
            <text:p>Sathiyananthan Pandian</text:p>
          </table:table-cell>
          <table:table-cell table:style-name="ce7" office:value-type="string">
            <text:p>sathiyananthan.p@ivtlinfoview.co.jp</text:p>
          </table:table-cell>
          <table:table-cell table:style-name="ce7" office:value-type="string">
            <text:p>Baskaran Ramakrishnan</text:p>
          </table:table-cell>
          <table:table-cell table:style-name="ce7" office:value-type="string">
            <text:p>baskaran.r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500">
            <text:p>250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vin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Lakshmykutty</text:p>
          </table:table-cell>
          <table:table-cell table:style-name="ce2" office:value-type="string">
            <text:p>lakshmykutty.r@ivtlinfoview.co.jp</text:p>
          </table:table-cell>
          <table:table-cell table:style-name="ce19" office:value-type="string">
            <text:p>Santhosh Kumar Jayachandran</text:p>
          </table:table-cell>
          <table:table-cell table:style-name="ce2" office:value-type="string">
            <text:p>santhoshkumar.j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503">
            <text:p>250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iyadharshini.j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 office:value-type="string">
            <text:p>Ananth Kumar Jeganathan</text:p>
          </table:table-cell>
          <table:table-cell table:style-name="ce2" office:value-type="string">
            <text:p>ananthkumar.j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504">
            <text:p>250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gavi.s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Lakshmykutty</text:p>
          </table:table-cell>
          <table:table-cell table:style-name="ce2" office:value-type="string">
            <text:p>lakshmykutty.r@ivtlinfoview.co.jp</text:p>
          </table:table-cell>
          <table:table-cell table:style-name="ce19" office:value-type="string">
            <text:p>Vinoth Kumar Anguraj</text:p>
          </table:table-cell>
          <table:table-cell table:style-name="ce2" office:value-type="string">
            <text:p>vinothkumar.an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507">
            <text:p>250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jesh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9" office:value-type="string">
            <text:p>Santhosh Kumar Durairaj</text:p>
          </table:table-cell>
          <table:table-cell table:style-name="ce2" office:value-type="string">
            <text:p>santhoshkumar.d@ivtlinfoview.co.jp</text:p>
          </table:table-cell>
          <table:table-cell table:style-name="ce19"/>
          <table:table-cell table:style-name="ce2"/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2" office:value-type="float" office:value="2509">
            <text:p>250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mshankar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UdaySaiKiran Sikakolli</text:p>
          </table:table-cell>
          <table:table-cell table:style-name="ce2" office:value-type="string">
            <text:p>udaysaikir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19">
            <text:p>251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nthoshmurali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Lavanya Krishnamurthy</text:p>
          </table:table-cell>
          <table:table-cell table:style-name="ce2" office:value-type="string">
            <text:p>lavanya.k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21">
            <text:p>252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ravanakumar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Attendanc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Vijayanak Lakshmanasamy</text:p>
          </table:table-cell>
          <table:table-cell table:style-name="ce2" office:value-type="string">
            <text:p>vijayanak.l@ivtlinfoview.co.jp</text:p>
          </table:table-cell>
          <table:table-cell table:style-name="ce2" office:value-type="string">
            <text:p>Natesanathan Kamaraj</text:p>
          </table:table-cell>
          <table:table-cell table:style-name="ce2" office:value-type="string">
            <text:p>natesanathan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23">
            <text:p>252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theeshkannan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Vijay Ramadurai</text:p>
          </table:table-cell>
          <table:table-cell table:style-name="ce2" office:value-type="string">
            <text:p>vijay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25">
            <text:p>252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eenivasan.c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ivaranjani Sivaprakasam</text:p>
          </table:table-cell>
          <table:table-cell table:style-name="ce2" office:value-type="string">
            <text:p>sivaranjani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26">
            <text:p>252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eenivasan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Silambarasan Subramani</text:p>
          </table:table-cell>
          <table:table-cell table:style-name="ce2" office:value-type="string">
            <text:p>silambaras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27">
            <text:p>252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elvakumar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athiya Moorthy Manoharan</text:p>
          </table:table-cell>
          <table:table-cell table:style-name="ce2" office:value-type="string">
            <text:p>sathiyamoorthy.m@ivtlinfoview.co.jp</text:p>
          </table:table-cell>
          <table:table-cell table:style-name="ce2" office:value-type="string">
            <text:p>Deepan Gunasekaran</text:p>
          </table:table-cell>
          <table:table-cell table:style-name="ce2" office:value-type="string">
            <text:p>deepan.g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529">
            <text:p>252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hakthipriy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 office:value-type="string">
            <text:p>Kaviyarasan Subbaiyan</text:p>
          </table:table-cell>
          <table:table-cell table:style-name="ce2" office:value-type="string">
            <text:p>kaviyarasan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530">
            <text:p>253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hankarganesh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Saravanakumar Aruchamy</text:p>
          </table:table-cell>
          <table:table-cell table:style-name="ce2" office:value-type="string">
            <text:p>saravanakumar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31">
            <text:p>253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hanmugasabareesh.e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 office:value-type="float" office:value="2537">
            <text:p>253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omasundaram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Saravanakumar Aruchamy</text:p>
          </table:table-cell>
          <table:table-cell table:style-name="ce2" office:value-type="string">
            <text:p>saravanakumar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41">
            <text:p>254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ganraj.g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Elanchezhiyan Pannirselvam</text:p>
          </table:table-cell>
          <table:table-cell table:style-name="ce2" office:value-type="string">
            <text:p>elanchezhiyan.p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543">
            <text:p>254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resh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Gokulraj Manickavasagam</text:p>
          </table:table-cell>
          <table:table-cell table:style-name="ce2" office:value-type="string">
            <text:p>gokulraj.m1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545">
            <text:p>254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ryamaharasi.c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 office:value-type="string">
            <text:p>Arun.V Sundararaju</text:p>
          </table:table-cell>
          <table:table-cell table:style-name="ce2" office:value-type="string">
            <text:p>aru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46">
            <text:p>254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wathi.r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Yogeswari Mani</text:p>
          </table:table-cell>
          <table:table-cell table:style-name="ce2" office:value-type="string">
            <text:p>yogeswari.m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547">
            <text:p>254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wathichitr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2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/>
          <table:table-cell table:style-name="ce7"/>
          <table:table-cell table:style-name="ce12" office:value-type="string">
            <text:p>Vignesh Uthamaraj</text:p>
          </table:table-cell>
          <table:table-cell table:style-name="ce7" office:value-type="string">
            <text:p>vignesh.u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48">
            <text:p>254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wetha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Sureshkrishnan Muthusamy</text:p>
          </table:table-cell>
          <table:table-cell table:style-name="ce2" office:value-type="string">
            <text:p>sureshkrishnan.m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549">
            <text:p>254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tendulkar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Imthiyas Ahamed Sm</text:p>
          </table:table-cell>
          <table:table-cell table:style-name="ce2" office:value-type="string">
            <text:p>imthiyasahamed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53">
            <text:p>255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aagai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Lavanya Krishnamurthy</text:p>
          </table:table-cell>
          <table:table-cell table:style-name="ce2" office:value-type="string">
            <text:p>lavanya.k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54">
            <text:p>255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akulkumar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Vijay Ramadurai</text:p>
          </table:table-cell>
          <table:table-cell table:style-name="ce2" office:value-type="string">
            <text:p>vijay.r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557">
            <text:p>255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enkatesan.r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 office:value-type="string">
            <text:p>Sathiyananthan Pandian</text:p>
          </table:table-cell>
          <table:table-cell table:style-name="ce7" office:value-type="string">
            <text:p>sathiyananthan.p@ivtlinfoview.co.jp</text:p>
          </table:table-cell>
          <table:table-cell table:style-name="ce19" office:value-type="string">
            <text:p>Agneeswari Krishnakumar</text:p>
          </table:table-cell>
          <table:table-cell table:style-name="ce2" office:value-type="string">
            <text:p>agneeswari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60">
            <text:p>256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gneshkumar.d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Vijay Ramadurai</text:p>
          </table:table-cell>
          <table:table-cell table:style-name="ce2" office:value-type="string">
            <text:p>vijay.r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61">
            <text:p>256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jaykrishna.n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Ancy William Jaisingh</text:p>
          </table:table-cell>
          <table:table-cell table:style-name="ce2" office:value-type="string">
            <text:p>ancy.a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65">
            <text:p>256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jil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Selvajegan Shankaran</text:p>
          </table:table-cell>
          <table:table-cell table:style-name="ce2" office:value-type="string">
            <text:p>selvajegan.s@ivtlinfoview.co.jp</text:p>
          </table:table-cell>
          <table:table-cell table:number-columns-repeated="1009"/>
        </table:table-row>
        <table:table-row table:style-name="ro1">
          <table:table-cell table:style-name="ce3" office:value-type="float" office:value="2568">
            <text:p>256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rjun.p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QE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Akash C</text:p>
          </table:table-cell>
          <table:table-cell table:style-name="ce2" office:value-type="string">
            <text:p>akash.c@ivtlinfoview.co.jp</text:p>
          </table:table-cell>
          <table:table-cell table:number-columns-repeated="1009"/>
        </table:table-row>
        <table:table-row table:style-name="ro1">
          <table:table-cell table:style-name="ce3" office:value-type="float" office:value="2569">
            <text:p>256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balakrishnan.g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QE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Akash C</text:p>
          </table:table-cell>
          <table:table-cell table:style-name="ce2" office:value-type="string">
            <text:p>akash.c@ivtlinfoview.co.jp</text:p>
          </table:table-cell>
          <table:table-cell table:number-columns-repeated="1009"/>
        </table:table-row>
        <table:table-row table:style-name="ro1">
          <table:table-cell table:style-name="ce3" office:value-type="float" office:value="2570">
            <text:p>257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balamurugan.g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Arokkia Jerald Praveen</text:p>
          </table:table-cell>
          <table:table-cell table:style-name="ce2" office:value-type="string">
            <text:p>arokkiajeraldpraveen.d@ivtlinfoview.co.jp</text:p>
          </table:table-cell>
          <table:table-cell table:number-columns-repeated="1009"/>
        </table:table-row>
        <table:table-row table:style-name="ro2">
          <table:table-cell table:style-name="ce6" office:value-type="float" office:value="2573">
            <text:p>257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harani.k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anthosh Vijay T S</text:p>
          </table:table-cell>
          <table:table-cell table:style-name="ce2" office:value-type="string">
            <text:p>santhoshvijay.t@ivtlinfoview.co.jp</text:p>
          </table:table-cell>
          <table:table-cell table:number-columns-repeated="1009"/>
        </table:table-row>
        <table:table-row table:style-name="ro1">
          <table:table-cell table:style-name="ce3" office:value-type="float" office:value="2574">
            <text:p>257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harish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Arokkia Jerald Praveen</text:p>
          </table:table-cell>
          <table:table-cell table:style-name="ce2" office:value-type="string">
            <text:p>arokkiajeraldpraveen.d@ivtlinfoview.co.jp</text:p>
          </table:table-cell>
          <table:table-cell table:number-columns-repeated="1009"/>
        </table:table-row>
        <table:table-row table:style-name="ro1">
          <table:table-cell table:style-name="ce3" office:value-type="float" office:value="2575">
            <text:p>257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nnandevan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Arun Kumar Balasubramanian</text:p>
          </table:table-cell>
          <table:table-cell table:style-name="ce2" office:value-type="string">
            <text:p>arunkumar.b@ivtlinfoview.co.jp</text:p>
          </table:table-cell>
          <table:table-cell table:number-columns-repeated="1009"/>
        </table:table-row>
        <table:table-row table:style-name="ro1">
          <table:table-cell table:style-name="ce3" office:value-type="float" office:value="2579">
            <text:p>257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onraj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Arokkia Jerald Praveen</text:p>
          </table:table-cell>
          <table:table-cell table:style-name="ce2" office:value-type="string">
            <text:p>arokkiajeraldpraveen.d@ivtlinfoview.co.jp</text:p>
          </table:table-cell>
          <table:table-cell table:number-columns-repeated="1009"/>
        </table:table-row>
        <table:table-row table:style-name="ro1">
          <table:table-cell table:style-name="ce3" office:value-type="float" office:value="2581">
            <text:p>258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jalakshmi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Selvajegan Shankaran</text:p>
          </table:table-cell>
          <table:table-cell table:style-name="ce2" office:value-type="string">
            <text:p>selvajegan.s@ivtlinfoview.co.jp</text:p>
          </table:table-cell>
          <table:table-cell table:number-columns-repeated="1009"/>
        </table:table-row>
        <table:table-row table:style-name="ro2">
          <table:table-cell table:style-name="ce3" office:value-type="float" office:value="2582">
            <text:p>258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nthoshkumar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anthosh Vijay T S</text:p>
          </table:table-cell>
          <table:table-cell table:style-name="ce2" office:value-type="string">
            <text:p>santhoshvijay.t@ivtlinfoview.co.jp</text:p>
          </table:table-cell>
          <table:table-cell table:number-columns-repeated="1009"/>
        </table:table-row>
        <table:table-row table:style-name="ro1">
          <table:table-cell table:style-name="ce3" office:value-type="float" office:value="2583">
            <text:p>258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thishkumar.g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Mohanapriya Saravanan</text:p>
          </table:table-cell>
          <table:table-cell table:style-name="ce2" office:value-type="string">
            <text:p>mohanapriya.s@ivtlinfoview.co.jp</text:p>
          </table:table-cell>
          <table:table-cell table:number-columns-repeated="1009"/>
        </table:table-row>
        <table:table-row table:style-name="ro2">
          <table:table-cell table:style-name="ce3" office:value-type="float" office:value="2584">
            <text:p>258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thishkumar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anthosh Vijay T S</text:p>
          </table:table-cell>
          <table:table-cell table:style-name="ce2" office:value-type="string">
            <text:p>santhoshvijay.t@ivtlinfoview.co.jp</text:p>
          </table:table-cell>
          <table:table-cell table:number-columns-repeated="1009"/>
        </table:table-row>
        <table:table-row table:style-name="ro1">
          <table:table-cell table:style-name="ce3" office:value-type="float" office:value="2585">
            <text:p>258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thyaprakash.b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QE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Akash C</text:p>
          </table:table-cell>
          <table:table-cell table:style-name="ce2" office:value-type="string">
            <text:p>akash.c@ivtlinfoview.co.jp</text:p>
          </table:table-cell>
          <table:table-cell table:number-columns-repeated="1009"/>
        </table:table-row>
        <table:table-row table:style-name="ro2">
          <table:table-cell table:style-name="ce3" office:value-type="float" office:value="2586">
            <text:p>258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ivaprakash.s@ivtlinfoview.co.jp</text:p>
          </table:table-cell>
          <table:table-cell table:style-name="ce10"/>
          <table:table-cell table:style-name="ce2" office:value-type="string">
            <text:p>Infoview</text:p>
          </table:table-cell>
          <table:table-cell table:style-name="ce2" office:value-type="string">
            <text:p>RUT</text:p>
          </table:table-cell>
          <table:table-cell table:style-name="ce2" office:value-type="string">
            <text:p>RUT_Avl</text:p>
          </table:table-cell>
          <table:table-cell table:style-name="ce11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3" office:value-type="float" office:value="2587">
            <text:p>258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dharsan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Suganya Jayakumar</text:p>
          </table:table-cell>
          <table:table-cell table:style-name="ce2" office:value-type="string">
            <text:p>suganya.jay@ivtlinfoview.co.jp</text:p>
          </table:table-cell>
          <table:table-cell table:number-columns-repeated="1009"/>
        </table:table-row>
        <table:table-row table:style-name="ro1">
          <table:table-cell table:style-name="ce3" office:value-type="float" office:value="2588">
            <text:p>258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reshchander.r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Arulmani A</text:p>
          </table:table-cell>
          <table:table-cell table:style-name="ce2" office:value-type="string">
            <text:p>arulmani.a@ivtlinfoview.co.jp</text:p>
          </table:table-cell>
          <table:table-cell table:number-columns-repeated="1009"/>
        </table:table-row>
        <table:table-row table:style-name="ro1">
          <table:table-cell table:style-name="ce3" office:value-type="float" office:value="2590">
            <text:p>259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wathi.r2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Suganya Jayakumar</text:p>
          </table:table-cell>
          <table:table-cell table:style-name="ce2" office:value-type="string">
            <text:p>suganya.jay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93">
            <text:p>2593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geeth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3" office:value-type="float" office:value="2594">
            <text:p>259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apitha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Silambarasan Subramani</text:p>
          </table:table-cell>
          <table:table-cell table:style-name="ce2" office:value-type="string">
            <text:p>silambarasan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96">
            <text:p>259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maljoschacko.b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Narendran Raman</text:p>
          </table:table-cell>
          <table:table-cell table:style-name="ce2" office:value-type="string">
            <text:p>Narendran.r@ivtlinfoview.co.jp</text:p>
          </table:table-cell>
          <table:table-cell table:style-name="ce2" office:value-type="string">
            <text:p>Pravin Duraisamy</text:p>
          </table:table-cell>
          <table:table-cell table:style-name="ce2" office:value-type="string">
            <text:p>Pravin.d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599">
            <text:p>259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ravindan.p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Balamani Shankar</text:p>
          </table:table-cell>
          <table:table-cell table:style-name="ce2" office:value-type="string">
            <text:p>balamani.s@ivtlinfoview.co.jp</text:p>
          </table:table-cell>
          <table:table-cell table:style-name="ce2" office:value-type="string">
            <text:p>Ramesh Tamilmani</text:p>
          </table:table-cell>
          <table:table-cell table:style-name="ce2" office:value-type="string">
            <text:p>ramesh.t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600">
            <text:p>260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chikku.g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Swatheeswaran Gopalsamy</text:p>
          </table:table-cell>
          <table:table-cell table:style-name="ce2" office:value-type="string">
            <text:p>swatheeswaran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601">
            <text:p>260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avis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ethuramalingam Nayagam</text:p>
          </table:table-cell>
          <table:table-cell table:style-name="ce2" office:value-type="string">
            <text:p>sethuramalingam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602">
            <text:p>260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ayalan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Satheeshkumar Sivakumar</text:p>
          </table:table-cell>
          <table:table-cell table:style-name="ce2" office:value-type="string">
            <text:p>satheeshkumar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603">
            <text:p>260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nanajothie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athiya Moorthy Manoharan</text:p>
          </table:table-cell>
          <table:table-cell table:style-name="ce2" office:value-type="string">
            <text:p>sathiyamoorthy.m@ivtlinfoview.co.jp</text:p>
          </table:table-cell>
          <table:table-cell table:style-name="ce2" office:value-type="string">
            <text:p>Deepan Gunasekaran</text:p>
          </table:table-cell>
          <table:table-cell table:style-name="ce2" office:value-type="string">
            <text:p>deepan.g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604">
            <text:p>260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reeshmasusan.t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Keerthana Kannan</text:p>
          </table:table-cell>
          <table:table-cell table:style-name="ce2" office:value-type="string">
            <text:p>keerthana.k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605">
            <text:p>260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hariharsudan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Manivasagam Nambirajan</text:p>
          </table:table-cell>
          <table:table-cell table:style-name="ce2" office:value-type="string">
            <text:p>manivasagam.n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606">
            <text:p>260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jessjoseph.b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Swatheeswaran Gopalsamy</text:p>
          </table:table-cell>
          <table:table-cell table:style-name="ce2" office:value-type="string">
            <text:p>swatheeswaran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607">
            <text:p>260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athews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Attendance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Navyasree S</text:p>
          </table:table-cell>
          <table:table-cell table:style-name="ce2" office:value-type="string">
            <text:p>navyasree.s@ivtlinfoview.co.jp</text:p>
          </table:table-cell>
          <table:table-cell table:number-columns-repeated="1009"/>
        </table:table-row>
        <table:table-row table:style-name="ro2">
          <table:table-cell table:style-name="ce2" office:value-type="float" office:value="2611">
            <text:p>261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dhika.r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Jeyakrishnan Mahalingam</text:p>
          </table:table-cell>
          <table:table-cell table:style-name="ce2" office:value-type="string">
            <text:p>jeyakrishnan.m@ivtlinfoview.co.jp</text:p>
          </table:table-cell>
          <table:table-cell table:style-name="ce19" office:value-type="string">
            <text:p>Gokila Govindraj</text:p>
          </table:table-cell>
          <table:table-cell table:style-name="ce2" office:value-type="string">
            <text:p>gokila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613">
            <text:p>261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nthiya.b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athiya Moorthy Manoharan</text:p>
          </table:table-cell>
          <table:table-cell table:style-name="ce2" office:value-type="string">
            <text:p>sathiyamoorthy.m@ivtlinfoview.co.jp</text:p>
          </table:table-cell>
          <table:table-cell table:style-name="ce2" office:value-type="string">
            <text:p>Deepan Gunasekaran</text:p>
          </table:table-cell>
          <table:table-cell table:style-name="ce2" office:value-type="string">
            <text:p>deepan.g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614">
            <text:p>261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hantanu.t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Sasiprabu Kannan</text:p>
          </table:table-cell>
          <table:table-cell table:style-name="ce2" office:value-type="string">
            <text:p>sasiprabu.m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615">
            <text:p>261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hawn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Anandh Shanmugam</text:p>
          </table:table-cell>
          <table:table-cell table:style-name="ce2" office:value-type="string">
            <text:p>anandh.s@ivtlinfoview.co.jp</text:p>
          </table:table-cell>
          <table:table-cell table:number-columns-repeated="1009"/>
        </table:table-row>
        <table:table-row table:style-name="ro1">
          <table:table-cell table:style-name="ce2" office:value-type="float" office:value="2617">
            <text:p>261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gneswari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Mohanapriya Saravanan</text:p>
          </table:table-cell>
          <table:table-cell table:style-name="ce2" office:value-type="string">
            <text:p>mohanapriya.s@ivtlinfoview.co.jp</text:p>
          </table:table-cell>
          <table:table-cell table:number-columns-repeated="1009"/>
        </table:table-row>
        <table:table-row table:style-name="ro2">
          <table:table-cell table:style-name="ce7" office:value-type="float" office:value="2619">
            <text:p>261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akash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 office:value-type="string">
            <text:p>Rathna Priya Balasubramanian</text:p>
          </table:table-cell>
          <table:table-cell table:style-name="ce2" office:value-type="string">
            <text:p>rathnapriya.b@ivtlinfoview.co.jp</text:p>
          </table:table-cell>
          <table:table-cell table:number-columns-repeated="1009"/>
        </table:table-row>
        <table:table-row table:style-name="ro2">
          <table:table-cell table:style-name="ce7" office:value-type="float" office:value="2620">
            <text:p>262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iswarya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 office:value-type="string">
            <text:p>Sathiyananthan Pandian</text:p>
          </table:table-cell>
          <table:table-cell table:style-name="ce7" office:value-type="string">
            <text:p>sathiyananthan.p@ivtlinfoview.co.jp</text:p>
          </table:table-cell>
          <table:table-cell table:style-name="ce19" office:value-type="string">
            <text:p>Agneeswari Krishnakumar</text:p>
          </table:table-cell>
          <table:table-cell table:style-name="ce2" office:value-type="string">
            <text:p>agneeswari.k@ivtlinfoview.co.jp</text:p>
          </table:table-cell>
          <table:table-cell table:number-columns-repeated="1009"/>
        </table:table-row>
        <table:table-row table:style-name="ro2">
          <table:table-cell table:style-name="ce7" office:value-type="float" office:value="2621">
            <text:p>262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lagendran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 office:value-type="string">
            <text:p>Sathiyananthan Pandian</text:p>
          </table:table-cell>
          <table:table-cell table:style-name="ce7" office:value-type="string">
            <text:p>sathiyananthan.p@ivtlinfoview.co.jp</text:p>
          </table:table-cell>
          <table:table-cell table:style-name="ce19" office:value-type="string">
            <text:p>Saravana Kumaran Dhandapani</text:p>
          </table:table-cell>
          <table:table-cell table:style-name="ce2" office:value-type="string">
            <text:p>saravanakumaran.d@ivtlinfoview.co.jp</text:p>
          </table:table-cell>
          <table:table-cell table:number-columns-repeated="1009"/>
        </table:table-row>
        <table:table-row table:style-name="ro2">
          <table:table-cell table:style-name="ce7" office:value-type="float" office:value="2622">
            <text:p>262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ravinthan.k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 office:value-type="string">
            <text:p>Sathiyananthan Pandian</text:p>
          </table:table-cell>
          <table:table-cell table:style-name="ce7" office:value-type="string">
            <text:p>sathiyananthan.p@ivtlinfoview.co.jp</text:p>
          </table:table-cell>
          <table:table-cell table:style-name="ce19" office:value-type="string">
            <text:p>Agneeswari Krishnakumar</text:p>
          </table:table-cell>
          <table:table-cell table:style-name="ce2" office:value-type="string">
            <text:p>agneeswari.k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23">
            <text:p>262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rul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Kishor Kumar Venkatachalam</text:p>
          </table:table-cell>
          <table:table-cell table:style-name="ce2" office:value-type="string">
            <text:p>kishorkumar.v@ivtlinfoview.co.jp</text:p>
          </table:table-cell>
          <table:table-cell table:number-columns-repeated="1009"/>
        </table:table-row>
        <table:table-row table:style-name="ro2">
          <table:table-cell table:style-name="ce7" office:value-type="float" office:value="2624">
            <text:p>262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runkumar.r3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Meenu Perumal</text:p>
          </table:table-cell>
          <table:table-cell table:style-name="ce2" office:value-type="string">
            <text:p>meenu.p@ivtlinfoview.co.jp</text:p>
          </table:table-cell>
          <table:table-cell table:number-columns-repeated="1009"/>
        </table:table-row>
        <table:table-row table:style-name="ro2">
          <table:table-cell table:style-name="ce7" office:value-type="float" office:value="2625">
            <text:p>262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rvind.g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 office:value-type="string">
            <text:p>Sathiyananthan Pandian</text:p>
          </table:table-cell>
          <table:table-cell table:style-name="ce7" office:value-type="string">
            <text:p>sathiyananthan.p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7" office:value-type="float" office:value="2626">
            <text:p>262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shok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0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ojkumar Boologanathan</text:p>
          </table:table-cell>
          <table:table-cell table:style-name="ce2" office:value-type="string">
            <text:p>manojkumar.b@ivtlinfoview.co.jp</text:p>
          </table:table-cell>
          <table:table-cell table:style-name="ce2" office:value-type="string">
            <text:p>Varun Narasimha Barathy</text:p>
          </table:table-cell>
          <table:table-cell table:style-name="ce2" office:value-type="string">
            <text:p>varun.n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27">
            <text:p>262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harunkarthi.r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Jagadeesan Rajamani</text:p>
          </table:table-cell>
          <table:table-cell table:style-name="ce16" office:value-type="string">
            <text:p><text:a xlink:href="mailto:jagadeesan.r@ivtlinfoview.co.jp">jagadeesan.r@ivtlinfoview.co.jp</text:a></text:p>
          </table:table-cell>
          <table:table-cell table:number-columns-repeated="1009"/>
        </table:table-row>
        <table:table-row table:style-name="ro1">
          <table:table-cell table:style-name="ce7" office:value-type="float" office:value="2628">
            <text:p>262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inesh.b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Silambarasan Subramani</text:p>
          </table:table-cell>
          <table:table-cell table:style-name="ce2" office:value-type="string">
            <text:p>silambarasan.s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29">
            <text:p>262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okilasurya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Jothi Subramanian</text:p>
          </table:table-cell>
          <table:table-cell table:style-name="ce2" office:value-type="string">
            <text:p>jothi.s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30">
            <text:p>263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owtham.v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Sureshkrishnan Muthusamy</text:p>
          </table:table-cell>
          <table:table-cell table:style-name="ce2" office:value-type="string">
            <text:p>sureshkrishnan.m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31">
            <text:p>263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rthikraja.r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Attendanc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Vijayanak Lakshmanasamy</text:p>
          </table:table-cell>
          <table:table-cell table:style-name="ce2" office:value-type="string">
            <text:p>vijayanak.l@ivtlinfoview.co.jp</text:p>
          </table:table-cell>
          <table:table-cell table:style-name="ce2" office:value-type="string">
            <text:p>Sudhan Sivaraj</text:p>
          </table:table-cell>
          <table:table-cell table:style-name="ce2" office:value-type="string">
            <text:p>sudhan.s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32">
            <text:p>263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hineshraja.a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Attendanc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Vijayanak Lakshmanasamy</text:p>
          </table:table-cell>
          <table:table-cell table:style-name="ce2" office:value-type="string">
            <text:p>vijayanak.l@ivtlinfoview.co.jp</text:p>
          </table:table-cell>
          <table:table-cell table:style-name="ce2" office:value-type="string">
            <text:p>Arun Jayendiran</text:p>
          </table:table-cell>
          <table:table-cell table:style-name="ce2" office:value-type="string">
            <text:p>arun.j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33">
            <text:p>263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rishnamoorthy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office:value-type="string">
            <text:p>Anupriya Mahendran</text:p>
          </table:table-cell>
          <table:table-cell table:style-name="ce2" office:value-type="string">
            <text:p>anupriya.m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34">
            <text:p>263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umaragurubaran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Gunasekaran Ammasai</text:p>
          </table:table-cell>
          <table:table-cell table:style-name="ce2" office:value-type="string">
            <text:p>gunasekaran.a@ivtlinfoview.co.jp</text:p>
          </table:table-cell>
          <table:table-cell table:number-columns-repeated="1009"/>
        </table:table-row>
        <table:table-row table:style-name="ro2">
          <table:table-cell table:style-name="ce7" office:value-type="float" office:value="2635">
            <text:p>263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leoantony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2" office:value-type="string">
            <text:p>SCM_Dev</text:p>
          </table:table-cell>
          <table:table-cell table:style-name="ce12" office:value-type="string">
            <text:p>Karthick Raj Jayaraman</text:p>
          </table:table-cell>
          <table:table-cell table:style-name="ce7" office:value-type="string">
            <text:p>karthick.j@ivtlinfoview.com</text:p>
          </table:table-cell>
          <table:table-cell table:style-name="ce18"/>
          <table:table-cell table:style-name="ce2"/>
          <table:table-cell table:style-name="ce12"/>
          <table:table-cell table:style-name="ce7"/>
          <table:table-cell table:style-name="ce12" office:value-type="string">
            <text:p>Aravinth Pulavendramani</text:p>
          </table:table-cell>
          <table:table-cell table:style-name="ce7" office:value-type="string">
            <text:p>aravinth.p@ivtlinfoview.co.jp</text:p>
          </table:table-cell>
          <table:table-cell table:number-columns-repeated="1009"/>
        </table:table-row>
        <table:table-row table:style-name="ro2">
          <table:table-cell table:style-name="ce7" office:value-type="float" office:value="2636">
            <text:p>263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logeshwaran.n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2" office:value-type="string">
            <text:p>SCM_CI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7" office:value-type="float" office:value="2637">
            <text:p>263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anikandan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iva Sankari Vanniarajan</text:p>
          </table:table-cell>
          <table:table-cell table:style-name="ce2" office:value-type="string">
            <text:p>sivasankari.v@ivtlinfoview.co.jp</text:p>
          </table:table-cell>
          <table:table-cell table:style-name="ce2" office:value-type="string">
            <text:p>Hemalatha Rajendran</text:p>
          </table:table-cell>
          <table:table-cell table:style-name="ce2" office:value-type="string">
            <text:p>hemalatha.r@ivtlinfoview.co.jp</text:p>
          </table:table-cell>
          <table:table-cell table:number-columns-repeated="1009"/>
        </table:table-row>
        <table:table-row table:style-name="ro2">
          <table:table-cell table:style-name="ce7" office:value-type="float" office:value="2638">
            <text:p>263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irunalini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 office:value-type="string">
            <text:p>Sam David Paul David Thamarai Selvan</text:p>
          </table:table-cell>
          <table:table-cell table:style-name="ce2" office:value-type="string">
            <text:p>samdavidpaul.d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39">
            <text:p>263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arashima.m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2"/>
          <table:table-cell table:style-name="ce2" office:value-type="string">
            <text:p>Sampath Kumar Raja</text:p>
          </table:table-cell>
          <table:table-cell table:style-name="ce16" office:value-type="string">
            <text:p><text:a xlink:href="mailto:sampathkumar.r@ivtlinfoview.co.jp">sampathkumar.r@ivtlinfoview.co.jp</text:a></text:p>
          </table:table-cell>
          <table:table-cell table:number-columns-repeated="1009"/>
        </table:table-row>
        <table:table-row table:style-name="ro1">
          <table:table-cell table:style-name="ce7" office:value-type="float" office:value="2640">
            <text:p>264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aveenkumar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Baranitharan Manickaraj</text:p>
          </table:table-cell>
          <table:table-cell table:style-name="ce2" office:value-type="string">
            <text:p>bharanitharan.m@ivtlinfoview.co.jp</text:p>
          </table:table-cell>
          <table:table-cell table:style-name="ce2" office:value-type="string">
            <text:p>Sasiprabu Kannan</text:p>
          </table:table-cell>
          <table:table-cell table:style-name="ce2" office:value-type="string">
            <text:p>sasiprabu.m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41">
            <text:p>264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aveen.s3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Dineshkumar Rajakumar</text:p>
          </table:table-cell>
          <table:table-cell table:style-name="ce2" office:value-type="string">
            <text:p>dineshkumar.r@ivtlinfoview.co.jp</text:p>
          </table:table-cell>
          <table:table-cell table:number-columns-repeated="1009"/>
        </table:table-row>
        <table:table-row table:style-name="ro2">
          <table:table-cell table:style-name="ce7" office:value-type="float" office:value="2642">
            <text:p>264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sath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 office:value-type="string">
            <text:p>Arun.V Sundararaju</text:p>
          </table:table-cell>
          <table:table-cell table:style-name="ce2" office:value-type="string">
            <text:p>arun.s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43">
            <text:p>264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veenkumar.m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Nithya Saravanan</text:p>
          </table:table-cell>
          <table:table-cell table:style-name="ce2" office:value-type="string">
            <text:p>nithya.s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44">
            <text:p>264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vin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Gunasekaran Ammasai</text:p>
          </table:table-cell>
          <table:table-cell table:style-name="ce2" office:value-type="string">
            <text:p>gunasekaran.a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45">
            <text:p>264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ravanan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Arun Kumar Balasubramanian</text:p>
          </table:table-cell>
          <table:table-cell table:style-name="ce2" office:value-type="string">
            <text:p>arunkumar.b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46">
            <text:p>264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riharish.n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Vinoth Balasubramanian</text:p>
          </table:table-cell>
          <table:table-cell table:style-name="ce2" office:value-type="string">
            <text:p>vinoth.b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47">
            <text:p>264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rya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Priya Ramamurthi</text:p>
          </table:table-cell>
          <table:table-cell table:style-name="ce2" office:value-type="string">
            <text:p>priya.r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48">
            <text:p>264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jaykarthik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Priya Ramamurthi</text:p>
          </table:table-cell>
          <table:table-cell table:style-name="ce2" office:value-type="string">
            <text:p>priya.r@ivtlinfoview.co.jp</text:p>
          </table:table-cell>
          <table:table-cell table:number-columns-repeated="1009"/>
        </table:table-row>
        <table:table-row table:style-name="ro2">
          <table:table-cell table:style-name="ce7" office:value-type="float" office:value="2649">
            <text:p>264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afreenakthar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anthosh Vijay T S</text:p>
          </table:table-cell>
          <table:table-cell table:style-name="ce2" office:value-type="string">
            <text:p>santhoshvijay.t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50">
            <text:p>265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laguchithambaram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Suganya Jayakumar</text:p>
          </table:table-cell>
          <table:table-cell table:style-name="ce2" office:value-type="string">
            <text:p>suganya.jay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51">
            <text:p>265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lexander.m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Karunakaran M</text:p>
          </table:table-cell>
          <table:table-cell table:style-name="ce2" office:value-type="string">
            <text:p>karunakaran.m@ivtlinfoview.co.jp</text:p>
          </table:table-cell>
          <table:table-cell table:number-columns-repeated="1009"/>
        </table:table-row>
        <table:table-row table:style-name="ro2">
          <table:table-cell table:style-name="ce7" office:value-type="float" office:value="2652">
            <text:p>265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basri.b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udhagar Selvaraj</text:p>
          </table:table-cell>
          <table:table-cell table:style-name="ce2" office:value-type="string">
            <text:p>sudhagar.se@ivtlinfoview.co.jp</text:p>
          </table:table-cell>
          <table:table-cell table:number-columns-repeated="1009"/>
        </table:table-row>
        <table:table-row table:style-name="ro2">
          <table:table-cell table:style-name="ce7" office:value-type="float" office:value="2653">
            <text:p>265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balaaravind.g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udhagar Selvaraj</text:p>
          </table:table-cell>
          <table:table-cell table:style-name="ce2" office:value-type="string">
            <text:p>sudhagar.se@ivtlinfoview.co.jp</text:p>
          </table:table-cell>
          <table:table-cell table:number-columns-repeated="1009"/>
        </table:table-row>
        <table:table-row table:style-name="ro2">
          <table:table-cell table:style-name="ce7" office:value-type="float" office:value="2654">
            <text:p>265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chanthru.b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Thangarasu Raja</text:p>
          </table:table-cell>
          <table:table-cell table:style-name="ce2" office:value-type="string">
            <text:p>thangarasu.r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55">
            <text:p>265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jaya.d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Palanivel Dhanusu</text:p>
          </table:table-cell>
          <table:table-cell table:style-name="ce2" office:value-type="string">
            <text:p>palanivel.d@ivtlinfoview.co.jp</text:p>
          </table:table-cell>
          <table:table-cell table:number-columns-repeated="1009"/>
        </table:table-row>
        <table:table-row table:style-name="ro2">
          <table:table-cell table:style-name="ce7" office:value-type="float" office:value="2656">
            <text:p>265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arshan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Thangarasu Raja</text:p>
          </table:table-cell>
          <table:table-cell table:style-name="ce2" office:value-type="string">
            <text:p>thangarasu.r@ivtlinfoview.co.jp</text:p>
          </table:table-cell>
          <table:table-cell table:number-columns-repeated="1009"/>
        </table:table-row>
        <table:table-row table:style-name="ro2">
          <table:table-cell table:style-name="ce7" office:value-type="float" office:value="2657">
            <text:p>265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eepakmanikandan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udhagar Selvaraj</text:p>
          </table:table-cell>
          <table:table-cell table:style-name="ce2" office:value-type="string">
            <text:p>sudhagar.se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58">
            <text:p>265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eepika.r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Sasiprabu Kannan</text:p>
          </table:table-cell>
          <table:table-cell table:style-name="ce2" office:value-type="string">
            <text:p>sasiprabu.m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59">
            <text:p>265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hinesh.g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Sriram Rajagopalan</text:p>
          </table:table-cell>
          <table:table-cell table:style-name="ce2" office:value-type="string">
            <text:p>sriram.r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60">
            <text:p>266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okulakannan.r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Attendance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Navyasree S</text:p>
          </table:table-cell>
          <table:table-cell table:style-name="ce2" office:value-type="string">
            <text:p>navyasree.s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61">
            <text:p>266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hariprasaanth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Attendance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Navyasree S</text:p>
          </table:table-cell>
          <table:table-cell table:style-name="ce2" office:value-type="string">
            <text:p>navyasree.s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62">
            <text:p>266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jerlin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Sureshkrishnan Muthusamy</text:p>
          </table:table-cell>
          <table:table-cell table:style-name="ce2" office:value-type="string">
            <text:p>sureshkrishnan.m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63">
            <text:p>266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logesh.a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Talent Management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Manikandan O</text:p>
          </table:table-cell>
          <table:table-cell table:style-name="ce2" office:value-type="string">
            <text:p>manikandan.o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64">
            <text:p>266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anojkumar.m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QE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Akash C</text:p>
          </table:table-cell>
          <table:table-cell table:style-name="ce2" office:value-type="string">
            <text:p>akash.c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65">
            <text:p>266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anikandan.r1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Recruiting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Priyanga L</text:p>
          </table:table-cell>
          <table:table-cell table:style-name="ce2" office:value-type="string">
            <text:p>priyanga.l@ivtlinfoview.co.jp</text:p>
          </table:table-cell>
          <table:table-cell table:number-columns-repeated="1009"/>
        </table:table-row>
        <table:table-row table:style-name="ro2">
          <table:table-cell table:style-name="ce7" office:value-type="float" office:value="2667">
            <text:p>266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ohamedibrahim.b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anthosh Vijay T S</text:p>
          </table:table-cell>
          <table:table-cell table:style-name="ce2" office:value-type="string">
            <text:p>santhoshvijay.t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68">
            <text:p>266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aresh.g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QE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Akash C</text:p>
          </table:table-cell>
          <table:table-cell table:style-name="ce2" office:value-type="string">
            <text:p>akash.c@ivtlinfoview.co.jp</text:p>
          </table:table-cell>
          <table:table-cell table:number-columns-repeated="1009"/>
        </table:table-row>
        <table:table-row table:style-name="ro2">
          <table:table-cell table:style-name="ce7" office:value-type="float" office:value="2669">
            <text:p>266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aveen.p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anthosh Vijay T S</text:p>
          </table:table-cell>
          <table:table-cell table:style-name="ce2" office:value-type="string">
            <text:p>santhoshvijay.t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70">
            <text:p>267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ithyasree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Sasiprabu Kannan</text:p>
          </table:table-cell>
          <table:table-cell table:style-name="ce2" office:value-type="string">
            <text:p>sasiprabu.m@ivtlinfoview.co.jp</text:p>
          </table:table-cell>
          <table:table-cell table:number-columns-repeated="1009"/>
        </table:table-row>
        <table:table-row table:style-name="ro2">
          <table:table-cell table:style-name="ce3" office:value-type="string">
            <text:p>P-280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jithshriman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anthosh Vijay T S</text:p>
          </table:table-cell>
          <table:table-cell table:style-name="ce2" office:value-type="string">
            <text:p>santhoshvijay.t@ivtlinfoview.co.jp</text:p>
          </table:table-cell>
          <table:table-cell table:number-columns-repeated="1009"/>
        </table:table-row>
        <table:table-row table:style-name="ro2">
          <table:table-cell table:style-name="ce7" office:value-type="float" office:value="2671">
            <text:p>267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ghul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anthosh Vijay T S</text:p>
          </table:table-cell>
          <table:table-cell table:style-name="ce2" office:value-type="string">
            <text:p>santhoshvijay.t@ivtlinfoview.co.jp</text:p>
          </table:table-cell>
          <table:table-cell table:number-columns-repeated="1009"/>
        </table:table-row>
        <table:table-row table:style-name="ro2">
          <table:table-cell table:style-name="ce7" office:value-type="float" office:value="2672">
            <text:p>267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hulram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anthosh Vijay T S</text:p>
          </table:table-cell>
          <table:table-cell table:style-name="ce2" office:value-type="string">
            <text:p>santhoshvijay.t@ivtlinfoview.co.jp</text:p>
          </table:table-cell>
          <table:table-cell table:number-columns-repeated="1009"/>
        </table:table-row>
        <table:table-row table:style-name="ro2">
          <table:table-cell table:style-name="ce7" office:value-type="float" office:value="2673">
            <text:p>267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japriya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anthosh Vijay T S</text:p>
          </table:table-cell>
          <table:table-cell table:style-name="ce2" office:value-type="string">
            <text:p>santhoshvijay.t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74">
            <text:p>267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mkumar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2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Manikandan Nagappan</text:p>
          </table:table-cell>
          <table:table-cell table:style-name="ce2" office:value-type="string">
            <text:p>manikandan.n@ivtlinfoview.co.jp</text:p>
          </table:table-cell>
          <table:table-cell table:style-name="ce2" office:value-type="string">
            <text:p>Shakir Alam Mohd. Aman Akhtar</text:p>
          </table:table-cell>
          <table:table-cell table:style-name="ce2" office:value-type="string">
            <text:p>shakiralam.m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75">
            <text:p>267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ithika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Suganya Jayakumar</text:p>
          </table:table-cell>
          <table:table-cell table:style-name="ce2" office:value-type="string">
            <text:p>suganya.jay@ivtlinfoview.co.jp</text:p>
          </table:table-cell>
          <table:table-cell table:number-columns-repeated="1009"/>
        </table:table-row>
        <table:table-row table:style-name="ro2">
          <table:table-cell table:style-name="ce7" office:value-type="float" office:value="2676">
            <text:p>267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bariji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anthosh Vijay T S</text:p>
          </table:table-cell>
          <table:table-cell table:style-name="ce2" office:value-type="string">
            <text:p>santhoshvijay.t@ivtlinfoview.co.jp</text:p>
          </table:table-cell>
          <table:table-cell table:number-columns-repeated="1009"/>
        </table:table-row>
        <table:table-row table:style-name="ro2">
          <table:table-cell table:style-name="ce7" office:value-type="float" office:value="2677">
            <text:p>267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harikumar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anthosh Vijay T S</text:p>
          </table:table-cell>
          <table:table-cell table:style-name="ce2" office:value-type="string">
            <text:p>santhoshvijay.t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78">
            <text:p>267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barish.r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QE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Akash C</text:p>
          </table:table-cell>
          <table:table-cell table:style-name="ce2" office:value-type="string">
            <text:p>akash.c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79">
            <text:p>267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rathkanna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QE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Akash C</text:p>
          </table:table-cell>
          <table:table-cell table:style-name="ce2" office:value-type="string">
            <text:p>akash.c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80">
            <text:p>268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ravanalingam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Aruna Kumarasamy</text:p>
          </table:table-cell>
          <table:table-cell table:style-name="ce2" office:value-type="string">
            <text:p>aruna.k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82">
            <text:p>268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hanmathi.v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QE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office:value-type="string">
            <text:p>Akash C</text:p>
          </table:table-cell>
          <table:table-cell table:style-name="ce2" office:value-type="string">
            <text:p>akash.c@ivtlinfoview.co.jp</text:p>
          </table:table-cell>
          <table:table-cell table:number-columns-repeated="1009"/>
        </table:table-row>
        <table:table-row table:style-name="ro1">
          <table:table-cell table:style-name="ce7" office:value-type="float" office:value="2683">
            <text:p>268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obanadevi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7" office:value-type="float" office:value="2684">
            <text:p>268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riram.j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4" office:value-type="string">
            <text:p>Mahalakshmi Balamurugan</text:p>
          </table:table-cell>
          <table:table-cell table:style-name="ce14" office:value-type="string">
            <text:p>mahalakshmi.b@ivtlinfoview.co.jp</text:p>
          </table:table-cell>
          <table:table-cell table:number-columns-repeated="1009"/>
        </table:table-row>
        <table:table-row table:style-name="ro2">
          <table:table-cell table:style-name="ce7" office:value-type="float" office:value="2685">
            <text:p>268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dharsan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athishkumar Rajan</text:p>
          </table:table-cell>
          <table:table-cell table:style-name="ce2" office:value-type="string">
            <text:p>sathishkumar.ra@ivtlinfoview.co.jp</text:p>
          </table:table-cell>
          <table:table-cell table:number-columns-repeated="1009"/>
        </table:table-row>
        <table:table-row table:style-name="ro2">
          <table:table-cell table:style-name="ce7" office:value-type="float" office:value="2687">
            <text:p>268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ubakaraantony.f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 office:value-type="string">
            <text:p>Giri Balachandran</text:p>
          </table:table-cell>
          <table:table-cell table:style-name="ce2" office:value-type="string">
            <text:p>giri.b@ivtlinfoview.co.jp</text:p>
          </table:table-cell>
          <table:table-cell table:style-name="ce19" office:value-type="string">
            <text:p>Sudhagar Selvaraj</text:p>
          </table:table-cell>
          <table:table-cell table:style-name="ce2" office:value-type="string">
            <text:p>sudhagar.se@ivtlinfoview.co.jp</text:p>
          </table:table-cell>
          <table:table-cell table:number-columns-repeated="1009"/>
        </table:table-row>
        <table:table-row table:style-name="ro1">
          <table:table-cell table:style-name="ce8" office:value-type="float" office:value="2688">
            <text:p>268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bhilash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Palanivel Dhanusu</text:p>
          </table:table-cell>
          <table:table-cell table:style-name="ce2" office:value-type="string">
            <text:p>palanivel.d@ivtlinfoview.co.jp</text:p>
          </table:table-cell>
          <table:table-cell table:number-columns-repeated="1009"/>
        </table:table-row>
        <table:table-row table:style-name="ro2">
          <table:table-cell table:style-name="ce8" office:value-type="float" office:value="2689">
            <text:p>268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bin.t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Venkatesh Sridhar</text:p>
          </table:table-cell>
          <table:table-cell table:style-name="ce2" office:value-type="string">
            <text:p>venkatesh.s@ivtlinfoview.co.jp</text:p>
          </table:table-cell>
          <table:table-cell table:number-columns-repeated="1009"/>
        </table:table-row>
        <table:table-row table:style-name="ro1">
          <table:table-cell table:style-name="ce8" office:value-type="float" office:value="2690">
            <text:p>269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jay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Nithya Saravanan</text:p>
          </table:table-cell>
          <table:table-cell table:style-name="ce2" office:value-type="string">
            <text:p>nithya.s@ivtlinfoview.co.jp</text:p>
          </table:table-cell>
          <table:table-cell table:number-columns-repeated="1009"/>
        </table:table-row>
        <table:table-row table:style-name="ro2">
          <table:table-cell table:style-name="ce8" office:value-type="float" office:value="2691">
            <text:p>269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arshana.j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9" office:value-type="string">
            <text:p>Santhosh Kumar Durairaj</text:p>
          </table:table-cell>
          <table:table-cell table:style-name="ce2" office:value-type="string">
            <text:p>santhoshkumar.d@ivtlinfoview.co.jp</text:p>
          </table:table-cell>
          <table:table-cell table:style-name="ce19"/>
          <table:table-cell table:style-name="ce2"/>
          <table:table-cell table:style-name="ce12" office:value-type="string">
            <text:p>Amala Marianathan</text:p>
          </table:table-cell>
          <table:table-cell table:style-name="ce7" office:value-type="string">
            <text:p>amala.m@ivtlinfoview.co.jp</text:p>
          </table:table-cell>
          <table:table-cell table:number-columns-repeated="1009"/>
        </table:table-row>
        <table:table-row table:style-name="ro2">
          <table:table-cell table:style-name="ce8" office:value-type="float" office:value="2692">
            <text:p>269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avidsonponprem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9" office:value-type="string">
            <text:p>Santhosh Kumar Durairaj</text:p>
          </table:table-cell>
          <table:table-cell table:style-name="ce2" office:value-type="string">
            <text:p>santhoshkumar.d@ivtlinfoview.co.jp</text:p>
          </table:table-cell>
          <table:table-cell table:style-name="ce19"/>
          <table:table-cell table:style-name="ce2"/>
          <table:table-cell table:style-name="ce19" office:value-type="string">
            <text:p>Aacshwin Ravi Chandran</text:p>
          </table:table-cell>
          <table:table-cell table:style-name="ce2" office:value-type="string">
            <text:p>aacshwin.r@ivtlinfoview.co.jp</text:p>
          </table:table-cell>
          <table:table-cell table:number-columns-repeated="1009"/>
        </table:table-row>
        <table:table-row table:style-name="ro1">
          <table:table-cell table:style-name="ce8" office:value-type="float" office:value="2693">
            <text:p>269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ineshkumar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Elanchezhiyan Pannirselvam</text:p>
          </table:table-cell>
          <table:table-cell table:style-name="ce2" office:value-type="string">
            <text:p>elanchezhiyan.p@ivtlinfoview.co.jp</text:p>
          </table:table-cell>
          <table:table-cell table:number-columns-repeated="1009"/>
        </table:table-row>
        <table:table-row table:style-name="ro1">
          <table:table-cell table:style-name="ce8" office:value-type="float" office:value="2694">
            <text:p>269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upt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Nithya Saravanan</text:p>
          </table:table-cell>
          <table:table-cell table:style-name="ce2" office:value-type="string">
            <text:p>nithya.s@ivtlinfoview.co.jp</text:p>
          </table:table-cell>
          <table:table-cell table:number-columns-repeated="1009"/>
        </table:table-row>
        <table:table-row table:style-name="ro2">
          <table:table-cell table:style-name="ce8" office:value-type="float" office:value="2695">
            <text:p>269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jwal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 office:value-type="string">
            <text:p>Sathiyananthan Pandian</text:p>
          </table:table-cell>
          <table:table-cell table:style-name="ce7" office:value-type="string">
            <text:p>sathiyananthan.p@ivtlinfoview.co.jp</text:p>
          </table:table-cell>
          <table:table-cell table:style-name="ce19"/>
          <table:table-cell table:style-name="ce2"/>
          <table:table-cell table:number-columns-repeated="1009"/>
        </table:table-row>
        <table:table-row table:style-name="ro1">
          <table:table-cell table:style-name="ce8" office:value-type="float" office:value="2696">
            <text:p>269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aheswaran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Manivasagam Nambirajan</text:p>
          </table:table-cell>
          <table:table-cell table:style-name="ce2" office:value-type="string">
            <text:p>manivasagam.n@ivtlinfoview.co.jp</text:p>
          </table:table-cell>
          <table:table-cell table:number-columns-repeated="1009"/>
        </table:table-row>
        <table:table-row table:style-name="ro2">
          <table:table-cell table:style-name="ce8" office:value-type="float" office:value="2697">
            <text:p>269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ohan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 office:value-type="string">
            <text:p>Balaji Rajan</text:p>
          </table:table-cell>
          <table:table-cell table:style-name="ce2" office:value-type="string">
            <text:p>balaji.r@ivtlinfoview.co.jp</text:p>
          </table:table-cell>
          <table:table-cell table:number-columns-repeated="1009"/>
        </table:table-row>
        <table:table-row table:style-name="ro1">
          <table:table-cell table:style-name="ce8" office:value-type="float" office:value="2698">
            <text:p>269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arasimmamoorthy.c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Sasiprabu Kannan</text:p>
          </table:table-cell>
          <table:table-cell table:style-name="ce2" office:value-type="string">
            <text:p>sasiprabu.m@ivtlinfoview.co.jp</text:p>
          </table:table-cell>
          <table:table-cell table:number-columns-repeated="1009"/>
        </table:table-row>
        <table:table-row table:style-name="ro2">
          <table:table-cell table:style-name="ce8" office:value-type="float" office:value="2699">
            <text:p>269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bagaran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 office:value-type="string">
            <text:p>Arun.V Sundararaju</text:p>
          </table:table-cell>
          <table:table-cell table:style-name="ce2" office:value-type="string">
            <text:p>arun.s@ivtlinfoview.co.jp</text:p>
          </table:table-cell>
          <table:table-cell table:number-columns-repeated="1009"/>
        </table:table-row>
        <table:table-row table:style-name="ro1">
          <table:table-cell table:style-name="ce8" office:value-type="float" office:value="2700">
            <text:p>270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veen.n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hanmuga Priya Loganathan</text:p>
          </table:table-cell>
          <table:table-cell table:style-name="ce2" office:value-type="string">
            <text:p>shanmugapriya.l@ivtlinfoview.co.jp</text:p>
          </table:table-cell>
          <table:table-cell table:number-columns-repeated="1009"/>
        </table:table-row>
        <table:table-row table:style-name="ro2">
          <table:table-cell table:style-name="ce8" office:value-type="float" office:value="2701">
            <text:p>270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praveen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9" office:value-type="string">
            <text:p>Santhosh Kumar Durairaj</text:p>
          </table:table-cell>
          <table:table-cell table:style-name="ce2" office:value-type="string">
            <text:p>santhoshkumar.d@ivtlinfoview.co.jp</text:p>
          </table:table-cell>
          <table:table-cell table:style-name="ce19"/>
          <table:table-cell table:style-name="ce2"/>
          <table:table-cell table:style-name="ce19"/>
          <table:table-cell table:style-name="ce2"/>
          <table:table-cell table:number-columns-repeated="1009"/>
        </table:table-row>
        <table:table-row table:style-name="ro2">
          <table:table-cell table:style-name="ce8" office:value-type="float" office:value="2702">
            <text:p>270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hulraj.n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 office:value-type="string">
            <text:p>Arun.V Sundararaju</text:p>
          </table:table-cell>
          <table:table-cell table:style-name="ce2" office:value-type="string">
            <text:p>arun.s@ivtlinfoview.co.jp</text:p>
          </table:table-cell>
          <table:table-cell table:number-columns-repeated="1009"/>
        </table:table-row>
        <table:table-row table:style-name="ro1">
          <table:table-cell table:style-name="ce8" office:value-type="float" office:value="2703">
            <text:p>270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njithkumar.g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Priya Ramamurthi</text:p>
          </table:table-cell>
          <table:table-cell table:style-name="ce2" office:value-type="string">
            <text:p>priya.r@ivtlinfoview.co.jp</text:p>
          </table:table-cell>
          <table:table-cell table:number-columns-repeated="1009"/>
        </table:table-row>
        <table:table-row table:style-name="ro2">
          <table:table-cell table:style-name="ce8" office:value-type="float" office:value="2704">
            <text:p>270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hriram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 office:value-type="string">
            <text:p>Rathna Priya Balasubramanian</text:p>
          </table:table-cell>
          <table:table-cell table:style-name="ce2" office:value-type="string">
            <text:p>rathnapriya.b@ivtlinfoview.co.jp</text:p>
          </table:table-cell>
          <table:table-cell table:number-columns-repeated="1009"/>
        </table:table-row>
        <table:table-row table:style-name="ro1">
          <table:table-cell table:style-name="ce8" office:value-type="float" office:value="2705">
            <text:p>270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uganth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Kishor Kumar Venkatachalam</text:p>
          </table:table-cell>
          <table:table-cell table:style-name="ce2" office:value-type="string">
            <text:p>kishorkumar.v@ivtlinfoview.co.jp</text:p>
          </table:table-cell>
          <table:table-cell table:number-columns-repeated="1009"/>
        </table:table-row>
        <table:table-row table:style-name="ro1">
          <table:table-cell table:style-name="ce8" office:value-type="float" office:value="2706">
            <text:p>270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unnikrishnan.t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Jothi Subramanian</text:p>
          </table:table-cell>
          <table:table-cell table:style-name="ce2" office:value-type="string">
            <text:p>jothi.s@ivtlinfoview.co.jp</text:p>
          </table:table-cell>
          <table:table-cell table:number-columns-repeated="1009"/>
        </table:table-row>
        <table:table-row table:style-name="ro2">
          <table:table-cell table:style-name="ce8" office:value-type="float" office:value="2707">
            <text:p>270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gnesh.b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Deepanraj Chithiravel</text:p>
          </table:table-cell>
          <table:table-cell table:style-name="ce2" office:value-type="string">
            <text:p>deepanraj.c@ivtlinfoview.co.jp</text:p>
          </table:table-cell>
          <table:table-cell table:style-name="ce19" office:value-type="string">
            <text:p>Ananth Kumar Jeganathan</text:p>
          </table:table-cell>
          <table:table-cell table:style-name="ce2" office:value-type="string">
            <text:p>ananthkumar.j@ivtlinfoview.co.jp</text:p>
          </table:table-cell>
          <table:table-cell table:number-columns-repeated="1009"/>
        </table:table-row>
        <table:table-row table:style-name="ro1">
          <table:table-cell table:style-name="ce8" office:value-type="float" office:value="2708">
            <text:p>270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ijayakumar.c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ruthi Kanakadas</text:p>
          </table:table-cell>
          <table:table-cell table:style-name="ce2" office:value-type="string">
            <text:p>sruthi.k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4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chuthanbabu.g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ruthi Kanakadas</text:p>
          </table:table-cell>
          <table:table-cell table:style-name="ce2" office:value-type="string">
            <text:p>sruthi.k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4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ravind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Soundarya Ilangovan</text:p>
          </table:table-cell>
          <table:table-cell table:style-name="ce2" office:value-type="string">
            <text:p>soundarya.i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4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vinesh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Soundarya Ilangovan</text:p>
          </table:table-cell>
          <table:table-cell table:style-name="ce2" office:value-type="string">
            <text:p>soundarya.i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4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balaganesh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Rohini Subramanian</text:p>
          </table:table-cell>
          <table:table-cell table:style-name="ce2" office:value-type="string">
            <text:p>rohini.s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4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avidprakash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Rohini Subramanian</text:p>
          </table:table-cell>
          <table:table-cell table:style-name="ce2" office:value-type="string">
            <text:p>rohini.s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5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eepakkumar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Geetha Sarangaraj</text:p>
          </table:table-cell>
          <table:table-cell table:style-name="ce2" office:value-type="string">
            <text:p>geetha.s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5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gopinath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Arokkia Jerald Praveen</text:p>
          </table:table-cell>
          <table:table-cell table:style-name="ce2" office:value-type="string">
            <text:p>arokkiajeraldpraveen.d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5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rthikeyan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Arokkia Jerald Praveen</text:p>
          </table:table-cell>
          <table:table-cell table:style-name="ce2" office:value-type="string">
            <text:p>arokkiajeraldpraveen.d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5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kaviya.m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Hemarajan Somasundaram</text:p>
          </table:table-cell>
          <table:table-cell table:style-name="ce2" office:value-type="string">
            <text:p>hemarajan.s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5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mouleeswaran.c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11" office:value-type="string">
            <text:p>Pattern 1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Midhuna M Dileep Thiruvilakkil <text:s/>Gangadharan Dileep</text:p>
          </table:table-cell>
          <table:table-cell table:style-name="ce2" office:value-type="string">
            <text:p>midhunamdileep.t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5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nagarjun.j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Sasiprabu Kannan</text:p>
          </table:table-cell>
          <table:table-cell table:style-name="ce2" office:value-type="string">
            <text:p>sasiprabu.m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5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jkumar.r2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Mohanapriya Saravanan</text:p>
          </table:table-cell>
          <table:table-cell table:style-name="ce2" office:value-type="string">
            <text:p>mohanapriya.s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5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maravind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Mohanapriya Saravanan</text:p>
          </table:table-cell>
          <table:table-cell table:style-name="ce2" office:value-type="string">
            <text:p>mohanapriya.s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58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mar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Ranjith Kumar Ganesan</text:p>
          </table:table-cell>
          <table:table-cell table:style-name="ce2" office:value-type="string">
            <text:p>ranjithkumar.g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59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rameshbabup.b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3"/>
          <table:table-cell table:style-name="ce2" office:value-type="string">
            <text:p>Sasiprabu Kannan</text:p>
          </table:table-cell>
          <table:table-cell table:style-name="ce2" office:value-type="string">
            <text:p>sasiprabu.m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6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sikumar.t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Gowtham Chandrasekaran</text:p>
          </table:table-cell>
          <table:table-cell table:style-name="ce2" office:value-type="string">
            <text:p>gowtham.c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61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thya.s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Gowtham Chandrasekaran</text:p>
          </table:table-cell>
          <table:table-cell table:style-name="ce2" office:value-type="string">
            <text:p>gowtham.c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62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athyan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Udaya Natarajan</text:p>
          </table:table-cell>
          <table:table-cell table:style-name="ce2" office:value-type="string">
            <text:p>udaya.n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63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hrividhy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Udaya Natarajan</text:p>
          </table:table-cell>
          <table:table-cell table:style-name="ce2" office:value-type="string">
            <text:p>udaya.n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6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srinivasprabhu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Pradeep Kumar Irudayaraj</text:p>
          </table:table-cell>
          <table:table-cell table:style-name="ce2" office:value-type="string">
            <text:p>pradeepkumar.i@ivtlinfoview.co.jp</text:p>
          </table:table-cell>
          <table:table-cell table:style-name="ce2" office:value-type="string">
            <text:p>Arokkia Jerald Praveen</text:p>
          </table:table-cell>
          <table:table-cell table:style-name="ce2" office:value-type="string">
            <text:p>arokkiajeraldpraveen.d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65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venkataramanan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Satheeshkumar Sivakumar</text:p>
          </table:table-cell>
          <table:table-cell table:style-name="ce2" office:value-type="string">
            <text:p>satheeshkumar.s@ivtlinfoview.co.jp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P-2866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yuvaraj.t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/>
          <table:table-cell table:style-name="ce2" office:value-type="string">
            <text:p>Shashank Krishnam</text:p>
          </table:table-cell>
          <table:table-cell table:style-name="ce2" office:value-type="string">
            <text:p>shashank.k@ivtlinfoview.co.jp</text:p>
          </table:table-cell>
          <table:table-cell table:style-name="ce2" office:value-type="string">
            <text:p>Satheeshkumar Sivakumar</text:p>
          </table:table-cell>
          <table:table-cell table:style-name="ce2" office:value-type="string">
            <text:p>satheeshkumar.s@ivtlinfoview.co.jp</text:p>
          </table:table-cell>
          <table:table-cell table:number-columns-repeated="1009"/>
        </table:table-row>
        <table:table-row table:style-name="ro1">
          <table:table-cell table:style-name="ce9" office:value-type="string">
            <text:p>P-2867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mirdavarsini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2" office:value-type="string">
            <text:p>Kishore Kumar Manoharan</text:p>
          </table:table-cell>
          <table:table-cell table:style-name="ce2" office:value-type="string">
            <text:p>kishorekumar.m@ivtlinfoview.co.jp</text:p>
          </table:table-cell>
          <table:table-cell table:style-name="ce2" office:value-type="string">
            <text:p>Sivaranjani Sivaprakasam</text:p>
          </table:table-cell>
          <table:table-cell table:style-name="ce2" office:value-type="string">
            <text:p>sivaranjani.s@ivtlinfoview.co.jp</text:p>
          </table:table-cell>
          <table:table-cell table:number-columns-repeated="1009"/>
        </table:table-row>
        <table:table-row table:style-name="ro1" table:number-rows-repeated="15">
          <table:table-cell table:style-name="Excel_20_Built-in_20_Normal" table:number-columns-repeated="2"/>
          <table:table-cell table:number-columns-repeated="1022"/>
        </table:table-row>
        <table:table-row table:style-name="ro1" table:number-rows-repeated="113">
          <table:table-cell table:style-name="Excel_20_Built-in_20_Normal"/>
          <table:table-cell table:number-columns-repeated="1023"/>
        </table:table-row>
        <table:table-row table:style-name="ro1" table:number-rows-repeated="104727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Project Allocation'.$A$1" table:cell-range-address="$'Project Allocation'.$A$1:.$O$1174"/>
          <table:named-range table:name="_xlnm__FilterDatabase" table:base-cell-address="$'Project Allocation'.$A$1" table:cell-range-address="$'Project Allocation'.$A$1:.$O$1174"/>
        </table:named-expressions>
      </table:table>
      <table:table table:name="59 List" table:style-name="ta2" table:print="false">
        <office:forms form:automatic-focus="false" form:apply-design-mode="false"/>
        <table:table-column table:style-name="co18" table:default-cell-style-name="Excel_20_Built-in_20_Normal_20_1"/>
        <table:table-column table:style-name="co19" table:default-cell-style-name="Excel_20_Built-in_20_Normal_20_1"/>
        <table:table-column table:style-name="co20" table:default-cell-style-name="Excel_20_Built-in_20_Normal_20_1"/>
        <table:table-column table:style-name="co21" table:default-cell-style-name="Excel_20_Built-in_20_Normal_20_1"/>
        <table:table-column table:style-name="co22" table:default-cell-style-name="Excel_20_Built-in_20_Normal_20_1"/>
        <table:table-column table:style-name="co23" table:default-cell-style-name="Excel_20_Built-in_20_Normal_20_1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20" table:default-cell-style-name="ce13"/>
        <table:table-column table:style-name="co32" table:default-cell-style-name="Excel_20_Built-in_20_Normal"/>
        <table:table-column table:style-name="co32" table:number-columns-repeated="240" table:default-cell-style-name="Excel_20_Built-in_20_Normal_20_1"/>
        <table:table-column table:style-name="co32" table:number-columns-repeated="767" table:default-cell-style-name="Excel_20_Built-in_20_Normal"/>
        <table:table-row table:style-name="ro1">
          <table:table-cell table:style-name="ce1" office:value-type="string">
            <text:p>empId </text:p>
          </table:table-cell>
          <table:table-cell table:style-name="ce1" office:value-type="string">
            <text:p>role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domainId</text:p>
          </table:table-cell>
          <table:table-cell table:style-name="ce1" office:value-type="string">
            <text:p>organization</text:p>
          </table:table-cell>
          <table:table-cell table:style-name="ce1" office:value-type="string">
            <text:p>division</text:p>
          </table:table-cell>
          <table:table-cell table:style-name="ce1" office:value-type="string">
            <text:p>project</text:p>
          </table:table-cell>
          <table:table-cell table:style-name="ce1" office:value-type="string">
            <text:p>pmo</text:p>
          </table:table-cell>
          <table:table-cell table:style-name="ce1" office:value-type="string">
            <text:p>Pmo Mail Id</text:p>
          </table:table-cell>
          <table:table-cell table:style-name="ce1" office:value-type="string">
            <text:p>jrPmo</text:p>
          </table:table-cell>
          <table:table-cell table:style-name="ce1" office:value-type="string">
            <text:p>jrPmo Mail Id</text:p>
          </table:table-cell>
          <table:table-cell table:style-name="ce1" office:value-type="string">
            <text:p>clusterLeader</text:p>
          </table:table-cell>
          <table:table-cell table:style-name="ce1" office:value-type="string">
            <text:p>clusterLeader Mail Id</text:p>
          </table:table-cell>
          <table:table-cell table:style-name="ce1" office:value-type="string">
            <text:p>labLeader</text:p>
          </table:table-cell>
          <table:table-cell table:style-name="ce1" office:value-type="string">
            <text:p>labLeader Mail Id</text:p>
          </table:table-cell>
          <table:table-cell table:number-columns-repeated="241"/>
          <table:table-cell table:style-name="Excel_20_Built-in_20_Normal_20_1"/>
          <table:table-cell table:number-columns-repeated="766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Cluster Leader</text:p>
          </table:table-cell>
          <table:table-cell table:style-name="ce10" office:value-type="string">
            <text:p>jeevabalaji.g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string">
            <text:p>Cluster Leader</text:p>
          </table:table-cell>
          <table:table-cell table:style-name="ce10" office:value-type="string">
            <text:p>chandrasekaran.m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Talent Management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 office:value-type="float" office:value="54">
            <text:p>54</text:p>
          </table:table-cell>
          <table:table-cell table:style-name="ce2" office:value-type="string">
            <text:p>Jr PMO</text:p>
          </table:table-cell>
          <table:table-cell table:style-name="ce10" office:value-type="string">
            <text:p>karthikeyan.m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/>
          <table:table-cell table:style-name="ce16"/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 office:value-type="float" office:value="56">
            <text:p>56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karunakaran.m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62">
            <text:p>62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aravinth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8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aruldass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8"/>
        </table:table-row>
        <table:table-row table:style-name="ro1">
          <table:table-cell table:style-name="ce2" office:value-type="float" office:value="91">
            <text:p>91</text:p>
          </table:table-cell>
          <table:table-cell table:style-name="ce2" office:value-type="string">
            <text:p>Cluster Leader</text:p>
          </table:table-cell>
          <table:table-cell table:style-name="ce10" office:value-type="string">
            <text:p>balamani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6"/>
          <table:table-cell table:number-columns-repeated="1008"/>
        </table:table-row>
        <table:table-row table:style-name="ro2">
          <table:table-cell table:style-name="ce2" office:value-type="float" office:value="94">
            <text:p>94</text:p>
          </table:table-cell>
          <table:table-cell table:style-name="ce2" office:value-type="string">
            <text:p>Cluster Leader</text:p>
          </table:table-cell>
          <table:table-cell table:style-name="ce10" office:value-type="string">
            <text:p>jeyakrishnan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8"/>
        </table:table-row>
        <table:table-row table:style-name="ro1">
          <table:table-cell table:style-name="ce2" office:value-type="float" office:value="98">
            <text:p>98</text:p>
          </table:table-cell>
          <table:table-cell table:style-name="ce2" office:value-type="string">
            <text:p>Cluster Leader</text:p>
          </table:table-cell>
          <table:table-cell table:style-name="ce10" office:value-type="string">
            <text:p>vijayanak.l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Attendanc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6"/>
          <table:table-cell table:number-columns-repeated="1008"/>
        </table:table-row>
        <table:table-row table:style-name="ro1">
          <table:table-cell table:style-name="ce2" office:value-type="float" office:value="99">
            <text:p>99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arathguhan.r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Talent Management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Chandrasekaran Murugesan</text:p>
          </table:table-cell>
          <table:table-cell table:style-name="ce2" office:value-type="string">
            <text:p>chandrasekaran.m@ivtlinfoview.co.jp</text:p>
          </table:table-cell>
          <table:table-cell table:style-name="ce2" table:number-columns-repeated="2"/>
          <table:table-cell table:number-columns-repeated="1008"/>
        </table:table-row>
        <table:table-row table:style-name="ro1">
          <table:table-cell table:style-name="ce2" office:value-type="float" office:value="106">
            <text:p>106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nadarbalamurugan.p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Technical Service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5"/>
          <table:table-cell table:style-name="ce16"/>
          <table:table-cell table:number-columns-repeated="1008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balasubramanian.v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 office:value-type="string">
            <text:p>Sathiyananthan Pandian</text:p>
          </table:table-cell>
          <table:table-cell table:style-name="ce7" office:value-type="string">
            <text:p>sathiyananthan.p@ivtlinfoview.co.jp</text:p>
          </table:table-cell>
          <table:table-cell table:style-name="ce19"/>
          <table:table-cell table:style-name="ce2"/>
          <table:table-cell table:number-columns-repeated="1008"/>
        </table:table-row>
        <table:table-row table:style-name="ro2">
          <table:table-cell table:style-name="ce2" office:value-type="float" office:value="127">
            <text:p>127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dineshkumar.g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Manickaraja Dakshinamoorthy</text:p>
          </table:table-cell>
          <table:table-cell table:style-name="ce2" office:value-type="string">
            <text:p>manickaraja.dakshinamoorthy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8"/>
        </table:table-row>
        <table:table-row table:style-name="ro1">
          <table:table-cell table:style-name="ce2" office:value-type="float" office:value="129">
            <text:p>129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ivamareeswari.t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 office:value-type="float" office:value="131">
            <text:p>131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ampathkumar.r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3"/>
          <table:table-cell table:style-name="ce16"/>
          <table:table-cell table:number-columns-repeated="1008"/>
        </table:table-row>
        <table:table-row table:style-name="ro1">
          <table:table-cell table:style-name="ce2" office:value-type="float" office:value="132">
            <text:p>132</text:p>
          </table:table-cell>
          <table:table-cell table:style-name="ce2" office:value-type="string">
            <text:p>Cluster Leader</text:p>
          </table:table-cell>
          <table:table-cell table:style-name="ce10" office:value-type="string">
            <text:p>shashank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Pattern 3</text:p>
          </table:table-cell>
          <table:table-cell table:style-name="ce2" office:value-type="string">
            <text:p>Rajmohan Natesan</text:p>
          </table:table-cell>
          <table:table-cell table:style-name="ce2" office:value-type="string">
            <text:p>rajmohan.n@ivtlinfoview.com</text:p>
          </table:table-cell>
          <table:table-cell table:style-name="ce18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2" office:value-type="float" office:value="133">
            <text:p>133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udaysaikiran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4"/>
          <table:table-cell table:number-columns-repeated="1008"/>
        </table:table-row>
        <table:table-row table:style-name="ro2">
          <table:table-cell table:style-name="ce2" office:value-type="float" office:value="145">
            <text:p>145</text:p>
          </table:table-cell>
          <table:table-cell table:style-name="ce2" office:value-type="string">
            <text:p>Cluster Leader</text:p>
          </table:table-cell>
          <table:table-cell table:style-name="ce10" office:value-type="string">
            <text:p>giri.b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Hyouka</text:p>
          </table:table-cell>
          <table:table-cell table:style-name="ce11" office:value-type="string">
            <text:p>Balakrishnan Murugan</text:p>
          </table:table-cell>
          <table:table-cell table:style-name="ce2" office:value-type="string">
            <text:p>balakrishnan.m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8"/>
        </table:table-row>
        <table:table-row table:style-name="ro2">
          <table:table-cell table:style-name="ce2" office:value-type="float" office:value="166">
            <text:p>166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gnanabaskaraguptha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Manickaraja Dakshinamoorthy</text:p>
          </table:table-cell>
          <table:table-cell table:style-name="ce2" office:value-type="string">
            <text:p>manickaraja.dakshinamoorthy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8"/>
        </table:table-row>
        <table:table-row table:style-name="ro1">
          <table:table-cell table:style-name="ce2" office:value-type="float" office:value="167">
            <text:p>167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navyasree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Attendance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table:number-columns-repeated="2"/>
          <table:table-cell table:number-columns-repeated="1008"/>
        </table:table-row>
        <table:table-row table:style-name="ro1">
          <table:table-cell table:style-name="ce2" office:value-type="float" office:value="168">
            <text:p>168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akash.c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QE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table:number-columns-repeated="2"/>
          <table:table-cell table:number-columns-repeated="1008"/>
        </table:table-row>
        <table:table-row table:style-name="ro1">
          <table:table-cell table:style-name="ce2" office:value-type="float" office:value="169">
            <text:p>169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priyanga.l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Recruiting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table:number-columns-repeated="2"/>
          <table:table-cell table:number-columns-repeated="1008"/>
        </table:table-row>
        <table:table-row table:style-name="ro1">
          <table:table-cell table:style-name="ce2" office:value-type="float" office:value="172">
            <text:p>172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manikandan.o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Talent Management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table:number-columns-repeated="2"/>
          <table:table-cell table:number-columns-repeated="1008"/>
        </table:table-row>
        <table:table-row table:style-name="ro1">
          <table:table-cell table:style-name="ce2" office:value-type="float" office:value="193">
            <text:p>193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arun.j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Attendanc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Vijayanak Lakshmanasamy</text:p>
          </table:table-cell>
          <table:table-cell table:style-name="ce2" office:value-type="string">
            <text:p>vijayanak.l@ivtlinfoview.co.jp</text:p>
          </table:table-cell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201">
            <text:p>201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keerthana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8"/>
        </table:table-row>
        <table:table-row table:style-name="ro2">
          <table:table-cell table:style-name="ce2" office:value-type="float" office:value="214">
            <text:p>214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deepaksoman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Jeyakrishnan Mahalingam</text:p>
          </table:table-cell>
          <table:table-cell table:style-name="ce2" office:value-type="string">
            <text:p>jeyakrishnan.m@ivtlinfoview.co.jp</text:p>
          </table:table-cell>
          <table:table-cell table:style-name="ce19"/>
          <table:table-cell table:style-name="ce2"/>
          <table:table-cell table:number-columns-repeated="1008"/>
        </table:table-row>
        <table:table-row table:style-name="ro1">
          <table:table-cell table:style-name="ce2" office:value-type="float" office:value="219">
            <text:p>219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ramesh.t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Balamani Shankar</text:p>
          </table:table-cell>
          <table:table-cell table:style-name="ce2" office:value-type="string">
            <text:p>balamani.s@ivtlinfoview.co.jp</text:p>
          </table:table-cell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222">
            <text:p>222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aravanakumar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8"/>
        </table:table-row>
        <table:table-row table:style-name="ro2">
          <table:table-cell table:style-name="ce2" office:value-type="float" office:value="257">
            <text:p>257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bhubaal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8"/>
        </table:table-row>
        <table:table-row table:style-name="ro1">
          <table:table-cell table:style-name="ce2" office:value-type="float" office:value="287">
            <text:p>287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manivannan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3"/>
          <table:table-cell table:style-name="ce16"/>
          <table:table-cell table:number-columns-repeated="1008"/>
        </table:table-row>
        <table:table-row table:style-name="ro2">
          <table:table-cell table:style-name="ce2" office:value-type="float" office:value="288">
            <text:p>288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meenu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8"/>
        </table:table-row>
        <table:table-row table:style-name="ro2">
          <table:table-cell table:style-name="ce2" office:value-type="float" office:value="304">
            <text:p>304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aravanakumaran.d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 office:value-type="string">
            <text:p>Sathiyananthan Pandian</text:p>
          </table:table-cell>
          <table:table-cell table:style-name="ce7" office:value-type="string">
            <text:p>sathiyananthan.p@ivtlinfoview.co.jp</text:p>
          </table:table-cell>
          <table:table-cell table:style-name="ce19"/>
          <table:table-cell table:style-name="ce2"/>
          <table:table-cell table:number-columns-repeated="1008"/>
        </table:table-row>
        <table:table-row table:style-name="ro2">
          <table:table-cell table:style-name="ce2" office:value-type="float" office:value="309">
            <text:p>309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vignesh.u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8"/>
        </table:table-row>
        <table:table-row table:style-name="ro2">
          <table:table-cell table:style-name="ce2" office:value-type="float" office:value="324">
            <text:p>324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indira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8"/>
        </table:table-row>
        <table:table-row table:style-name="ro1">
          <table:table-cell table:style-name="ce2" office:value-type="float" office:value="325">
            <text:p>325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jagadeesan.r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3"/>
          <table:table-cell table:style-name="ce16"/>
          <table:table-cell table:number-columns-repeated="1008"/>
        </table:table-row>
        <table:table-row table:style-name="ro2">
          <table:table-cell table:style-name="ce2" office:value-type="float" office:value="326">
            <text:p>326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jayachander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 office:value-type="string">
            <text:p>Sathiyananthan Pandian</text:p>
          </table:table-cell>
          <table:table-cell table:style-name="ce7" office:value-type="string">
            <text:p>sathiyananthan.p@ivtlinfoview.co.jp</text:p>
          </table:table-cell>
          <table:table-cell table:style-name="ce19"/>
          <table:table-cell table:style-name="ce2"/>
          <table:table-cell table:number-columns-repeated="1008"/>
        </table:table-row>
        <table:table-row table:style-name="ro1">
          <table:table-cell table:style-name="ce2" office:value-type="float" office:value="330">
            <text:p>330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natesanathan.k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Attendanc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Vijayanak Lakshmanasamy</text:p>
          </table:table-cell>
          <table:table-cell table:style-name="ce2" office:value-type="string">
            <text:p>vijayanak.l@ivtlinfoview.co.jp</text:p>
          </table:table-cell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342">
            <text:p>342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akthivel.s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8"/>
        </table:table-row>
        <table:table-row table:style-name="ro2">
          <table:table-cell table:style-name="ce2" office:value-type="float" office:value="364">
            <text:p>364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vignesh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8"/>
        </table:table-row>
        <table:table-row table:style-name="ro2">
          <table:table-cell table:style-name="ce2" office:value-type="float" office:value="377">
            <text:p>377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dineshkumar.gu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8"/>
        </table:table-row>
        <table:table-row table:style-name="ro2">
          <table:table-cell table:style-name="ce2" office:value-type="float" office:value="379">
            <text:p>379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gokila.g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 office:value-type="string">
            <text:p>Jeyakrishnan Mahalingam</text:p>
          </table:table-cell>
          <table:table-cell table:style-name="ce2" office:value-type="string">
            <text:p>jeyakrishnan.m@ivtlinfoview.co.jp</text:p>
          </table:table-cell>
          <table:table-cell table:style-name="ce19"/>
          <table:table-cell table:style-name="ce2"/>
          <table:table-cell table:number-columns-repeated="1008"/>
        </table:table-row>
        <table:table-row table:style-name="ro2">
          <table:table-cell table:style-name="ce2" office:value-type="float" office:value="390">
            <text:p>390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prashittha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Manickaraja Dakshinamoorthy</text:p>
          </table:table-cell>
          <table:table-cell table:style-name="ce2" office:value-type="string">
            <text:p>manickaraja.dakshinamoorthy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8"/>
        </table:table-row>
        <table:table-row table:style-name="ro2">
          <table:table-cell table:style-name="ce2" office:value-type="float" office:value="409">
            <text:p>409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wathimala.p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 office:value-type="string">
            <text:p>Sathiyananthan Pandian</text:p>
          </table:table-cell>
          <table:table-cell table:style-name="ce7" office:value-type="string">
            <text:p>sathiyananthan.p@ivtlinfoview.co.jp</text:p>
          </table:table-cell>
          <table:table-cell table:style-name="ce19"/>
          <table:table-cell table:style-name="ce2"/>
          <table:table-cell table:number-columns-repeated="1008"/>
        </table:table-row>
        <table:table-row table:style-name="ro1">
          <table:table-cell table:style-name="ce2" office:value-type="float" office:value="410">
            <text:p>410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tamilselvan.r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Narendran Raman</text:p>
          </table:table-cell>
          <table:table-cell table:style-name="ce2" office:value-type="string">
            <text:p>narendran.r@ivtlinfoview.co.jp</text:p>
          </table:table-cell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417">
            <text:p>417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venkatesh.s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8"/>
        </table:table-row>
        <table:table-row table:style-name="ro2">
          <table:table-cell table:style-name="ce2" office:value-type="float" office:value="429">
            <text:p>429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avinashvaidhya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8"/>
        </table:table-row>
        <table:table-row table:style-name="ro2">
          <table:table-cell table:style-name="ce2" office:value-type="float" office:value="430">
            <text:p>430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balaji.r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8"/>
        </table:table-row>
        <table:table-row table:style-name="ro1">
          <table:table-cell table:style-name="ce2" office:value-type="float" office:value="452">
            <text:p>452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mohammedrefaideen.i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4"/>
          <table:table-cell table:number-columns-repeated="1008"/>
        </table:table-row>
        <table:table-row table:style-name="ro1">
          <table:table-cell table:style-name="ce2" office:value-type="float" office:value="467">
            <text:p>467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udhan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Attendance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Vijayanak Lakshmanasamy</text:p>
          </table:table-cell>
          <table:table-cell table:style-name="ce2" office:value-type="string">
            <text:p>vijayanak.l@ivtlinfoview.co.jp</text:p>
          </table:table-cell>
          <table:table-cell table:style-name="ce2" table:number-columns-repeated="2"/>
          <table:table-cell table:number-columns-repeated="1008"/>
        </table:table-row>
        <table:table-row table:style-name="ro1">
          <table:table-cell table:style-name="ce2" office:value-type="float" office:value="506">
            <text:p>506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achidhanandhan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Customer Support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3"/>
          <table:table-cell table:style-name="ce16"/>
          <table:table-cell table:number-columns-repeated="1008"/>
        </table:table-row>
        <table:table-row table:style-name="ro1">
          <table:table-cell table:style-name="ce2" office:value-type="float" office:value="512">
            <text:p>512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susendraprabhu.s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Talent Management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table:number-columns-repeated="2"/>
          <table:table-cell table:style-name="ce2" office:value-type="string">
            <text:p>Chandrasekaran Murugesan</text:p>
          </table:table-cell>
          <table:table-cell table:style-name="ce2" office:value-type="string">
            <text:p>chandrasekaran.m@ivtlinfoview.co.jp</text:p>
          </table:table-cell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518">
            <text:p>518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dushyanth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8"/>
        </table:table-row>
        <table:table-row table:style-name="ro1">
          <table:table-cell table:style-name="ce2" office:value-type="float" office:value="529">
            <text:p>529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vijayakumar.se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Payroll_Dev</text:p>
          </table:table-cell>
          <table:table-cell table:style-name="ce2" office:value-type="string">
            <text:p>Satyanarayana</text:p>
          </table:table-cell>
          <table:table-cell table:style-name="ce2" office:value-type="string">
            <text:p>satyanarayana.v@ivtlinfoview.com</text:p>
          </table:table-cell>
          <table:table-cell table:style-name="ce2" office:value-type="string">
            <text:p>Karthikeyan M</text:p>
          </table:table-cell>
          <table:table-cell table:style-name="ce16" office:value-type="string">
            <text:p><text:a xlink:href="mailto:karthikeyan.m@ivtlinfoview.co.jp">karthikeyan.m@ivtlinfoview.co.jp</text:a></text:p>
          </table:table-cell>
          <table:table-cell table:style-name="ce2" table:number-columns-repeated="4"/>
          <table:table-cell table:number-columns-repeated="1008"/>
        </table:table-row>
        <table:table-row table:style-name="ro2">
          <table:table-cell table:style-name="ce2" office:value-type="float" office:value="533">
            <text:p>533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imthiyasahamed.m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8"/>
        </table:table-row>
        <table:table-row table:style-name="ro2">
          <table:table-cell table:style-name="ce2" office:value-type="float" office:value="564">
            <text:p>564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athithyavengatesh.a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8"/>
        </table:table-row>
        <table:table-row table:style-name="ro1">
          <table:table-cell table:style-name="ce2" office:value-type="float" office:value="720">
            <text:p>720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arulmani.a@ivtlinfoview.co.jp</text:p>
          </table:table-cell>
          <table:table-cell table:style-name="ce10"/>
          <table:table-cell table:style-name="ce2" office:value-type="string">
            <text:p>WHI</text:p>
          </table:table-cell>
          <table:table-cell table:style-name="ce2" office:value-type="string">
            <text:p>HR</text:p>
          </table:table-cell>
          <table:table-cell table:style-name="ce2" office:value-type="string">
            <text:p>WHI_HR-Core_Hyouka</text:p>
          </table:table-cell>
          <table:table-cell table:style-name="ce2" office:value-type="string">
            <text:p>Gunasekaran</text:p>
          </table:table-cell>
          <table:table-cell table:style-name="ce2" office:value-type="string">
            <text:p>gunasekaran.m@ivtlinfoview.co.jp</text:p>
          </table:table-cell>
          <table:table-cell table:style-name="ce2" table:number-columns-repeated="2"/>
          <table:table-cell table:style-name="ce2" office:value-type="string">
            <text:p>Jeevabalaji G</text:p>
          </table:table-cell>
          <table:table-cell table:style-name="ce2" office:value-type="string">
            <text:p>jeevabalaji.g@ivtlinfoview.co.jp</text:p>
          </table:table-cell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float" office:value="1310">
            <text:p>1310</text:p>
          </table:table-cell>
          <table:table-cell table:style-name="ce2" office:value-type="string">
            <text:p>Member</text:p>
          </table:table-cell>
          <table:table-cell table:style-name="ce10" office:value-type="string">
            <text:p>agneeswari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2" office:value-type="string">
            <text:p>Sathiyananthan Pandian</text:p>
          </table:table-cell>
          <table:table-cell table:style-name="ce7" office:value-type="string">
            <text:p>sathiyananthan.p@ivtlinfoview.co.jp</text:p>
          </table:table-cell>
          <table:table-cell table:style-name="ce19"/>
          <table:table-cell table:style-name="ce2"/>
          <table:table-cell table:number-columns-repeated="1008"/>
        </table:table-row>
        <table:table-row table:style-name="ro2">
          <table:table-cell table:style-name="ce2" office:value-type="float" office:value="1666">
            <text:p>1666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bhavyasri.k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Karthick Raj Jayaraman</text:p>
          </table:table-cell>
          <table:table-cell table:style-name="ce2" office:value-type="string">
            <text:p>karthick.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number-columns-repeated="1008"/>
        </table:table-row>
        <table:table-row table:style-name="ro2">
          <table:table-cell table:style-name="ce2" office:value-type="float" office:value="2054">
            <text:p>2054</text:p>
          </table:table-cell>
          <table:table-cell table:style-name="ce2" office:value-type="string">
            <text:p>Lab Leader</text:p>
          </table:table-cell>
          <table:table-cell table:style-name="ce10" office:value-type="string">
            <text:p>gokulraj.m1@ivtlinfoview.co.jp</text:p>
          </table:table-cell>
          <table:table-cell table:style-name="ce10"/>
          <table:table-cell table:style-name="ce2" office:value-type="string">
            <text:p>WAP</text:p>
          </table:table-cell>
          <table:table-cell table:style-name="ce2" office:value-type="string">
            <text:p>SCM</text:p>
          </table:table-cell>
          <table:table-cell table:style-name="ce11" office:value-type="string">
            <text:p>SCM_Dev</text:p>
          </table:table-cell>
          <table:table-cell table:style-name="ce11" office:value-type="string">
            <text:p>Suresh Kumar Mohanraj</text:p>
          </table:table-cell>
          <table:table-cell table:style-name="ce2" office:value-type="string">
            <text:p>sureshkumar.mohanraj@ivtlinfoview.com</text:p>
          </table:table-cell>
          <table:table-cell table:style-name="ce18"/>
          <table:table-cell table:style-name="ce2"/>
          <table:table-cell table:style-name="ce19"/>
          <table:table-cell table:style-name="ce2"/>
          <table:table-cell table:style-name="ce19"/>
          <table:table-cell table:style-name="ce2"/>
          <table:table-cell table:style-name="Excel_20_Built-in_20_Normal_20_1"/>
          <table:table-cell table:number-columns-repeated="239"/>
          <table:table-cell table:style-name="Excel_20_Built-in_20_Normal"/>
          <table:table-cell table:number-columns-repeated="766"/>
          <table:table-cell table:style-name="Default"/>
        </table:table-row>
        <table:table-row table:style-name="ro2" table:number-rows-repeated="14">
          <table:table-cell table:style-name="Excel_20_Built-in_20_Normal" table:number-columns-repeated="2"/>
          <table:table-cell table:number-columns-repeated="1021"/>
        </table:table-row>
        <table:table-row table:style-name="ro2" table:number-rows-repeated="113">
          <table:table-cell table:style-name="Excel_20_Built-in_20_Normal"/>
          <table:table-cell table:number-columns-repeated="1022"/>
        </table:table-row>
        <table:table-row table:style-name="ro2" table:number-rows-repeated="1047273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named-expressions>
        <table:named-range table:name="_xlnm__FilterDatabase_1" table:base-cell-address="$'Project Allocation'.$A$1" table:cell-range-address="$'Project Allocation'.$A$1:.$O$1174"/>
      </table:named-expressions>
      <table:database-ranges>
        <table:database-range table:name="__Anonymous_Sheet_DB__2" table:target-range-address="'59 List'.A1:'59 List'.O60" table:display-filter-buttons="true"/>
        <table:database-range table:name="_xlnm._FilterDatabase" table:target-range-address="'Project Allocation'.A1:'Project Allocation'.O117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ivot_20_Table_20_Category" style:display-name="Pivot Table Category" style:family="table-cell" style:parent-style-name="Excel_20_Built-in_20_Normal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ivot_20_Table_20_Corner" style:display-name="Pivot Table Corner" style:family="table-cell" style:parent-style-name="Excel_20_Built-in_20_Normal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ivot_20_Table_20_Field" style:display-name="Pivot Table Field" style:family="table-cell" style:parent-style-name="Excel_20_Built-in_20_Normal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ivot_20_Table_20_Result" style:display-name="Pivot Table Result" style:family="table-cell" style:parent-style-name="Excel_20_Built-in_20_Normal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ivot_20_Table_20_Title" style:display-name="Pivot Table Title" style:family="table-cell" style:parent-style-name="Excel_20_Built-in_20_Normal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ivot_20_Table_20_Value" style:display-name="Pivot Table Value" style:family="table-cell" style:parent-style-name="Excel_20_Built-in_20_Normal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1">10/01/2020</text:date>, <text:time>11:0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ject_20_Allocation" style:display-name="PageStyle_Project Allocati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01T11:03:28.43</dc:date>
    <meta:generator>OpenOffice/4.1.7$Win32 OpenOffice.org_project/417m1$Build-9800</meta:generator>
    <meta:editing-duration>PT11M43S</meta:editing-duration>
    <meta:editing-cycles>1</meta:editing-cycles>
    <meta:document-statistic meta:table-count="2" meta:cell-count="13387" meta:object-count="0"/>
  </office:meta>
</office:document-meta>
</file>